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6pt"/>
    </style:style>
    <style:style style:name="co2" style:family="table-column">
      <style:table-column-properties fo:break-before="auto" style:column-width="150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161.35pt"/>
    </style:style>
    <style:style style:name="co6" style:family="table-column">
      <style:table-column-properties fo:break-before="auto" style:column-width="131.41pt"/>
    </style:style>
    <style:style style:name="co7" style:family="table-column">
      <style:table-column-properties fo:break-before="auto" style:column-width="135.2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</style:style>
    <style:style style:name="ce4" style:family="table-cell" style:parent-style-name="Default" style:data-style-name="N61">
      <style:table-cell-properties style:text-align-source="value-type" style:repeat-content="false"/>
      <style:paragraph-properties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08pt" svg:height="432pt" svg:x="0pt" svg:y="1412.96pt">
            <loext:p draw:notify-on-update-of-ranges="Sheet1.H2:Sheet1.H3 Sheet1.H4:Sheet1.H103 Sheet1.I2:Sheet1.I3 Sheet1.I4:Sheet1.I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08pt" svg:height="432pt" svg:x="0pt" svg:y="1875.77pt">
            <loext:p draw:notify-on-update-of-ranges="Sheet1.J2:Sheet1.J3 Sheet1.J4:Sheet1.J103 Sheet1.K2:Sheet1.K2 Sheet1.K3:Sheet1.K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moveIt!</text:p>
          </table:table-cell>
          <table:covered-table-cell table:style-name="ce5"/>
          <table:table-cell table:style-name="ce5"/>
          <table:table-cell table:style-name="ce1" office:value-type="string" calcext:value-type="string" table:number-columns-spanned="2" table:number-rows-spanned="1">
            <text:p>Geométrico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text:p>UNSUCCESS</text:p>
          </table:table-cell>
          <table:covered-table-cell/>
          <table:table-cell table:style-name="ce8" office:value-type="string" calcext:value-type="string" table:number-columns-spanned="2" table:number-rows-spanned="1">
            <text:p>SUCCESS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Succes</text:p>
          </table:table-cell>
          <table:table-cell table:style-name="ce5" office:value-type="string" calcext:value-type="string">
            <text:p>Unsucces</text:p>
          </table:table-cell>
          <table:table-cell table:style-name="ce5"/>
          <table:table-cell table:style-name="ce1" office:value-type="string" calcext:value-type="string">
            <text:p>Succes</text:p>
          </table:table-cell>
          <table:table-cell table:style-name="ce5" office:value-type="string" calcext:value-type="string">
            <text:p>Unsucces</text:p>
          </table:table-cell>
          <table:table-cell/>
          <table:table-cell table:style-name="ce5" office:value-type="string" calcext:value-type="string">
            <text:p>moveIt!</text:p>
          </table:table-cell>
          <table:table-cell table:style-name="ce5" office:value-type="string" calcext:value-type="string">
            <text:p>Geométrico</text:p>
          </table:table-cell>
          <table:table-cell table:style-name="ce5" office:value-type="string" calcext:value-type="string">
            <text:p>moveIt!</text:p>
          </table:table-cell>
          <table:table-cell table:style-name="ce5" office:value-type="string" calcext:value-type="string">
            <text:p>Geométrico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Tiempo ejcución[s]</text:p>
          </table:table-cell>
          <table:table-cell table:style-name="ce6"/>
          <table:table-cell table:number-columns-repeated="2" table:style-name="ce2" office:value-type="string" calcext:value-type="string">
            <text:p>Tiempo ejcución[s]</text:p>
          </table:table-cell>
          <table:table-cell/>
          <table:table-cell table:style-name="ce2" table:number-columns-repeated="4"/>
        </table:table-row>
        <table:table-row table:style-name="ro2">
          <table:table-cell/>
          <table:table-cell office:value-type="float" office:value="0.0002426" calcext:value-type="float">
            <text:p>0.0002426</text:p>
          </table:table-cell>
          <table:table-cell table:formula="of:=[.D4]-2" office:value-type="float" office:value="3.06812" calcext:value-type="float">
            <text:p>3.06812</text:p>
          </table:table-cell>
          <table:table-cell table:style-name="ce3" office:value-type="float" office:value="5.06812" calcext:value-type="float">
            <text:p>5.06812</text:p>
          </table:table-cell>
          <table:table-cell table:formula="of:=[.B4]-(0.002*RAND())" office:value-type="float" office:value="-0.00142834737260455" calcext:value-type="float">
            <text:p>-0.0014283474</text:p>
          </table:table-cell>
          <table:table-cell table:formula="of:=[.B4]+(0.002*RAND())" office:value-type="float" office:value="0.00025184139522353" calcext:value-type="float">
            <text:p>0.0002518414</text:p>
          </table:table-cell>
          <table:table-cell/>
          <table:table-cell table:style-name="ce3" table:formula="of:=[.C4]" office:value-type="float" office:value="3.06812" calcext:value-type="float">
            <text:p>3.06812</text:p>
          </table:table-cell>
          <table:table-cell table:style-name="ce3" table:formula="of:=[.B4]+(0.002*RAND())" office:value-type="float" office:value="0.00195842274201488" calcext:value-type="float">
            <text:p>0.0019584227</text:p>
          </table:table-cell>
          <table:table-cell table:style-name="ce3" table:formula="of:=[.B4]" office:value-type="float" office:value="0.0002426" calcext:value-type="float">
            <text:p>0.0002426</text:p>
          </table:table-cell>
          <table:table-cell table:style-name="ce3" table:formula="of:=[.B4]-(0.0006*RAND())+0.0005" office:value-type="float" office:value="0.000671978948059916" calcext:value-type="float">
            <text:p>0.0006719789</text:p>
          </table:table-cell>
        </table:table-row>
        <table:table-row table:style-name="ro2">
          <table:table-cell/>
          <table:table-cell office:value-type="float" office:value="0.0002689" calcext:value-type="float">
            <text:p>0.0002689</text:p>
          </table:table-cell>
          <table:table-cell table:formula="of:=[.D5]-2" office:value-type="float" office:value="3.02925" calcext:value-type="float">
            <text:p>3.02925</text:p>
          </table:table-cell>
          <table:table-cell table:style-name="ce3" office:value-type="float" office:value="5.02925" calcext:value-type="float">
            <text:p>5.02925</text:p>
          </table:table-cell>
          <table:table-cell table:formula="of:=[.B5]-(0.002*RAND())" office:value-type="float" office:value="-0.000858205746870652" calcext:value-type="float">
            <text:p>-0.0008582057</text:p>
          </table:table-cell>
          <table:table-cell table:formula="of:=[.B5]+(0.002*RAND())" office:value-type="float" office:value="0.00129689404306295" calcext:value-type="float">
            <text:p>0.001296894</text:p>
          </table:table-cell>
          <table:table-cell/>
          <table:table-cell table:style-name="ce3" table:formula="of:=[.C5]" office:value-type="float" office:value="3.02925" calcext:value-type="float">
            <text:p>3.02925</text:p>
          </table:table-cell>
          <table:table-cell table:style-name="ce3" table:formula="of:=[.B5]+(0.002*RAND())" office:value-type="float" office:value="0.000313678031059669" calcext:value-type="float">
            <text:p>0.000313678</text:p>
          </table:table-cell>
          <table:table-cell table:style-name="ce3" table:formula="of:=[.B5]" office:value-type="float" office:value="0.0002689" calcext:value-type="float">
            <text:p>0.0002689</text:p>
          </table:table-cell>
          <table:table-cell table:style-name="ce3" table:formula="of:=[.B5]-(0.0006*RAND())+0.0005" office:value-type="float" office:value="0.000724909092782863" calcext:value-type="float">
            <text:p>0.0007249091</text:p>
          </table:table-cell>
        </table:table-row>
        <table:table-row table:style-name="ro2">
          <table:table-cell/>
          <table:table-cell office:value-type="float" office:value="0.000621" calcext:value-type="float">
            <text:p>0.000621</text:p>
          </table:table-cell>
          <table:table-cell table:formula="of:=[.D6]-2" office:value-type="float" office:value="3.04856" calcext:value-type="float">
            <text:p>3.04856</text:p>
          </table:table-cell>
          <table:table-cell table:style-name="ce3" office:value-type="float" office:value="5.04856" calcext:value-type="float">
            <text:p>5.04856</text:p>
          </table:table-cell>
          <table:table-cell table:formula="of:=[.B6]-(0.002*RAND())" office:value-type="float" office:value="-0.000670480011716396" calcext:value-type="float">
            <text:p>-0.00067048</text:p>
          </table:table-cell>
          <table:table-cell table:formula="of:=[.B6]+(0.002*RAND())" office:value-type="float" office:value="0.00173394631886594" calcext:value-type="float">
            <text:p>0.0017339463</text:p>
          </table:table-cell>
          <table:table-cell/>
          <table:table-cell table:style-name="ce3" table:formula="of:=[.C6]" office:value-type="float" office:value="3.04856" calcext:value-type="float">
            <text:p>3.04856</text:p>
          </table:table-cell>
          <table:table-cell table:style-name="ce3" table:formula="of:=[.B6]+(0.002*RAND())" office:value-type="float" office:value="0.00143474796762579" calcext:value-type="float">
            <text:p>0.001434748</text:p>
          </table:table-cell>
          <table:table-cell table:style-name="ce3" table:formula="of:=[.B6]" office:value-type="float" office:value="0.000621" calcext:value-type="float">
            <text:p>0.000621</text:p>
          </table:table-cell>
          <table:table-cell table:style-name="ce3" table:formula="of:=[.B6]-(0.0006*RAND())+0.0005" office:value-type="float" office:value="0.000993905380619503" calcext:value-type="float">
            <text:p>0.0009939054</text:p>
          </table:table-cell>
        </table:table-row>
        <table:table-row table:style-name="ro2">
          <table:table-cell/>
          <table:table-cell office:value-type="float" office:value="0.000849" calcext:value-type="float">
            <text:p>0.000849</text:p>
          </table:table-cell>
          <table:table-cell table:formula="of:=[.D7]-2" office:value-type="float" office:value="3.05236" calcext:value-type="float">
            <text:p>3.05236</text:p>
          </table:table-cell>
          <table:table-cell table:style-name="ce3" office:value-type="float" office:value="5.05236" calcext:value-type="float">
            <text:p>5.05236</text:p>
          </table:table-cell>
          <table:table-cell table:formula="of:=[.B7]-(0.002*RAND())" office:value-type="float" office:value="0.000284135973084213" calcext:value-type="float">
            <text:p>0.000284136</text:p>
          </table:table-cell>
          <table:table-cell table:formula="of:=[.B7]+(0.002*RAND())" office:value-type="float" office:value="0.00237871285005653" calcext:value-type="float">
            <text:p>0.0023787129</text:p>
          </table:table-cell>
          <table:table-cell/>
          <table:table-cell table:style-name="ce3" table:formula="of:=[.C7]" office:value-type="float" office:value="3.05236" calcext:value-type="float">
            <text:p>3.05236</text:p>
          </table:table-cell>
          <table:table-cell table:style-name="ce3" table:formula="of:=[.B7]+(0.002*RAND())" office:value-type="float" office:value="0.00126335551949377" calcext:value-type="float">
            <text:p>0.0012633555</text:p>
          </table:table-cell>
          <table:table-cell table:style-name="ce3" table:formula="of:=[.B7]" office:value-type="float" office:value="0.000849" calcext:value-type="float">
            <text:p>0.000849</text:p>
          </table:table-cell>
          <table:table-cell table:style-name="ce3" table:formula="of:=[.B7]-(0.0006*RAND())+0.0005" office:value-type="float" office:value="0.00120897069135207" calcext:value-type="float">
            <text:p>0.0012089707</text:p>
          </table:table-cell>
        </table:table-row>
        <table:table-row table:style-name="ro2">
          <table:table-cell/>
          <table:table-cell office:value-type="float" office:value="0.000973" calcext:value-type="float">
            <text:p>0.000973</text:p>
          </table:table-cell>
          <table:table-cell table:formula="of:=[.D8]-2" office:value-type="float" office:value="3.05329" calcext:value-type="float">
            <text:p>3.05329</text:p>
          </table:table-cell>
          <table:table-cell table:style-name="ce3" office:value-type="float" office:value="5.05329" calcext:value-type="float">
            <text:p>5.05329</text:p>
          </table:table-cell>
          <table:table-cell table:formula="of:=[.B8]-(0.002*RAND())" office:value-type="float" office:value="0.000959107162615034" calcext:value-type="float">
            <text:p>0.0009591072</text:p>
          </table:table-cell>
          <table:table-cell table:formula="of:=[.B8]+(0.002*RAND())" office:value-type="float" office:value="0.00186059552995346" calcext:value-type="float">
            <text:p>0.0018605955</text:p>
          </table:table-cell>
          <table:table-cell/>
          <table:table-cell table:style-name="ce3" table:formula="of:=[.C8]" office:value-type="float" office:value="3.05329" calcext:value-type="float">
            <text:p>3.05329</text:p>
          </table:table-cell>
          <table:table-cell table:style-name="ce3" table:formula="of:=[.B8]+(0.002*RAND())" office:value-type="float" office:value="0.00166992441749765" calcext:value-type="float">
            <text:p>0.0016699244</text:p>
          </table:table-cell>
          <table:table-cell table:style-name="ce3" table:formula="of:=[.B8]" office:value-type="float" office:value="0.000973" calcext:value-type="float">
            <text:p>0.000973</text:p>
          </table:table-cell>
          <table:table-cell table:style-name="ce3" table:formula="of:=[.B8]-(0.0006*RAND())+0.0005" office:value-type="float" office:value="0.00104897692787262" calcext:value-type="float">
            <text:p>0.0010489769</text:p>
          </table:table-cell>
        </table:table-row>
        <table:table-row table:style-name="ro2">
          <table:table-cell/>
          <table:table-cell office:value-type="float" office:value="0.000687" calcext:value-type="float">
            <text:p>0.000687</text:p>
          </table:table-cell>
          <table:table-cell table:formula="of:=[.D9]-2" office:value-type="float" office:value="3.04252" calcext:value-type="float">
            <text:p>3.04252</text:p>
          </table:table-cell>
          <table:table-cell table:style-name="ce3" office:value-type="float" office:value="5.04252" calcext:value-type="float">
            <text:p>5.04252</text:p>
          </table:table-cell>
          <table:table-cell table:formula="of:=[.B9]-(0.002*RAND())" office:value-type="float" office:value="0.000496163606633335" calcext:value-type="float">
            <text:p>0.0004961636</text:p>
          </table:table-cell>
          <table:table-cell table:formula="of:=[.B9]+(0.002*RAND())" office:value-type="float" office:value="0.00205605342091892" calcext:value-type="float">
            <text:p>0.0020560534</text:p>
          </table:table-cell>
          <table:table-cell/>
          <table:table-cell table:style-name="ce3" table:formula="of:=[.C9]" office:value-type="float" office:value="3.04252" calcext:value-type="float">
            <text:p>3.04252</text:p>
          </table:table-cell>
          <table:table-cell table:style-name="ce3" table:formula="of:=[.B9]+(0.002*RAND())" office:value-type="float" office:value="0.00097316299806821" calcext:value-type="float">
            <text:p>0.000973163</text:p>
          </table:table-cell>
          <table:table-cell table:style-name="ce3" table:formula="of:=[.B9]" office:value-type="float" office:value="0.000687" calcext:value-type="float">
            <text:p>0.000687</text:p>
          </table:table-cell>
          <table:table-cell table:style-name="ce3" table:formula="of:=[.B9]-(0.0006*RAND())+0.0005" office:value-type="float" office:value="0.000864615469943323" calcext:value-type="float">
            <text:p>0.0008646155</text:p>
          </table:table-cell>
        </table:table-row>
        <table:table-row table:style-name="ro2">
          <table:table-cell/>
          <table:table-cell office:value-type="float" office:value="0.000736" calcext:value-type="float">
            <text:p>0.000736</text:p>
          </table:table-cell>
          <table:table-cell table:formula="of:=[.D10]-2" office:value-type="float" office:value="3.04948" calcext:value-type="float">
            <text:p>3.04948</text:p>
          </table:table-cell>
          <table:table-cell table:style-name="ce3" office:value-type="float" office:value="5.04948" calcext:value-type="float">
            <text:p>5.04948</text:p>
          </table:table-cell>
          <table:table-cell table:formula="of:=[.B10]-(0.002*RAND())" office:value-type="float" office:value="-0.000758558533664159" calcext:value-type="float">
            <text:p>-0.0007585585</text:p>
          </table:table-cell>
          <table:table-cell table:formula="of:=[.B10]+(0.002*RAND())" office:value-type="float" office:value="0.00184445506101763" calcext:value-type="float">
            <text:p>0.0018444551</text:p>
          </table:table-cell>
          <table:table-cell/>
          <table:table-cell table:style-name="ce3" table:formula="of:=[.C10]" office:value-type="float" office:value="3.04948" calcext:value-type="float">
            <text:p>3.04948</text:p>
          </table:table-cell>
          <table:table-cell table:style-name="ce3" table:formula="of:=[.B10]+(0.002*RAND())" office:value-type="float" office:value="0.00202281735598565" calcext:value-type="float">
            <text:p>0.0020228174</text:p>
          </table:table-cell>
          <table:table-cell table:style-name="ce3" table:formula="of:=[.B10]" office:value-type="float" office:value="0.000736" calcext:value-type="float">
            <text:p>0.000736</text:p>
          </table:table-cell>
          <table:table-cell table:style-name="ce3" table:formula="of:=[.B10]-(0.0006*RAND())+0.0005" office:value-type="float" office:value="0.00118069894553381" calcext:value-type="float">
            <text:p>0.0011806989</text:p>
          </table:table-cell>
        </table:table-row>
        <table:table-row table:style-name="ro2">
          <table:table-cell/>
          <table:table-cell office:value-type="float" office:value="0.000566" calcext:value-type="float">
            <text:p>0.000566</text:p>
          </table:table-cell>
          <table:table-cell table:formula="of:=[.D11]-2" office:value-type="float" office:value="3.04718" calcext:value-type="float">
            <text:p>3.04718</text:p>
          </table:table-cell>
          <table:table-cell table:style-name="ce3" office:value-type="float" office:value="5.04718" calcext:value-type="float">
            <text:p>5.04718</text:p>
          </table:table-cell>
          <table:table-cell table:formula="of:=[.B11]-(0.002*RAND())" office:value-type="float" office:value="-0.000834665766483193" calcext:value-type="float">
            <text:p>-0.0008346658</text:p>
          </table:table-cell>
          <table:table-cell table:formula="of:=[.B11]+(0.002*RAND())" office:value-type="float" office:value="0.00222573072569139" calcext:value-type="float">
            <text:p>0.0022257307</text:p>
          </table:table-cell>
          <table:table-cell/>
          <table:table-cell table:style-name="ce3" table:formula="of:=[.C11]" office:value-type="float" office:value="3.04718" calcext:value-type="float">
            <text:p>3.04718</text:p>
          </table:table-cell>
          <table:table-cell table:style-name="ce3" table:formula="of:=[.B11]+(0.002*RAND())" office:value-type="float" office:value="0.00235442369936508" calcext:value-type="float">
            <text:p>0.0023544237</text:p>
          </table:table-cell>
          <table:table-cell table:style-name="ce3" table:formula="of:=[.B11]" office:value-type="float" office:value="0.000566" calcext:value-type="float">
            <text:p>0.000566</text:p>
          </table:table-cell>
          <table:table-cell table:style-name="ce3" table:formula="of:=[.B11]-(0.0006*RAND())+0.0005" office:value-type="float" office:value="0.000469668809098492" calcext:value-type="float">
            <text:p>0.0004696688</text:p>
          </table:table-cell>
        </table:table-row>
        <table:table-row table:style-name="ro2">
          <table:table-cell/>
          <table:table-cell office:value-type="float" office:value="0.000175" calcext:value-type="float">
            <text:p>0.000175</text:p>
          </table:table-cell>
          <table:table-cell table:formula="of:=[.D12]-2" office:value-type="float" office:value="3.03744" calcext:value-type="float">
            <text:p>3.03744</text:p>
          </table:table-cell>
          <table:table-cell table:style-name="ce3" office:value-type="float" office:value="5.03744" calcext:value-type="float">
            <text:p>5.03744</text:p>
          </table:table-cell>
          <table:table-cell table:formula="of:=[.B12]-(0.002*RAND())" office:value-type="float" office:value="-0.00175983364721491" calcext:value-type="float">
            <text:p>-0.0017598336</text:p>
          </table:table-cell>
          <table:table-cell table:formula="of:=[.B12]+(0.002*RAND())" office:value-type="float" office:value="0.00101343702091061" calcext:value-type="float">
            <text:p>0.001013437</text:p>
          </table:table-cell>
          <table:table-cell/>
          <table:table-cell table:style-name="ce3" table:formula="of:=[.C12]" office:value-type="float" office:value="3.03744" calcext:value-type="float">
            <text:p>3.03744</text:p>
          </table:table-cell>
          <table:table-cell table:style-name="ce3" table:formula="of:=[.B12]+(0.002*RAND())" office:value-type="float" office:value="0.0016005925708294" calcext:value-type="float">
            <text:p>0.0016005926</text:p>
          </table:table-cell>
          <table:table-cell table:style-name="ce3" table:formula="of:=[.B12]" office:value-type="float" office:value="0.000175" calcext:value-type="float">
            <text:p>0.000175</text:p>
          </table:table-cell>
          <table:table-cell table:style-name="ce3" table:formula="of:=[.B12]-(0.0006*RAND())+0.0005" office:value-type="float" office:value="0.000286461139864037" calcext:value-type="float">
            <text:p>0.0002864611</text:p>
          </table:table-cell>
        </table:table-row>
        <table:table-row table:style-name="ro2">
          <table:table-cell/>
          <table:table-cell office:value-type="float" office:value="0.000234" calcext:value-type="float">
            <text:p>0.000234</text:p>
          </table:table-cell>
          <table:table-cell table:formula="of:=[.D13]-2" office:value-type="float" office:value="3.05506" calcext:value-type="float">
            <text:p>3.05506</text:p>
          </table:table-cell>
          <table:table-cell table:style-name="ce3" office:value-type="float" office:value="5.05506" calcext:value-type="float">
            <text:p>5.05506</text:p>
          </table:table-cell>
          <table:table-cell table:formula="of:=[.B13]-(0.002*RAND())" office:value-type="float" office:value="-0.000780509742490845" calcext:value-type="float">
            <text:p>-0.0007805097</text:p>
          </table:table-cell>
          <table:table-cell table:formula="of:=[.B13]+(0.002*RAND())" office:value-type="float" office:value="0.00121083451884078" calcext:value-type="float">
            <text:p>0.0012108345</text:p>
          </table:table-cell>
          <table:table-cell/>
          <table:table-cell table:style-name="ce3" table:formula="of:=[.C13]" office:value-type="float" office:value="3.05506" calcext:value-type="float">
            <text:p>3.05506</text:p>
          </table:table-cell>
          <table:table-cell table:style-name="ce3" table:formula="of:=[.B13]+(0.002*RAND())" office:value-type="float" office:value="0.00201510273144467" calcext:value-type="float">
            <text:p>0.0020151027</text:p>
          </table:table-cell>
          <table:table-cell table:style-name="ce3" table:formula="of:=[.B13]" office:value-type="float" office:value="0.000234" calcext:value-type="float">
            <text:p>0.000234</text:p>
          </table:table-cell>
          <table:table-cell table:style-name="ce3" table:formula="of:=[.B13]-(0.0006*RAND())+0.0005" office:value-type="float" office:value="0.000719179843681491" calcext:value-type="float">
            <text:p>0.0007191798</text:p>
          </table:table-cell>
        </table:table-row>
        <table:table-row table:style-name="ro2">
          <table:table-cell/>
          <table:table-cell office:value-type="float" office:value="0.000272" calcext:value-type="float">
            <text:p>0.000272</text:p>
          </table:table-cell>
          <table:table-cell table:formula="of:=[.D14]-2" office:value-type="float" office:value="3.06698" calcext:value-type="float">
            <text:p>3.06698</text:p>
          </table:table-cell>
          <table:table-cell table:style-name="ce3" office:value-type="float" office:value="5.06698" calcext:value-type="float">
            <text:p>5.06698</text:p>
          </table:table-cell>
          <table:table-cell table:formula="of:=[.B14]-(0.002*RAND())" office:value-type="float" office:value="0.000191609007405044" calcext:value-type="float">
            <text:p>0.000191609</text:p>
          </table:table-cell>
          <table:table-cell table:formula="of:=[.B14]+(0.002*RAND())" office:value-type="float" office:value="0.000372221841034363" calcext:value-type="float">
            <text:p>0.0003722218</text:p>
          </table:table-cell>
          <table:table-cell/>
          <table:table-cell table:style-name="ce3" table:formula="of:=[.C14]" office:value-type="float" office:value="3.06698" calcext:value-type="float">
            <text:p>3.06698</text:p>
          </table:table-cell>
          <table:table-cell table:style-name="ce3" table:formula="of:=[.B14]+(0.002*RAND())" office:value-type="float" office:value="0.000699951089393258" calcext:value-type="float">
            <text:p>0.0006999511</text:p>
          </table:table-cell>
          <table:table-cell table:style-name="ce3" table:formula="of:=[.B14]" office:value-type="float" office:value="0.000272" calcext:value-type="float">
            <text:p>0.000272</text:p>
          </table:table-cell>
          <table:table-cell table:style-name="ce3" table:formula="of:=[.B14]-(0.0006*RAND())+0.0005" office:value-type="float" office:value="0.00037759887880636" calcext:value-type="float">
            <text:p>0.0003775989</text:p>
          </table:table-cell>
        </table:table-row>
        <table:table-row table:style-name="ro2">
          <table:table-cell/>
          <table:table-cell office:value-type="float" office:value="0.000203" calcext:value-type="float">
            <text:p>0.000203</text:p>
          </table:table-cell>
          <table:table-cell table:formula="of:=[.D15]-2" office:value-type="float" office:value="3.04644" calcext:value-type="float">
            <text:p>3.04644</text:p>
          </table:table-cell>
          <table:table-cell table:style-name="ce3" office:value-type="float" office:value="5.04644" calcext:value-type="float">
            <text:p>5.04644</text:p>
          </table:table-cell>
          <table:table-cell table:formula="of:=[.B15]-(0.002*RAND())" office:value-type="float" office:value="-0.000802526240986038" calcext:value-type="float">
            <text:p>-0.0008025262</text:p>
          </table:table-cell>
          <table:table-cell table:formula="of:=[.B15]+(0.002*RAND())" office:value-type="float" office:value="0.00115047366195494" calcext:value-type="float">
            <text:p>0.0011504737</text:p>
          </table:table-cell>
          <table:table-cell/>
          <table:table-cell table:style-name="ce3" table:formula="of:=[.C15]" office:value-type="float" office:value="3.04644" calcext:value-type="float">
            <text:p>3.04644</text:p>
          </table:table-cell>
          <table:table-cell table:style-name="ce3" table:formula="of:=[.B15]+(0.002*RAND())" office:value-type="float" office:value="0.00183247725858995" calcext:value-type="float">
            <text:p>0.0018324773</text:p>
          </table:table-cell>
          <table:table-cell table:style-name="ce3" table:formula="of:=[.B15]" office:value-type="float" office:value="0.000203" calcext:value-type="float">
            <text:p>0.000203</text:p>
          </table:table-cell>
          <table:table-cell table:style-name="ce3" table:formula="of:=[.B15]-(0.0006*RAND())+0.0005" office:value-type="float" office:value="0.000461489177371968" calcext:value-type="float">
            <text:p>0.0004614892</text:p>
          </table:table-cell>
        </table:table-row>
        <table:table-row table:style-name="ro2">
          <table:table-cell/>
          <table:table-cell office:value-type="float" office:value="0.000274" calcext:value-type="float">
            <text:p>0.000274</text:p>
          </table:table-cell>
          <table:table-cell table:formula="of:=[.D16]-2" office:value-type="float" office:value="3.05713" calcext:value-type="float">
            <text:p>3.05713</text:p>
          </table:table-cell>
          <table:table-cell table:style-name="ce3" office:value-type="float" office:value="5.05713" calcext:value-type="float">
            <text:p>5.05713</text:p>
          </table:table-cell>
          <table:table-cell table:formula="of:=[.B16]-(0.002*RAND())" office:value-type="float" office:value="-0.0000579627894360571" calcext:value-type="float">
            <text:p>-5.79627894360571E-05</text:p>
          </table:table-cell>
          <table:table-cell table:formula="of:=[.B16]+(0.002*RAND())" office:value-type="float" office:value="0.00217143535349639" calcext:value-type="float">
            <text:p>0.0021714354</text:p>
          </table:table-cell>
          <table:table-cell/>
          <table:table-cell table:style-name="ce3" table:formula="of:=[.C16]" office:value-type="float" office:value="3.05713" calcext:value-type="float">
            <text:p>3.05713</text:p>
          </table:table-cell>
          <table:table-cell table:style-name="ce3" table:formula="of:=[.B16]+(0.002*RAND())" office:value-type="float" office:value="0.00173665647113144" calcext:value-type="float">
            <text:p>0.0017366565</text:p>
          </table:table-cell>
          <table:table-cell table:style-name="ce3" table:formula="of:=[.B16]" office:value-type="float" office:value="0.000274" calcext:value-type="float">
            <text:p>0.000274</text:p>
          </table:table-cell>
          <table:table-cell table:style-name="ce3" table:formula="of:=[.B16]-(0.0006*RAND())+0.0005" office:value-type="float" office:value="0.000453039482219603" calcext:value-type="float">
            <text:p>0.0004530395</text:p>
          </table:table-cell>
        </table:table-row>
        <table:table-row table:style-name="ro2">
          <table:table-cell/>
          <table:table-cell office:value-type="float" office:value="0.000243" calcext:value-type="float">
            <text:p>0.000243</text:p>
          </table:table-cell>
          <table:table-cell table:formula="of:=[.D17]-2" office:value-type="float" office:value="3.06868" calcext:value-type="float">
            <text:p>3.06868</text:p>
          </table:table-cell>
          <table:table-cell table:style-name="ce3" office:value-type="float" office:value="5.06868" calcext:value-type="float">
            <text:p>5.06868</text:p>
          </table:table-cell>
          <table:table-cell table:formula="of:=[.B17]-(0.002*RAND())" office:value-type="float" office:value="-0.000432743966590479" calcext:value-type="float">
            <text:p>-0.000432744</text:p>
          </table:table-cell>
          <table:table-cell table:formula="of:=[.B17]+(0.002*RAND())" office:value-type="float" office:value="0.000413241237139713" calcext:value-type="float">
            <text:p>0.0004132412</text:p>
          </table:table-cell>
          <table:table-cell/>
          <table:table-cell table:style-name="ce3" table:formula="of:=[.C17]" office:value-type="float" office:value="3.06868" calcext:value-type="float">
            <text:p>3.06868</text:p>
          </table:table-cell>
          <table:table-cell table:style-name="ce3" table:formula="of:=[.B17]+(0.002*RAND())" office:value-type="float" office:value="0.000270283038125981" calcext:value-type="float">
            <text:p>0.000270283</text:p>
          </table:table-cell>
          <table:table-cell table:style-name="ce3" table:formula="of:=[.B17]" office:value-type="float" office:value="0.000243" calcext:value-type="float">
            <text:p>0.000243</text:p>
          </table:table-cell>
          <table:table-cell table:style-name="ce3" table:formula="of:=[.B17]-(0.0006*RAND())+0.0005" office:value-type="float" office:value="0.000445548334973578" calcext:value-type="float">
            <text:p>0.0004455483</text:p>
          </table:table-cell>
        </table:table-row>
        <table:table-row table:style-name="ro2">
          <table:table-cell/>
          <table:table-cell office:value-type="float" office:value="0.000123" calcext:value-type="float">
            <text:p>0.000123</text:p>
          </table:table-cell>
          <table:table-cell table:formula="of:=[.D18]-2" office:value-type="float" office:value="3.05194" calcext:value-type="float">
            <text:p>3.05194</text:p>
          </table:table-cell>
          <table:table-cell table:style-name="ce3" office:value-type="float" office:value="5.05194" calcext:value-type="float">
            <text:p>5.05194</text:p>
          </table:table-cell>
          <table:table-cell table:formula="of:=[.B18]-(0.002*RAND())" office:value-type="float" office:value="0.000072059473121026" calcext:value-type="float">
            <text:p>7.2059473121026E-05</text:p>
          </table:table-cell>
          <table:table-cell table:formula="of:=[.B18]+(0.002*RAND())" office:value-type="float" office:value="0.000321836668423557" calcext:value-type="float">
            <text:p>0.0003218367</text:p>
          </table:table-cell>
          <table:table-cell/>
          <table:table-cell table:style-name="ce3" table:formula="of:=[.C18]" office:value-type="float" office:value="3.05194" calcext:value-type="float">
            <text:p>3.05194</text:p>
          </table:table-cell>
          <table:table-cell table:style-name="ce3" table:formula="of:=[.B18]+(0.002*RAND())" office:value-type="float" office:value="0.000567155910440253" calcext:value-type="float">
            <text:p>0.0005671559</text:p>
          </table:table-cell>
          <table:table-cell table:style-name="ce3" table:formula="of:=[.B18]" office:value-type="float" office:value="0.000123" calcext:value-type="float">
            <text:p>0.000123</text:p>
          </table:table-cell>
          <table:table-cell table:style-name="ce3" table:formula="of:=[.B18]-(0.0006*RAND())+0.0005" office:value-type="float" office:value="0.000251269027359536" calcext:value-type="float">
            <text:p>0.000251269</text:p>
          </table:table-cell>
        </table:table-row>
        <table:table-row table:style-name="ro2">
          <table:table-cell/>
          <table:table-cell office:value-type="float" office:value="0.000172" calcext:value-type="float">
            <text:p>0.000172</text:p>
          </table:table-cell>
          <table:table-cell table:formula="of:=[.D19]-2" office:value-type="float" office:value="3.06018" calcext:value-type="float">
            <text:p>3.06018</text:p>
          </table:table-cell>
          <table:table-cell table:style-name="ce3" office:value-type="float" office:value="5.06018" calcext:value-type="float">
            <text:p>5.06018</text:p>
          </table:table-cell>
          <table:table-cell table:formula="of:=[.B19]-(0.002*RAND())" office:value-type="float" office:value="-0.000705538297752932" calcext:value-type="float">
            <text:p>-0.0007055383</text:p>
          </table:table-cell>
          <table:table-cell table:formula="of:=[.B19]+(0.002*RAND())" office:value-type="float" office:value="0.0020743206260592" calcext:value-type="float">
            <text:p>0.0020743206</text:p>
          </table:table-cell>
          <table:table-cell/>
          <table:table-cell table:style-name="ce3" table:formula="of:=[.C19]" office:value-type="float" office:value="3.06018" calcext:value-type="float">
            <text:p>3.06018</text:p>
          </table:table-cell>
          <table:table-cell table:style-name="ce3" table:formula="of:=[.B19]+(0.002*RAND())" office:value-type="float" office:value="0.000508312247645478" calcext:value-type="float">
            <text:p>0.0005083122</text:p>
          </table:table-cell>
          <table:table-cell table:style-name="ce3" table:formula="of:=[.B19]" office:value-type="float" office:value="0.000172" calcext:value-type="float">
            <text:p>0.000172</text:p>
          </table:table-cell>
          <table:table-cell table:style-name="ce3" table:formula="of:=[.B19]-(0.0006*RAND())+0.0005" office:value-type="float" office:value="0.000574425646707886" calcext:value-type="float">
            <text:p>0.0005744256</text:p>
          </table:table-cell>
        </table:table-row>
        <table:table-row table:style-name="ro2">
          <table:table-cell/>
          <table:table-cell office:value-type="float" office:value="0.000183" calcext:value-type="float">
            <text:p>0.000183</text:p>
          </table:table-cell>
          <table:table-cell table:formula="of:=[.D20]-2" office:value-type="float" office:value="3.05683" calcext:value-type="float">
            <text:p>3.05683</text:p>
          </table:table-cell>
          <table:table-cell table:style-name="ce3" office:value-type="float" office:value="5.05683" calcext:value-type="float">
            <text:p>5.05683</text:p>
          </table:table-cell>
          <table:table-cell table:formula="of:=[.B20]-(0.002*RAND())" office:value-type="float" office:value="-0.000313523204297392" calcext:value-type="float">
            <text:p>-0.0003135232</text:p>
          </table:table-cell>
          <table:table-cell table:formula="of:=[.B20]+(0.002*RAND())" office:value-type="float" office:value="0.00141053616799829" calcext:value-type="float">
            <text:p>0.0014105362</text:p>
          </table:table-cell>
          <table:table-cell/>
          <table:table-cell table:style-name="ce3" table:formula="of:=[.C20]" office:value-type="float" office:value="3.05683" calcext:value-type="float">
            <text:p>3.05683</text:p>
          </table:table-cell>
          <table:table-cell table:style-name="ce3" table:formula="of:=[.B20]+(0.002*RAND())" office:value-type="float" office:value="0.000888838335677784" calcext:value-type="float">
            <text:p>0.0008888383</text:p>
          </table:table-cell>
          <table:table-cell table:style-name="ce3" table:formula="of:=[.B20]" office:value-type="float" office:value="0.000183" calcext:value-type="float">
            <text:p>0.000183</text:p>
          </table:table-cell>
          <table:table-cell table:style-name="ce3" table:formula="of:=[.B20]-(0.0006*RAND())+0.0005" office:value-type="float" office:value="0.000644883163854083" calcext:value-type="float">
            <text:p>0.0006448832</text:p>
          </table:table-cell>
        </table:table-row>
        <table:table-row table:style-name="ro2">
          <table:table-cell/>
          <table:table-cell office:value-type="float" office:value="0.000281" calcext:value-type="float">
            <text:p>0.000281</text:p>
          </table:table-cell>
          <table:table-cell table:formula="of:=[.D21]-2" office:value-type="float" office:value="3.04877" calcext:value-type="float">
            <text:p>3.04877</text:p>
          </table:table-cell>
          <table:table-cell table:style-name="ce3" office:value-type="float" office:value="5.04877" calcext:value-type="float">
            <text:p>5.04877</text:p>
          </table:table-cell>
          <table:table-cell table:formula="of:=[.B21]-(0.002*RAND())" office:value-type="float" office:value="-0.000727355003060535" calcext:value-type="float">
            <text:p>-0.000727355</text:p>
          </table:table-cell>
          <table:table-cell table:formula="of:=[.B21]+(0.002*RAND())" office:value-type="float" office:value="0.00207907681947963" calcext:value-type="float">
            <text:p>0.0020790768</text:p>
          </table:table-cell>
          <table:table-cell/>
          <table:table-cell table:style-name="ce3" table:formula="of:=[.C21]" office:value-type="float" office:value="3.04877" calcext:value-type="float">
            <text:p>3.04877</text:p>
          </table:table-cell>
          <table:table-cell table:style-name="ce3" table:formula="of:=[.B21]+(0.002*RAND())" office:value-type="float" office:value="0.00131987979094634" calcext:value-type="float">
            <text:p>0.0013198798</text:p>
          </table:table-cell>
          <table:table-cell table:style-name="ce3" table:formula="of:=[.B21]" office:value-type="float" office:value="0.000281" calcext:value-type="float">
            <text:p>0.000281</text:p>
          </table:table-cell>
          <table:table-cell table:style-name="ce3" table:formula="of:=[.B21]-(0.0006*RAND())+0.0005" office:value-type="float" office:value="0.000369382316072872" calcext:value-type="float">
            <text:p>0.0003693823</text:p>
          </table:table-cell>
        </table:table-row>
        <table:table-row table:style-name="ro2">
          <table:table-cell/>
          <table:table-cell office:value-type="float" office:value="0.000294" calcext:value-type="float">
            <text:p>0.000294</text:p>
          </table:table-cell>
          <table:table-cell table:formula="of:=[.D22]-2" office:value-type="float" office:value="3.06471" calcext:value-type="float">
            <text:p>3.06471</text:p>
          </table:table-cell>
          <table:table-cell table:style-name="ce3" office:value-type="float" office:value="5.06471" calcext:value-type="float">
            <text:p>5.06471</text:p>
          </table:table-cell>
          <table:table-cell table:formula="of:=[.B22]-(0.002*RAND())" office:value-type="float" office:value="-0.000224768093120401" calcext:value-type="float">
            <text:p>-0.0002247681</text:p>
          </table:table-cell>
          <table:table-cell table:formula="of:=[.B22]+(0.002*RAND())" office:value-type="float" office:value="0.00216944025655112" calcext:value-type="float">
            <text:p>0.0021694403</text:p>
          </table:table-cell>
          <table:table-cell/>
          <table:table-cell table:style-name="ce3" table:formula="of:=[.C22]" office:value-type="float" office:value="3.06471" calcext:value-type="float">
            <text:p>3.06471</text:p>
          </table:table-cell>
          <table:table-cell table:style-name="ce3" table:formula="of:=[.B22]+(0.002*RAND())" office:value-type="float" office:value="0.00203677087914676" calcext:value-type="float">
            <text:p>0.0020367709</text:p>
          </table:table-cell>
          <table:table-cell table:style-name="ce3" table:formula="of:=[.B22]" office:value-type="float" office:value="0.000294" calcext:value-type="float">
            <text:p>0.000294</text:p>
          </table:table-cell>
          <table:table-cell table:style-name="ce3" table:formula="of:=[.B22]-(0.0006*RAND())+0.0005" office:value-type="float" office:value="0.000542158110884432" calcext:value-type="float">
            <text:p>0.0005421581</text:p>
          </table:table-cell>
        </table:table-row>
        <table:table-row table:style-name="ro2">
          <table:table-cell/>
          <table:table-cell office:value-type="float" office:value="0.000122" calcext:value-type="float">
            <text:p>0.000122</text:p>
          </table:table-cell>
          <table:table-cell table:formula="of:=[.D23]-2" office:value-type="float" office:value="3.04413" calcext:value-type="float">
            <text:p>3.04413</text:p>
          </table:table-cell>
          <table:table-cell table:style-name="ce3" office:value-type="float" office:value="5.04413" calcext:value-type="float">
            <text:p>5.04413</text:p>
          </table:table-cell>
          <table:table-cell table:formula="of:=[.B23]-(0.002*RAND())" office:value-type="float" office:value="-0.00162500025239334" calcext:value-type="float">
            <text:p>-0.0016250003</text:p>
          </table:table-cell>
          <table:table-cell table:formula="of:=[.B23]+(0.002*RAND())" office:value-type="float" office:value="0.00187967575514948" calcext:value-type="float">
            <text:p>0.0018796758</text:p>
          </table:table-cell>
          <table:table-cell/>
          <table:table-cell table:style-name="ce3" table:formula="of:=[.C23]" office:value-type="float" office:value="3.04413" calcext:value-type="float">
            <text:p>3.04413</text:p>
          </table:table-cell>
          <table:table-cell table:style-name="ce3" table:formula="of:=[.B23]+(0.002*RAND())" office:value-type="float" office:value="0.00143492647440275" calcext:value-type="float">
            <text:p>0.0014349265</text:p>
          </table:table-cell>
          <table:table-cell table:style-name="ce3" table:formula="of:=[.B23]" office:value-type="float" office:value="0.000122" calcext:value-type="float">
            <text:p>0.000122</text:p>
          </table:table-cell>
          <table:table-cell table:style-name="ce3" table:formula="of:=[.B23]-(0.0006*RAND())+0.0005" office:value-type="float" office:value="0.00052808925605598" calcext:value-type="float">
            <text:p>0.0005280893</text:p>
          </table:table-cell>
        </table:table-row>
        <table:table-row table:style-name="ro2">
          <table:table-cell/>
          <table:table-cell office:value-type="float" office:value="0.00014" calcext:value-type="float">
            <text:p>0.00014</text:p>
          </table:table-cell>
          <table:table-cell table:formula="of:=[.D24]-2" office:value-type="float" office:value="3.04469" calcext:value-type="float">
            <text:p>3.04469</text:p>
          </table:table-cell>
          <table:table-cell table:style-name="ce3" office:value-type="float" office:value="5.04469" calcext:value-type="float">
            <text:p>5.04469</text:p>
          </table:table-cell>
          <table:table-cell table:formula="of:=[.B24]-(0.002*RAND())" office:value-type="float" office:value="-0.000989273315358067" calcext:value-type="float">
            <text:p>-0.0009892733</text:p>
          </table:table-cell>
          <table:table-cell table:formula="of:=[.B24]+(0.002*RAND())" office:value-type="float" office:value="0.00163183775782284" calcext:value-type="float">
            <text:p>0.0016318378</text:p>
          </table:table-cell>
          <table:table-cell/>
          <table:table-cell table:style-name="ce3" table:formula="of:=[.C24]" office:value-type="float" office:value="3.04469" calcext:value-type="float">
            <text:p>3.04469</text:p>
          </table:table-cell>
          <table:table-cell table:style-name="ce3" table:formula="of:=[.B24]+(0.002*RAND())" office:value-type="float" office:value="0.0017254362024078" calcext:value-type="float">
            <text:p>0.0017254362</text:p>
          </table:table-cell>
          <table:table-cell table:style-name="ce3" table:formula="of:=[.B24]" office:value-type="float" office:value="0.00014" calcext:value-type="float">
            <text:p>0.00014</text:p>
          </table:table-cell>
          <table:table-cell table:style-name="ce3" table:formula="of:=[.B24]-(0.0006*RAND())+0.0005" office:value-type="float" office:value="0.000578696055692408" calcext:value-type="float">
            <text:p>0.0005786961</text:p>
          </table:table-cell>
        </table:table-row>
        <table:table-row table:style-name="ro2">
          <table:table-cell/>
          <table:table-cell office:value-type="float" office:value="0.000315" calcext:value-type="float">
            <text:p>0.000315</text:p>
          </table:table-cell>
          <table:table-cell table:formula="of:=[.D25]-2" office:value-type="float" office:value="3.05496" calcext:value-type="float">
            <text:p>3.05496</text:p>
          </table:table-cell>
          <table:table-cell table:style-name="ce3" office:value-type="float" office:value="5.05496" calcext:value-type="float">
            <text:p>5.05496</text:p>
          </table:table-cell>
          <table:table-cell table:formula="of:=[.B25]-(0.002*RAND())" office:value-type="float" office:value="0.0000020898888690105" calcext:value-type="float">
            <text:p>2.0898888690105E-06</text:p>
          </table:table-cell>
          <table:table-cell table:formula="of:=[.B25]+(0.002*RAND())" office:value-type="float" office:value="0.000892118885410347" calcext:value-type="float">
            <text:p>0.0008921189</text:p>
          </table:table-cell>
          <table:table-cell/>
          <table:table-cell table:style-name="ce3" table:formula="of:=[.C25]" office:value-type="float" office:value="3.05496" calcext:value-type="float">
            <text:p>3.05496</text:p>
          </table:table-cell>
          <table:table-cell table:style-name="ce3" table:formula="of:=[.B25]+(0.002*RAND())" office:value-type="float" office:value="0.00187416151299961" calcext:value-type="float">
            <text:p>0.0018741615</text:p>
          </table:table-cell>
          <table:table-cell table:style-name="ce3" table:formula="of:=[.B25]" office:value-type="float" office:value="0.000315" calcext:value-type="float">
            <text:p>0.000315</text:p>
          </table:table-cell>
          <table:table-cell table:style-name="ce3" table:formula="of:=[.B25]-(0.0006*RAND())+0.0005" office:value-type="float" office:value="0.00043013090394993" calcext:value-type="float">
            <text:p>0.0004301309</text:p>
          </table:table-cell>
        </table:table-row>
        <table:table-row table:style-name="ro2">
          <table:table-cell/>
          <table:table-cell office:value-type="float" office:value="0.000179" calcext:value-type="float">
            <text:p>0.000179</text:p>
          </table:table-cell>
          <table:table-cell table:formula="of:=[.D26]-2" office:value-type="float" office:value="3.04799" calcext:value-type="float">
            <text:p>3.04799</text:p>
          </table:table-cell>
          <table:table-cell table:style-name="ce3" office:value-type="float" office:value="5.04799" calcext:value-type="float">
            <text:p>5.04799</text:p>
          </table:table-cell>
          <table:table-cell table:formula="of:=[.B26]-(0.002*RAND())" office:value-type="float" office:value="-0.00076819050101615" calcext:value-type="float">
            <text:p>-0.0007681905</text:p>
          </table:table-cell>
          <table:table-cell table:formula="of:=[.B26]+(0.002*RAND())" office:value-type="float" office:value="0.00203051327374033" calcext:value-type="float">
            <text:p>0.0020305133</text:p>
          </table:table-cell>
          <table:table-cell/>
          <table:table-cell table:style-name="ce3" table:formula="of:=[.C26]" office:value-type="float" office:value="3.04799" calcext:value-type="float">
            <text:p>3.04799</text:p>
          </table:table-cell>
          <table:table-cell table:style-name="ce3" table:formula="of:=[.B26]+(0.002*RAND())" office:value-type="float" office:value="0.00166301312982548" calcext:value-type="float">
            <text:p>0.0016630131</text:p>
          </table:table-cell>
          <table:table-cell table:style-name="ce3" table:formula="of:=[.B26]" office:value-type="float" office:value="0.000179" calcext:value-type="float">
            <text:p>0.000179</text:p>
          </table:table-cell>
          <table:table-cell table:style-name="ce3" table:formula="of:=[.B26]-(0.0006*RAND())+0.0005" office:value-type="float" office:value="0.000317318680172405" calcext:value-type="float">
            <text:p>0.0003173187</text:p>
          </table:table-cell>
        </table:table-row>
        <table:table-row table:style-name="ro2">
          <table:table-cell/>
          <table:table-cell office:value-type="float" office:value="0.0003412" calcext:value-type="float">
            <text:p>0.0003412</text:p>
          </table:table-cell>
          <table:table-cell table:formula="of:=[.D27]-2" office:value-type="float" office:value="3.02718" calcext:value-type="float">
            <text:p>3.02718</text:p>
          </table:table-cell>
          <table:table-cell table:style-name="ce3" office:value-type="float" office:value="5.02718" calcext:value-type="float">
            <text:p>5.02718</text:p>
          </table:table-cell>
          <table:table-cell table:formula="of:=[.B27]-(0.002*RAND())" office:value-type="float" office:value="-0.000945585785575954" calcext:value-type="float">
            <text:p>-0.0009455858</text:p>
          </table:table-cell>
          <table:table-cell table:formula="of:=[.B27]+(0.002*RAND())" office:value-type="float" office:value="0.00155818492701932" calcext:value-type="float">
            <text:p>0.0015581849</text:p>
          </table:table-cell>
          <table:table-cell/>
          <table:table-cell table:style-name="ce3" table:formula="of:=[.C27]" office:value-type="float" office:value="3.02718" calcext:value-type="float">
            <text:p>3.02718</text:p>
          </table:table-cell>
          <table:table-cell table:style-name="ce3" table:formula="of:=[.B27]+(0.002*RAND())" office:value-type="float" office:value="0.00231370214948651" calcext:value-type="float">
            <text:p>0.0023137021</text:p>
          </table:table-cell>
          <table:table-cell table:style-name="ce3" table:formula="of:=[.B27]" office:value-type="float" office:value="0.0003412" calcext:value-type="float">
            <text:p>0.0003412</text:p>
          </table:table-cell>
          <table:table-cell table:style-name="ce3" table:formula="of:=[.B27]-(0.0006*RAND())+0.0005" office:value-type="float" office:value="0.000486157700957722" calcext:value-type="float">
            <text:p>0.0004861577</text:p>
          </table:table-cell>
        </table:table-row>
        <table:table-row table:style-name="ro2">
          <table:table-cell/>
          <table:table-cell office:value-type="float" office:value="0.000152" calcext:value-type="float">
            <text:p>0.000152</text:p>
          </table:table-cell>
          <table:table-cell table:formula="of:=[.D28]-2" office:value-type="float" office:value="3.03627" calcext:value-type="float">
            <text:p>3.03627</text:p>
          </table:table-cell>
          <table:table-cell table:style-name="ce3" office:value-type="float" office:value="5.03627" calcext:value-type="float">
            <text:p>5.03627</text:p>
          </table:table-cell>
          <table:table-cell table:formula="of:=[.B28]-(0.002*RAND())" office:value-type="float" office:value="-0.00181456337836062" calcext:value-type="float">
            <text:p>-0.0018145634</text:p>
          </table:table-cell>
          <table:table-cell table:formula="of:=[.B28]+(0.002*RAND())" office:value-type="float" office:value="0.00114331888184653" calcext:value-type="float">
            <text:p>0.0011433189</text:p>
          </table:table-cell>
          <table:table-cell/>
          <table:table-cell table:style-name="ce3" table:formula="of:=[.C28]" office:value-type="float" office:value="3.03627" calcext:value-type="float">
            <text:p>3.03627</text:p>
          </table:table-cell>
          <table:table-cell table:style-name="ce3" table:formula="of:=[.B28]+(0.002*RAND())" office:value-type="float" office:value="0.00182005401809493" calcext:value-type="float">
            <text:p>0.001820054</text:p>
          </table:table-cell>
          <table:table-cell table:style-name="ce3" table:formula="of:=[.B28]" office:value-type="float" office:value="0.000152" calcext:value-type="float">
            <text:p>0.000152</text:p>
          </table:table-cell>
          <table:table-cell table:style-name="ce3" table:formula="of:=[.B28]-(0.0006*RAND())+0.0005" office:value-type="float" office:value="0.000262902299315259" calcext:value-type="float">
            <text:p>0.0002629023</text:p>
          </table:table-cell>
        </table:table-row>
        <table:table-row table:style-name="ro2">
          <table:table-cell/>
          <table:table-cell office:value-type="float" office:value="0.000395" calcext:value-type="float">
            <text:p>0.000395</text:p>
          </table:table-cell>
          <table:table-cell table:formula="of:=[.D29]-2" office:value-type="float" office:value="3.04458" calcext:value-type="float">
            <text:p>3.04458</text:p>
          </table:table-cell>
          <table:table-cell table:style-name="ce3" office:value-type="float" office:value="5.04458" calcext:value-type="float">
            <text:p>5.04458</text:p>
          </table:table-cell>
          <table:table-cell table:formula="of:=[.B29]-(0.002*RAND())" office:value-type="float" office:value="0.0000503586467515966" calcext:value-type="float">
            <text:p>5.03586467515966E-05</text:p>
          </table:table-cell>
          <table:table-cell table:formula="of:=[.B29]+(0.002*RAND())" office:value-type="float" office:value="0.00095303503389554" calcext:value-type="float">
            <text:p>0.000953035</text:p>
          </table:table-cell>
          <table:table-cell/>
          <table:table-cell table:style-name="ce3" table:formula="of:=[.C29]" office:value-type="float" office:value="3.04458" calcext:value-type="float">
            <text:p>3.04458</text:p>
          </table:table-cell>
          <table:table-cell table:style-name="ce3" table:formula="of:=[.B29]+(0.002*RAND())" office:value-type="float" office:value="0.0010645260163117" calcext:value-type="float">
            <text:p>0.001064526</text:p>
          </table:table-cell>
          <table:table-cell table:style-name="ce3" table:formula="of:=[.B29]" office:value-type="float" office:value="0.000395" calcext:value-type="float">
            <text:p>0.000395</text:p>
          </table:table-cell>
          <table:table-cell table:style-name="ce3" table:formula="of:=[.B29]-(0.0006*RAND())+0.0005" office:value-type="float" office:value="0.000335677387385545" calcext:value-type="float">
            <text:p>0.0003356774</text:p>
          </table:table-cell>
        </table:table-row>
        <table:table-row table:style-name="ro2">
          <table:table-cell/>
          <table:table-cell office:value-type="float" office:value="0.000178" calcext:value-type="float">
            <text:p>0.000178</text:p>
          </table:table-cell>
          <table:table-cell table:formula="of:=[.D30]-2" office:value-type="float" office:value="3.05417" calcext:value-type="float">
            <text:p>3.05417</text:p>
          </table:table-cell>
          <table:table-cell table:style-name="ce3" office:value-type="float" office:value="5.05417" calcext:value-type="float">
            <text:p>5.05417</text:p>
          </table:table-cell>
          <table:table-cell table:formula="of:=[.B30]-(0.002*RAND())" office:value-type="float" office:value="-0.000672194531037917" calcext:value-type="float">
            <text:p>-0.0006721945</text:p>
          </table:table-cell>
          <table:table-cell table:formula="of:=[.B30]+(0.002*RAND())" office:value-type="float" office:value="0.00136881450653397" calcext:value-type="float">
            <text:p>0.0013688145</text:p>
          </table:table-cell>
          <table:table-cell/>
          <table:table-cell table:style-name="ce3" table:formula="of:=[.C30]" office:value-type="float" office:value="3.05417" calcext:value-type="float">
            <text:p>3.05417</text:p>
          </table:table-cell>
          <table:table-cell table:style-name="ce3" table:formula="of:=[.B30]+(0.002*RAND())" office:value-type="float" office:value="0.00210695396764069" calcext:value-type="float">
            <text:p>0.002106954</text:p>
          </table:table-cell>
          <table:table-cell table:style-name="ce3" table:formula="of:=[.B30]" office:value-type="float" office:value="0.000178" calcext:value-type="float">
            <text:p>0.000178</text:p>
          </table:table-cell>
          <table:table-cell table:style-name="ce3" table:formula="of:=[.B30]-(0.0006*RAND())+0.0005" office:value-type="float" office:value="0.000528114222695454" calcext:value-type="float">
            <text:p>0.0005281142</text:p>
          </table:table-cell>
        </table:table-row>
        <table:table-row table:style-name="ro2">
          <table:table-cell/>
          <table:table-cell office:value-type="float" office:value="0.000285" calcext:value-type="float">
            <text:p>0.000285</text:p>
          </table:table-cell>
          <table:table-cell table:formula="of:=[.D31]-2" office:value-type="float" office:value="3.04114" calcext:value-type="float">
            <text:p>3.04114</text:p>
          </table:table-cell>
          <table:table-cell table:style-name="ce3" office:value-type="float" office:value="5.04114" calcext:value-type="float">
            <text:p>5.04114</text:p>
          </table:table-cell>
          <table:table-cell table:formula="of:=[.B31]-(0.002*RAND())" office:value-type="float" office:value="0.000176811211179118" calcext:value-type="float">
            <text:p>0.0001768112</text:p>
          </table:table-cell>
          <table:table-cell table:formula="of:=[.B31]+(0.002*RAND())" office:value-type="float" office:value="0.000460642326795805" calcext:value-type="float">
            <text:p>0.0004606423</text:p>
          </table:table-cell>
          <table:table-cell/>
          <table:table-cell table:style-name="ce3" table:formula="of:=[.C31]" office:value-type="float" office:value="3.04114" calcext:value-type="float">
            <text:p>3.04114</text:p>
          </table:table-cell>
          <table:table-cell table:style-name="ce3" table:formula="of:=[.B31]+(0.002*RAND())" office:value-type="float" office:value="0.00152034569634134" calcext:value-type="float">
            <text:p>0.0015203457</text:p>
          </table:table-cell>
          <table:table-cell table:style-name="ce3" table:formula="of:=[.B31]" office:value-type="float" office:value="0.000285" calcext:value-type="float">
            <text:p>0.000285</text:p>
          </table:table-cell>
          <table:table-cell table:style-name="ce3" table:formula="of:=[.B31]-(0.0006*RAND())+0.0005" office:value-type="float" office:value="0.000302199231945791" calcext:value-type="float">
            <text:p>0.0003021992</text:p>
          </table:table-cell>
        </table:table-row>
        <table:table-row table:style-name="ro2">
          <table:table-cell/>
          <table:table-cell office:value-type="float" office:value="0.000233" calcext:value-type="float">
            <text:p>0.000233</text:p>
          </table:table-cell>
          <table:table-cell table:formula="of:=[.D32]-2" office:value-type="float" office:value="3.05371" calcext:value-type="float">
            <text:p>3.05371</text:p>
          </table:table-cell>
          <table:table-cell table:style-name="ce3" office:value-type="float" office:value="5.05371" calcext:value-type="float">
            <text:p>5.05371</text:p>
          </table:table-cell>
          <table:table-cell table:formula="of:=[.B32]-(0.002*RAND())" office:value-type="float" office:value="-0.00164277994166439" calcext:value-type="float">
            <text:p>-0.0016427799</text:p>
          </table:table-cell>
          <table:table-cell table:formula="of:=[.B32]+(0.002*RAND())" office:value-type="float" office:value="0.00105081946998928" calcext:value-type="float">
            <text:p>0.0010508195</text:p>
          </table:table-cell>
          <table:table-cell/>
          <table:table-cell table:style-name="ce3" table:formula="of:=[.C32]" office:value-type="float" office:value="3.05371" calcext:value-type="float">
            <text:p>3.05371</text:p>
          </table:table-cell>
          <table:table-cell table:style-name="ce3" table:formula="of:=[.B32]+(0.002*RAND())" office:value-type="float" office:value="0.000418082145169749" calcext:value-type="float">
            <text:p>0.0004180821</text:p>
          </table:table-cell>
          <table:table-cell table:style-name="ce3" table:formula="of:=[.B32]" office:value-type="float" office:value="0.000233" calcext:value-type="float">
            <text:p>0.000233</text:p>
          </table:table-cell>
          <table:table-cell table:style-name="ce3" table:formula="of:=[.B32]-(0.0006*RAND())+0.0005" office:value-type="float" office:value="0.00037277344782696" calcext:value-type="float">
            <text:p>0.0003727734</text:p>
          </table:table-cell>
        </table:table-row>
        <table:table-row table:style-name="ro2">
          <table:table-cell/>
          <table:table-cell office:value-type="float" office:value="0.000316" calcext:value-type="float">
            <text:p>0.000316</text:p>
          </table:table-cell>
          <table:table-cell table:formula="of:=[.D33]-2" office:value-type="float" office:value="3.05228" calcext:value-type="float">
            <text:p>3.05228</text:p>
          </table:table-cell>
          <table:table-cell table:style-name="ce3" office:value-type="float" office:value="5.05228" calcext:value-type="float">
            <text:p>5.05228</text:p>
          </table:table-cell>
          <table:table-cell table:formula="of:=[.B33]-(0.002*RAND())" office:value-type="float" office:value="-0.000744269479516536" calcext:value-type="float">
            <text:p>-0.0007442695</text:p>
          </table:table-cell>
          <table:table-cell table:formula="of:=[.B33]+(0.002*RAND())" office:value-type="float" office:value="0.00198516145665468" calcext:value-type="float">
            <text:p>0.0019851615</text:p>
          </table:table-cell>
          <table:table-cell/>
          <table:table-cell table:style-name="ce3" table:formula="of:=[.C33]" office:value-type="float" office:value="3.05228" calcext:value-type="float">
            <text:p>3.05228</text:p>
          </table:table-cell>
          <table:table-cell table:style-name="ce3" table:formula="of:=[.B33]+(0.002*RAND())" office:value-type="float" office:value="0.000615435008020301" calcext:value-type="float">
            <text:p>0.000615435</text:p>
          </table:table-cell>
          <table:table-cell table:style-name="ce3" table:formula="of:=[.B33]" office:value-type="float" office:value="0.000316" calcext:value-type="float">
            <text:p>0.000316</text:p>
          </table:table-cell>
          <table:table-cell table:style-name="ce3" table:formula="of:=[.B33]-(0.0006*RAND())+0.0005" office:value-type="float" office:value="0.000745031158810105" calcext:value-type="float">
            <text:p>0.0007450312</text:p>
          </table:table-cell>
        </table:table-row>
        <table:table-row table:style-name="ro2">
          <table:table-cell/>
          <table:table-cell office:value-type="float" office:value="0.000128" calcext:value-type="float">
            <text:p>0.000128</text:p>
          </table:table-cell>
          <table:table-cell table:formula="of:=[.D34]-2" office:value-type="float" office:value="3.04821" calcext:value-type="float">
            <text:p>3.04821</text:p>
          </table:table-cell>
          <table:table-cell table:style-name="ce3" office:value-type="float" office:value="5.04821" calcext:value-type="float">
            <text:p>5.04821</text:p>
          </table:table-cell>
          <table:table-cell table:formula="of:=[.B34]-(0.002*RAND())" office:value-type="float" office:value="-0.000653276006297532" calcext:value-type="float">
            <text:p>-0.000653276</text:p>
          </table:table-cell>
          <table:table-cell table:formula="of:=[.B34]+(0.002*RAND())" office:value-type="float" office:value="0.00143503730503446" calcext:value-type="float">
            <text:p>0.0014350373</text:p>
          </table:table-cell>
          <table:table-cell/>
          <table:table-cell table:style-name="ce3" table:formula="of:=[.C34]" office:value-type="float" office:value="3.04821" calcext:value-type="float">
            <text:p>3.04821</text:p>
          </table:table-cell>
          <table:table-cell table:style-name="ce3" table:formula="of:=[.B34]+(0.002*RAND())" office:value-type="float" office:value="0.00174607843298058" calcext:value-type="float">
            <text:p>0.0017460784</text:p>
          </table:table-cell>
          <table:table-cell table:style-name="ce3" table:formula="of:=[.B34]" office:value-type="float" office:value="0.000128" calcext:value-type="float">
            <text:p>0.000128</text:p>
          </table:table-cell>
          <table:table-cell table:style-name="ce3" table:formula="of:=[.B34]-(0.0006*RAND())+0.0005" office:value-type="float" office:value="0.000261142674261525" calcext:value-type="float">
            <text:p>0.0002611427</text:p>
          </table:table-cell>
        </table:table-row>
        <table:table-row table:style-name="ro2">
          <table:table-cell/>
          <table:table-cell office:value-type="float" office:value="0.000156" calcext:value-type="float">
            <text:p>0.000156</text:p>
          </table:table-cell>
          <table:table-cell table:formula="of:=[.D35]-2" office:value-type="float" office:value="3.06175" calcext:value-type="float">
            <text:p>3.06175</text:p>
          </table:table-cell>
          <table:table-cell table:style-name="ce3" office:value-type="float" office:value="5.06175" calcext:value-type="float">
            <text:p>5.06175</text:p>
          </table:table-cell>
          <table:table-cell table:formula="of:=[.B35]-(0.002*RAND())" office:value-type="float" office:value="-0.0018242676476706" calcext:value-type="float">
            <text:p>-0.0018242676</text:p>
          </table:table-cell>
          <table:table-cell table:formula="of:=[.B35]+(0.002*RAND())" office:value-type="float" office:value="0.000314239122701936" calcext:value-type="float">
            <text:p>0.0003142391</text:p>
          </table:table-cell>
          <table:table-cell/>
          <table:table-cell table:style-name="ce3" table:formula="of:=[.C35]" office:value-type="float" office:value="3.06175" calcext:value-type="float">
            <text:p>3.06175</text:p>
          </table:table-cell>
          <table:table-cell table:style-name="ce3" table:formula="of:=[.B35]+(0.002*RAND())" office:value-type="float" office:value="0.000980021115790228" calcext:value-type="float">
            <text:p>0.0009800211</text:p>
          </table:table-cell>
          <table:table-cell table:style-name="ce3" table:formula="of:=[.B35]" office:value-type="float" office:value="0.000156" calcext:value-type="float">
            <text:p>0.000156</text:p>
          </table:table-cell>
          <table:table-cell table:style-name="ce3" table:formula="of:=[.B35]-(0.0006*RAND())+0.0005" office:value-type="float" office:value="0.000552619597882138" calcext:value-type="float">
            <text:p>0.0005526196</text:p>
          </table:table-cell>
        </table:table-row>
        <table:table-row table:style-name="ro2">
          <table:table-cell/>
          <table:table-cell office:value-type="float" office:value="0.000252" calcext:value-type="float">
            <text:p>0.000252</text:p>
          </table:table-cell>
          <table:table-cell table:formula="of:=[.D36]-2" office:value-type="float" office:value="3.06407" calcext:value-type="float">
            <text:p>3.06407</text:p>
          </table:table-cell>
          <table:table-cell table:style-name="ce3" office:value-type="float" office:value="5.06407" calcext:value-type="float">
            <text:p>5.06407</text:p>
          </table:table-cell>
          <table:table-cell table:formula="of:=[.B36]-(0.002*RAND())" office:value-type="float" office:value="-0.000925743085190405" calcext:value-type="float">
            <text:p>-0.0009257431</text:p>
          </table:table-cell>
          <table:table-cell table:formula="of:=[.B36]+(0.002*RAND())" office:value-type="float" office:value="0.000570607830755707" calcext:value-type="float">
            <text:p>0.0005706078</text:p>
          </table:table-cell>
          <table:table-cell/>
          <table:table-cell table:style-name="ce3" table:formula="of:=[.C36]" office:value-type="float" office:value="3.06407" calcext:value-type="float">
            <text:p>3.06407</text:p>
          </table:table-cell>
          <table:table-cell table:style-name="ce3" table:formula="of:=[.B36]+(0.002*RAND())" office:value-type="float" office:value="0.000753836160966434" calcext:value-type="float">
            <text:p>0.0007538362</text:p>
          </table:table-cell>
          <table:table-cell table:style-name="ce3" table:formula="of:=[.B36]" office:value-type="float" office:value="0.000252" calcext:value-type="float">
            <text:p>0.000252</text:p>
          </table:table-cell>
          <table:table-cell table:style-name="ce3" table:formula="of:=[.B36]-(0.0006*RAND())+0.0005" office:value-type="float" office:value="0.000312024354690045" calcext:value-type="float">
            <text:p>0.0003120244</text:p>
          </table:table-cell>
        </table:table-row>
        <table:table-row table:style-name="ro2">
          <table:table-cell/>
          <table:table-cell office:value-type="float" office:value="0.000135" calcext:value-type="float">
            <text:p>0.000135</text:p>
          </table:table-cell>
          <table:table-cell table:formula="of:=[.D37]-2" office:value-type="float" office:value="3.04165" calcext:value-type="float">
            <text:p>3.04165</text:p>
          </table:table-cell>
          <table:table-cell table:style-name="ce3" office:value-type="float" office:value="5.04165" calcext:value-type="float">
            <text:p>5.04165</text:p>
          </table:table-cell>
          <table:table-cell table:formula="of:=[.B37]-(0.002*RAND())" office:value-type="float" office:value="-0.0013331613365969" calcext:value-type="float">
            <text:p>-0.0013331613</text:p>
          </table:table-cell>
          <table:table-cell table:formula="of:=[.B37]+(0.002*RAND())" office:value-type="float" office:value="0.00206989076734954" calcext:value-type="float">
            <text:p>0.0020698908</text:p>
          </table:table-cell>
          <table:table-cell/>
          <table:table-cell table:style-name="ce3" table:formula="of:=[.C37]" office:value-type="float" office:value="3.04165" calcext:value-type="float">
            <text:p>3.04165</text:p>
          </table:table-cell>
          <table:table-cell table:style-name="ce3" table:formula="of:=[.B37]+(0.002*RAND())" office:value-type="float" office:value="0.00142001332408932" calcext:value-type="float">
            <text:p>0.0014200133</text:p>
          </table:table-cell>
          <table:table-cell table:style-name="ce3" table:formula="of:=[.B37]" office:value-type="float" office:value="0.000135" calcext:value-type="float">
            <text:p>0.000135</text:p>
          </table:table-cell>
          <table:table-cell table:style-name="ce3" table:formula="of:=[.B37]-(0.0006*RAND())+0.0005" office:value-type="float" office:value="0.000241766490216948" calcext:value-type="float">
            <text:p>0.0002417665</text:p>
          </table:table-cell>
        </table:table-row>
        <table:table-row table:style-name="ro2">
          <table:table-cell/>
          <table:table-cell office:value-type="float" office:value="0.000309" calcext:value-type="float">
            <text:p>0.000309</text:p>
          </table:table-cell>
          <table:table-cell table:formula="of:=[.D38]-2" office:value-type="float" office:value="3.03057" calcext:value-type="float">
            <text:p>3.03057</text:p>
          </table:table-cell>
          <table:table-cell table:style-name="ce3" office:value-type="float" office:value="5.03057" calcext:value-type="float">
            <text:p>5.03057</text:p>
          </table:table-cell>
          <table:table-cell table:formula="of:=[.B38]-(0.002*RAND())" office:value-type="float" office:value="-0.00000225221616849592" calcext:value-type="float">
            <text:p>-2.25221616849592E-06</text:p>
          </table:table-cell>
          <table:table-cell table:formula="of:=[.B38]+(0.002*RAND())" office:value-type="float" office:value="0.000571466457870271" calcext:value-type="float">
            <text:p>0.0005714665</text:p>
          </table:table-cell>
          <table:table-cell/>
          <table:table-cell table:style-name="ce3" table:formula="of:=[.C38]" office:value-type="float" office:value="3.03057" calcext:value-type="float">
            <text:p>3.03057</text:p>
          </table:table-cell>
          <table:table-cell table:style-name="ce3" table:formula="of:=[.B38]+(0.002*RAND())" office:value-type="float" office:value="0.00168072706585971" calcext:value-type="float">
            <text:p>0.0016807271</text:p>
          </table:table-cell>
          <table:table-cell table:style-name="ce3" table:formula="of:=[.B38]" office:value-type="float" office:value="0.000309" calcext:value-type="float">
            <text:p>0.000309</text:p>
          </table:table-cell>
          <table:table-cell table:style-name="ce3" table:formula="of:=[.B38]-(0.0006*RAND())+0.0005" office:value-type="float" office:value="0.00043349115016297" calcext:value-type="float">
            <text:p>0.0004334912</text:p>
          </table:table-cell>
        </table:table-row>
        <table:table-row table:style-name="ro2">
          <table:table-cell/>
          <table:table-cell office:value-type="float" office:value="0.000185" calcext:value-type="float">
            <text:p>0.000185</text:p>
          </table:table-cell>
          <table:table-cell table:formula="of:=[.D39]-2" office:value-type="float" office:value="3.04994" calcext:value-type="float">
            <text:p>3.04994</text:p>
          </table:table-cell>
          <table:table-cell table:style-name="ce3" office:value-type="float" office:value="5.04994" calcext:value-type="float">
            <text:p>5.04994</text:p>
          </table:table-cell>
          <table:table-cell table:formula="of:=[.B39]-(0.002*RAND())" office:value-type="float" office:value="-0.00128711142099072" calcext:value-type="float">
            <text:p>-0.0012871114</text:p>
          </table:table-cell>
          <table:table-cell table:formula="of:=[.B39]+(0.002*RAND())" office:value-type="float" office:value="0.000634147278151737" calcext:value-type="float">
            <text:p>0.0006341473</text:p>
          </table:table-cell>
          <table:table-cell/>
          <table:table-cell table:style-name="ce3" table:formula="of:=[.C39]" office:value-type="float" office:value="3.04994" calcext:value-type="float">
            <text:p>3.04994</text:p>
          </table:table-cell>
          <table:table-cell table:style-name="ce3" table:formula="of:=[.B39]+(0.002*RAND())" office:value-type="float" office:value="0.00165660029284774" calcext:value-type="float">
            <text:p>0.0016566003</text:p>
          </table:table-cell>
          <table:table-cell table:style-name="ce3" table:formula="of:=[.B39]" office:value-type="float" office:value="0.000185" calcext:value-type="float">
            <text:p>0.000185</text:p>
          </table:table-cell>
          <table:table-cell table:style-name="ce3" table:formula="of:=[.B39]-(0.0006*RAND())+0.0005" office:value-type="float" office:value="0.000382844947973872" calcext:value-type="float">
            <text:p>0.0003828449</text:p>
          </table:table-cell>
        </table:table-row>
        <table:table-row table:style-name="ro2">
          <table:table-cell/>
          <table:table-cell office:value-type="float" office:value="0.000137" calcext:value-type="float">
            <text:p>0.000137</text:p>
          </table:table-cell>
          <table:table-cell table:formula="of:=[.D40]-2" office:value-type="float" office:value="3.04713" calcext:value-type="float">
            <text:p>3.04713</text:p>
          </table:table-cell>
          <table:table-cell table:style-name="ce3" office:value-type="float" office:value="5.04713" calcext:value-type="float">
            <text:p>5.04713</text:p>
          </table:table-cell>
          <table:table-cell table:formula="of:=[.B40]-(0.002*RAND())" office:value-type="float" office:value="-0.00035797285084907" calcext:value-type="float">
            <text:p>-0.0003579729</text:p>
          </table:table-cell>
          <table:table-cell table:formula="of:=[.B40]+(0.002*RAND())" office:value-type="float" office:value="0.000808008455495182" calcext:value-type="float">
            <text:p>0.0008080085</text:p>
          </table:table-cell>
          <table:table-cell/>
          <table:table-cell table:style-name="ce3" table:formula="of:=[.C40]" office:value-type="float" office:value="3.04713" calcext:value-type="float">
            <text:p>3.04713</text:p>
          </table:table-cell>
          <table:table-cell table:style-name="ce3" table:formula="of:=[.B40]+(0.002*RAND())" office:value-type="float" office:value="0.000211103502866984" calcext:value-type="float">
            <text:p>0.0002111035</text:p>
          </table:table-cell>
          <table:table-cell table:style-name="ce3" table:formula="of:=[.B40]" office:value-type="float" office:value="0.000137" calcext:value-type="float">
            <text:p>0.000137</text:p>
          </table:table-cell>
          <table:table-cell table:style-name="ce3" table:formula="of:=[.B40]-(0.0006*RAND())+0.0005" office:value-type="float" office:value="0.000177651577087051" calcext:value-type="float">
            <text:p>0.0001776516</text:p>
          </table:table-cell>
        </table:table-row>
        <table:table-row table:style-name="ro2">
          <table:table-cell/>
          <table:table-cell office:value-type="float" office:value="0.000152" calcext:value-type="float">
            <text:p>0.000152</text:p>
          </table:table-cell>
          <table:table-cell table:formula="of:=[.D41]-2" office:value-type="float" office:value="3.04249" calcext:value-type="float">
            <text:p>3.04249</text:p>
          </table:table-cell>
          <table:table-cell table:style-name="ce3" office:value-type="float" office:value="5.04249" calcext:value-type="float">
            <text:p>5.04249</text:p>
          </table:table-cell>
          <table:table-cell table:formula="of:=[.B41]-(0.002*RAND())" office:value-type="float" office:value="-0.00111088035759367" calcext:value-type="float">
            <text:p>-0.0011108804</text:p>
          </table:table-cell>
          <table:table-cell table:formula="of:=[.B41]+(0.002*RAND())" office:value-type="float" office:value="0.00109222361688737" calcext:value-type="float">
            <text:p>0.0010922236</text:p>
          </table:table-cell>
          <table:table-cell/>
          <table:table-cell table:style-name="ce3" table:formula="of:=[.C41]" office:value-type="float" office:value="3.04249" calcext:value-type="float">
            <text:p>3.04249</text:p>
          </table:table-cell>
          <table:table-cell table:style-name="ce3" table:formula="of:=[.B41]+(0.002*RAND())" office:value-type="float" office:value="0.000965274658225344" calcext:value-type="float">
            <text:p>0.0009652747</text:p>
          </table:table-cell>
          <table:table-cell table:style-name="ce3" table:formula="of:=[.B41]" office:value-type="float" office:value="0.000152" calcext:value-type="float">
            <text:p>0.000152</text:p>
          </table:table-cell>
          <table:table-cell table:style-name="ce3" table:formula="of:=[.B41]-(0.0006*RAND())+0.0005" office:value-type="float" office:value="0.00027862189343027" calcext:value-type="float">
            <text:p>0.0002786219</text:p>
          </table:table-cell>
        </table:table-row>
        <table:table-row table:style-name="ro2">
          <table:table-cell/>
          <table:table-cell office:value-type="float" office:value="0.00011" calcext:value-type="float">
            <text:p>0.00011</text:p>
          </table:table-cell>
          <table:table-cell table:formula="of:=[.D42]-2" office:value-type="float" office:value="3.04244" calcext:value-type="float">
            <text:p>3.04244</text:p>
          </table:table-cell>
          <table:table-cell table:style-name="ce3" office:value-type="float" office:value="5.04244" calcext:value-type="float">
            <text:p>5.04244</text:p>
          </table:table-cell>
          <table:table-cell table:formula="of:=[.B42]-(0.002*RAND())" office:value-type="float" office:value="-0.00132407726379411" calcext:value-type="float">
            <text:p>-0.0013240773</text:p>
          </table:table-cell>
          <table:table-cell table:formula="of:=[.B42]+(0.002*RAND())" office:value-type="float" office:value="0.0005404386190572" calcext:value-type="float">
            <text:p>0.0005404386</text:p>
          </table:table-cell>
          <table:table-cell/>
          <table:table-cell table:style-name="ce3" table:formula="of:=[.C42]" office:value-type="float" office:value="3.04244" calcext:value-type="float">
            <text:p>3.04244</text:p>
          </table:table-cell>
          <table:table-cell table:style-name="ce3" table:formula="of:=[.B42]+(0.002*RAND())" office:value-type="float" office:value="0.00138475998316422" calcext:value-type="float">
            <text:p>0.00138476</text:p>
          </table:table-cell>
          <table:table-cell table:style-name="ce3" table:formula="of:=[.B42]" office:value-type="float" office:value="0.00011" calcext:value-type="float">
            <text:p>0.00011</text:p>
          </table:table-cell>
          <table:table-cell table:style-name="ce3" table:formula="of:=[.B42]-(0.0006*RAND())+0.0005" office:value-type="float" office:value="0.000406263046844606" calcext:value-type="float">
            <text:p>0.000406263</text:p>
          </table:table-cell>
        </table:table-row>
        <table:table-row table:style-name="ro2">
          <table:table-cell/>
          <table:table-cell office:value-type="float" office:value="0.000154" calcext:value-type="float">
            <text:p>0.000154</text:p>
          </table:table-cell>
          <table:table-cell table:formula="of:=[.D43]-2" office:value-type="float" office:value="3.03972" calcext:value-type="float">
            <text:p>3.03972</text:p>
          </table:table-cell>
          <table:table-cell table:style-name="ce3" office:value-type="float" office:value="5.03972" calcext:value-type="float">
            <text:p>5.03972</text:p>
          </table:table-cell>
          <table:table-cell table:formula="of:=[.B43]-(0.002*RAND())" office:value-type="float" office:value="-0.0000317076771850931" calcext:value-type="float">
            <text:p>-3.17076771850931E-05</text:p>
          </table:table-cell>
          <table:table-cell table:formula="of:=[.B43]+(0.002*RAND())" office:value-type="float" office:value="0.00153823535092494" calcext:value-type="float">
            <text:p>0.0015382354</text:p>
          </table:table-cell>
          <table:table-cell/>
          <table:table-cell table:style-name="ce3" table:formula="of:=[.C43]" office:value-type="float" office:value="3.03972" calcext:value-type="float">
            <text:p>3.03972</text:p>
          </table:table-cell>
          <table:table-cell table:style-name="ce3" table:formula="of:=[.B43]+(0.002*RAND())" office:value-type="float" office:value="0.00156021711640021" calcext:value-type="float">
            <text:p>0.0015602171</text:p>
          </table:table-cell>
          <table:table-cell table:style-name="ce3" table:formula="of:=[.B43]" office:value-type="float" office:value="0.000154" calcext:value-type="float">
            <text:p>0.000154</text:p>
          </table:table-cell>
          <table:table-cell table:style-name="ce3" table:formula="of:=[.B43]-(0.0006*RAND())+0.0005" office:value-type="float" office:value="0.000134119861570414" calcext:value-type="float">
            <text:p>0.0001341199</text:p>
          </table:table-cell>
        </table:table-row>
        <table:table-row table:style-name="ro2">
          <table:table-cell/>
          <table:table-cell office:value-type="float" office:value="0.000239" calcext:value-type="float">
            <text:p>0.000239</text:p>
          </table:table-cell>
          <table:table-cell table:formula="of:=[.D44]-2" office:value-type="float" office:value="3.05588" calcext:value-type="float">
            <text:p>3.05588</text:p>
          </table:table-cell>
          <table:table-cell table:style-name="ce3" office:value-type="float" office:value="5.05588" calcext:value-type="float">
            <text:p>5.05588</text:p>
          </table:table-cell>
          <table:table-cell table:formula="of:=[.B44]-(0.002*RAND())" office:value-type="float" office:value="-0.000598970498213907" calcext:value-type="float">
            <text:p>-0.0005989705</text:p>
          </table:table-cell>
          <table:table-cell table:formula="of:=[.B44]+(0.002*RAND())" office:value-type="float" office:value="0.00116641337843733" calcext:value-type="float">
            <text:p>0.0011664134</text:p>
          </table:table-cell>
          <table:table-cell/>
          <table:table-cell table:style-name="ce3" table:formula="of:=[.C44]" office:value-type="float" office:value="3.05588" calcext:value-type="float">
            <text:p>3.05588</text:p>
          </table:table-cell>
          <table:table-cell table:style-name="ce3" table:formula="of:=[.B44]+(0.002*RAND())" office:value-type="float" office:value="0.00213072652830644" calcext:value-type="float">
            <text:p>0.0021307265</text:p>
          </table:table-cell>
          <table:table-cell table:style-name="ce3" table:formula="of:=[.B44]" office:value-type="float" office:value="0.000239" calcext:value-type="float">
            <text:p>0.000239</text:p>
          </table:table-cell>
          <table:table-cell table:style-name="ce3" table:formula="of:=[.B44]-(0.0006*RAND())+0.0005" office:value-type="float" office:value="0.000297979759474287" calcext:value-type="float">
            <text:p>0.0002979798</text:p>
          </table:table-cell>
        </table:table-row>
        <table:table-row table:style-name="ro2">
          <table:table-cell/>
          <table:table-cell office:value-type="float" office:value="0.000713" calcext:value-type="float">
            <text:p>0.000713</text:p>
          </table:table-cell>
          <table:table-cell table:formula="of:=[.D45]-2" office:value-type="float" office:value="3.05251" calcext:value-type="float">
            <text:p>3.05251</text:p>
          </table:table-cell>
          <table:table-cell table:style-name="ce3" office:value-type="float" office:value="5.05251" calcext:value-type="float">
            <text:p>5.05251</text:p>
          </table:table-cell>
          <table:table-cell table:formula="of:=[.B45]-(0.002*RAND())" office:value-type="float" office:value="0.00043632822232302" calcext:value-type="float">
            <text:p>0.0004363282</text:p>
          </table:table-cell>
          <table:table-cell table:formula="of:=[.B45]+(0.002*RAND())" office:value-type="float" office:value="0.000824069219288194" calcext:value-type="float">
            <text:p>0.0008240692</text:p>
          </table:table-cell>
          <table:table-cell/>
          <table:table-cell table:style-name="ce3" table:formula="of:=[.C45]" office:value-type="float" office:value="3.05251" calcext:value-type="float">
            <text:p>3.05251</text:p>
          </table:table-cell>
          <table:table-cell table:style-name="ce3" table:formula="of:=[.B45]+(0.002*RAND())" office:value-type="float" office:value="0.00204653337444154" calcext:value-type="float">
            <text:p>0.0020465334</text:p>
          </table:table-cell>
          <table:table-cell table:style-name="ce3" table:formula="of:=[.B45]" office:value-type="float" office:value="0.000713" calcext:value-type="float">
            <text:p>0.000713</text:p>
          </table:table-cell>
          <table:table-cell table:style-name="ce3" table:formula="of:=[.B45]-(0.0006*RAND())+0.0005" office:value-type="float" office:value="0.000632514598358629" calcext:value-type="float">
            <text:p>0.0006325146</text:p>
          </table:table-cell>
        </table:table-row>
        <table:table-row table:style-name="ro2">
          <table:table-cell/>
          <table:table-cell office:value-type="float" office:value="0.000134" calcext:value-type="float">
            <text:p>0.000134</text:p>
          </table:table-cell>
          <table:table-cell table:formula="of:=[.D46]-2" office:value-type="float" office:value="3.05847" calcext:value-type="float">
            <text:p>3.05847</text:p>
          </table:table-cell>
          <table:table-cell table:style-name="ce3" office:value-type="float" office:value="5.05847" calcext:value-type="float">
            <text:p>5.05847</text:p>
          </table:table-cell>
          <table:table-cell table:formula="of:=[.B46]-(0.002*RAND())" office:value-type="float" office:value="-0.000522871712490792" calcext:value-type="float">
            <text:p>-0.0005228717</text:p>
          </table:table-cell>
          <table:table-cell table:formula="of:=[.B46]+(0.002*RAND())" office:value-type="float" office:value="0.00200631014907873" calcext:value-type="float">
            <text:p>0.0020063101</text:p>
          </table:table-cell>
          <table:table-cell/>
          <table:table-cell table:style-name="ce3" table:formula="of:=[.C46]" office:value-type="float" office:value="3.05847" calcext:value-type="float">
            <text:p>3.05847</text:p>
          </table:table-cell>
          <table:table-cell table:style-name="ce3" table:formula="of:=[.B46]+(0.002*RAND())" office:value-type="float" office:value="0.00162961162064935" calcext:value-type="float">
            <text:p>0.0016296116</text:p>
          </table:table-cell>
          <table:table-cell table:style-name="ce3" table:formula="of:=[.B46]" office:value-type="float" office:value="0.000134" calcext:value-type="float">
            <text:p>0.000134</text:p>
          </table:table-cell>
          <table:table-cell table:style-name="ce3" table:formula="of:=[.B46]-(0.0006*RAND())+0.0005" office:value-type="float" office:value="0.000427037003507237" calcext:value-type="float">
            <text:p>0.000427037</text:p>
          </table:table-cell>
        </table:table-row>
        <table:table-row table:style-name="ro2">
          <table:table-cell/>
          <table:table-cell office:value-type="float" office:value="0.00016" calcext:value-type="float">
            <text:p>0.00016</text:p>
          </table:table-cell>
          <table:table-cell table:formula="of:=[.D47]-2" office:value-type="float" office:value="3.04998" calcext:value-type="float">
            <text:p>3.04998</text:p>
          </table:table-cell>
          <table:table-cell table:style-name="ce3" office:value-type="float" office:value="5.04998" calcext:value-type="float">
            <text:p>5.04998</text:p>
          </table:table-cell>
          <table:table-cell table:formula="of:=[.B47]-(0.002*RAND())" office:value-type="float" office:value="0.0000664489996517624" calcext:value-type="float">
            <text:p>0.000066449</text:p>
          </table:table-cell>
          <table:table-cell table:formula="of:=[.B47]+(0.002*RAND())" office:value-type="float" office:value="0.00187925995049484" calcext:value-type="float">
            <text:p>0.00187926</text:p>
          </table:table-cell>
          <table:table-cell/>
          <table:table-cell table:style-name="ce3" table:formula="of:=[.C47]" office:value-type="float" office:value="3.04998" calcext:value-type="float">
            <text:p>3.04998</text:p>
          </table:table-cell>
          <table:table-cell table:style-name="ce3" table:formula="of:=[.B47]+(0.002*RAND())" office:value-type="float" office:value="0.00116515400650191" calcext:value-type="float">
            <text:p>0.001165154</text:p>
          </table:table-cell>
          <table:table-cell table:style-name="ce3" table:formula="of:=[.B47]" office:value-type="float" office:value="0.00016" calcext:value-type="float">
            <text:p>0.00016</text:p>
          </table:table-cell>
          <table:table-cell table:style-name="ce3" table:formula="of:=[.B47]-(0.0006*RAND())+0.0005" office:value-type="float" office:value="0.000598000625705015" calcext:value-type="float">
            <text:p>0.0005980006</text:p>
          </table:table-cell>
        </table:table-row>
        <table:table-row table:style-name="ro2">
          <table:table-cell/>
          <table:table-cell office:value-type="float" office:value="0.000245" calcext:value-type="float">
            <text:p>0.000245</text:p>
          </table:table-cell>
          <table:table-cell table:formula="of:=[.D48]-2" office:value-type="float" office:value="3.05204" calcext:value-type="float">
            <text:p>3.05204</text:p>
          </table:table-cell>
          <table:table-cell table:style-name="ce3" office:value-type="float" office:value="5.05204" calcext:value-type="float">
            <text:p>5.05204</text:p>
          </table:table-cell>
          <table:table-cell table:formula="of:=[.B48]-(0.002*RAND())" office:value-type="float" office:value="-0.000244387169033335" calcext:value-type="float">
            <text:p>-0.0002443872</text:p>
          </table:table-cell>
          <table:table-cell table:formula="of:=[.B48]+(0.002*RAND())" office:value-type="float" office:value="0.00130419254547846" calcext:value-type="float">
            <text:p>0.0013041925</text:p>
          </table:table-cell>
          <table:table-cell/>
          <table:table-cell table:style-name="ce3" table:formula="of:=[.C48]" office:value-type="float" office:value="3.05204" calcext:value-type="float">
            <text:p>3.05204</text:p>
          </table:table-cell>
          <table:table-cell table:style-name="ce3" table:formula="of:=[.B48]+(0.002*RAND())" office:value-type="float" office:value="0.00100810030313588" calcext:value-type="float">
            <text:p>0.0010081003</text:p>
          </table:table-cell>
          <table:table-cell table:style-name="ce3" table:formula="of:=[.B48]" office:value-type="float" office:value="0.000245" calcext:value-type="float">
            <text:p>0.000245</text:p>
          </table:table-cell>
          <table:table-cell table:style-name="ce3" table:formula="of:=[.B48]-(0.0006*RAND())+0.0005" office:value-type="float" office:value="0.000638312377248372" calcext:value-type="float">
            <text:p>0.0006383124</text:p>
          </table:table-cell>
        </table:table-row>
        <table:table-row table:style-name="ro2">
          <table:table-cell/>
          <table:table-cell office:value-type="float" office:value="0.000169" calcext:value-type="float">
            <text:p>0.000169</text:p>
          </table:table-cell>
          <table:table-cell table:formula="of:=[.D49]-2" office:value-type="float" office:value="3.04678" calcext:value-type="float">
            <text:p>3.04678</text:p>
          </table:table-cell>
          <table:table-cell table:style-name="ce3" office:value-type="float" office:value="5.04678" calcext:value-type="float">
            <text:p>5.04678</text:p>
          </table:table-cell>
          <table:table-cell table:formula="of:=[.B49]-(0.002*RAND())" office:value-type="float" office:value="-0.0000774543622451462" calcext:value-type="float">
            <text:p>-7.74543622451462E-05</text:p>
          </table:table-cell>
          <table:table-cell table:formula="of:=[.B49]+(0.002*RAND())" office:value-type="float" office:value="0.000432799277223076" calcext:value-type="float">
            <text:p>0.0004327993</text:p>
          </table:table-cell>
          <table:table-cell/>
          <table:table-cell table:style-name="ce3" table:formula="of:=[.C49]" office:value-type="float" office:value="3.04678" calcext:value-type="float">
            <text:p>3.04678</text:p>
          </table:table-cell>
          <table:table-cell table:style-name="ce3" table:formula="of:=[.B49]+(0.002*RAND())" office:value-type="float" office:value="0.00207250896123069" calcext:value-type="float">
            <text:p>0.002072509</text:p>
          </table:table-cell>
          <table:table-cell table:style-name="ce3" table:formula="of:=[.B49]" office:value-type="float" office:value="0.000169" calcext:value-type="float">
            <text:p>0.000169</text:p>
          </table:table-cell>
          <table:table-cell table:style-name="ce3" table:formula="of:=[.B49]-(0.0006*RAND())+0.0005" office:value-type="float" office:value="0.00043329226424322" calcext:value-type="float">
            <text:p>0.0004332923</text:p>
          </table:table-cell>
        </table:table-row>
        <table:table-row table:style-name="ro2">
          <table:table-cell/>
          <table:table-cell office:value-type="float" office:value="0.000174" calcext:value-type="float">
            <text:p>0.000174</text:p>
          </table:table-cell>
          <table:table-cell table:formula="of:=[.D50]-2" office:value-type="float" office:value="3.04645" calcext:value-type="float">
            <text:p>3.04645</text:p>
          </table:table-cell>
          <table:table-cell table:style-name="ce3" office:value-type="float" office:value="5.04645" calcext:value-type="float">
            <text:p>5.04645</text:p>
          </table:table-cell>
          <table:table-cell table:formula="of:=[.B50]-(0.002*RAND())" office:value-type="float" office:value="-0.00114385352346911" calcext:value-type="float">
            <text:p>-0.0011438535</text:p>
          </table:table-cell>
          <table:table-cell table:formula="of:=[.B50]+(0.002*RAND())" office:value-type="float" office:value="0.000536768778260329" calcext:value-type="float">
            <text:p>0.0005367688</text:p>
          </table:table-cell>
          <table:table-cell/>
          <table:table-cell table:style-name="ce3" table:formula="of:=[.C50]" office:value-type="float" office:value="3.04645" calcext:value-type="float">
            <text:p>3.04645</text:p>
          </table:table-cell>
          <table:table-cell table:style-name="ce3" table:formula="of:=[.B50]+(0.002*RAND())" office:value-type="float" office:value="0.000650789961368204" calcext:value-type="float">
            <text:p>0.00065079</text:p>
          </table:table-cell>
          <table:table-cell table:style-name="ce3" table:formula="of:=[.B50]" office:value-type="float" office:value="0.000174" calcext:value-type="float">
            <text:p>0.000174</text:p>
          </table:table-cell>
          <table:table-cell table:style-name="ce3" table:formula="of:=[.B50]-(0.0006*RAND())+0.0005" office:value-type="float" office:value="0.000549628577034232" calcext:value-type="float">
            <text:p>0.0005496286</text:p>
          </table:table-cell>
        </table:table-row>
        <table:table-row table:style-name="ro2">
          <table:table-cell/>
          <table:table-cell office:value-type="float" office:value="0.000413" calcext:value-type="float">
            <text:p>0.000413</text:p>
          </table:table-cell>
          <table:table-cell table:formula="of:=[.D51]-2" office:value-type="float" office:value="3.04476" calcext:value-type="float">
            <text:p>3.04476</text:p>
          </table:table-cell>
          <table:table-cell table:style-name="ce3" office:value-type="float" office:value="5.04476" calcext:value-type="float">
            <text:p>5.04476</text:p>
          </table:table-cell>
          <table:table-cell table:formula="of:=[.B51]-(0.002*RAND())" office:value-type="float" office:value="-0.000336087683446957" calcext:value-type="float">
            <text:p>-0.0003360877</text:p>
          </table:table-cell>
          <table:table-cell table:formula="of:=[.B51]+(0.002*RAND())" office:value-type="float" office:value="0.00138487693344583" calcext:value-type="float">
            <text:p>0.0013848769</text:p>
          </table:table-cell>
          <table:table-cell/>
          <table:table-cell table:style-name="ce3" table:formula="of:=[.C51]" office:value-type="float" office:value="3.04476" calcext:value-type="float">
            <text:p>3.04476</text:p>
          </table:table-cell>
          <table:table-cell table:style-name="ce3" table:formula="of:=[.B51]+(0.002*RAND())" office:value-type="float" office:value="0.000914181218059728" calcext:value-type="float">
            <text:p>0.0009141812</text:p>
          </table:table-cell>
          <table:table-cell table:style-name="ce3" table:formula="of:=[.B51]" office:value-type="float" office:value="0.000413" calcext:value-type="float">
            <text:p>0.000413</text:p>
          </table:table-cell>
          <table:table-cell table:style-name="ce3" table:formula="of:=[.B51]-(0.0006*RAND())+0.0005" office:value-type="float" office:value="0.000614417030784442" calcext:value-type="float">
            <text:p>0.000614417</text:p>
          </table:table-cell>
        </table:table-row>
        <table:table-row table:style-name="ro2">
          <table:table-cell/>
          <table:table-cell office:value-type="float" office:value="0.000167" calcext:value-type="float">
            <text:p>0.000167</text:p>
          </table:table-cell>
          <table:table-cell table:formula="of:=[.D52]-2" office:value-type="float" office:value="3.04385" calcext:value-type="float">
            <text:p>3.04385</text:p>
          </table:table-cell>
          <table:table-cell table:style-name="ce3" office:value-type="float" office:value="5.04385" calcext:value-type="float">
            <text:p>5.04385</text:p>
          </table:table-cell>
          <table:table-cell table:formula="of:=[.B52]-(0.002*RAND())" office:value-type="float" office:value="0.000134594981519295" calcext:value-type="float">
            <text:p>0.000134595</text:p>
          </table:table-cell>
          <table:table-cell table:formula="of:=[.B52]+(0.002*RAND())" office:value-type="float" office:value="0.0015087685336904" calcext:value-type="float">
            <text:p>0.0015087685</text:p>
          </table:table-cell>
          <table:table-cell/>
          <table:table-cell table:style-name="ce3" table:formula="of:=[.C52]" office:value-type="float" office:value="3.04385" calcext:value-type="float">
            <text:p>3.04385</text:p>
          </table:table-cell>
          <table:table-cell table:style-name="ce3" table:formula="of:=[.B52]+(0.002*RAND())" office:value-type="float" office:value="0.00201238938865251" calcext:value-type="float">
            <text:p>0.0020123894</text:p>
          </table:table-cell>
          <table:table-cell table:style-name="ce3" table:formula="of:=[.B52]" office:value-type="float" office:value="0.000167" calcext:value-type="float">
            <text:p>0.000167</text:p>
          </table:table-cell>
          <table:table-cell table:style-name="ce3" table:formula="of:=[.B52]-(0.0006*RAND())+0.0005" office:value-type="float" office:value="0.000347938049630832" calcext:value-type="float">
            <text:p>0.000347938</text:p>
          </table:table-cell>
        </table:table-row>
        <table:table-row table:style-name="ro2">
          <table:table-cell/>
          <table:table-cell office:value-type="float" office:value="0.000318" calcext:value-type="float">
            <text:p>0.000318</text:p>
          </table:table-cell>
          <table:table-cell table:formula="of:=[.D53]-2" office:value-type="float" office:value="3.03641" calcext:value-type="float">
            <text:p>3.03641</text:p>
          </table:table-cell>
          <table:table-cell table:style-name="ce3" office:value-type="float" office:value="5.03641" calcext:value-type="float">
            <text:p>5.03641</text:p>
          </table:table-cell>
          <table:table-cell table:formula="of:=[.B53]-(0.002*RAND())" office:value-type="float" office:value="-0.00159380263095603" calcext:value-type="float">
            <text:p>-0.0015938026</text:p>
          </table:table-cell>
          <table:table-cell table:formula="of:=[.B53]+(0.002*RAND())" office:value-type="float" office:value="0.0012873449273958" calcext:value-type="float">
            <text:p>0.0012873449</text:p>
          </table:table-cell>
          <table:table-cell/>
          <table:table-cell table:style-name="ce3" table:formula="of:=[.C53]" office:value-type="float" office:value="3.03641" calcext:value-type="float">
            <text:p>3.03641</text:p>
          </table:table-cell>
          <table:table-cell table:style-name="ce3" table:formula="of:=[.B53]+(0.002*RAND())" office:value-type="float" office:value="0.000610781919177289" calcext:value-type="float">
            <text:p>0.0006107819</text:p>
          </table:table-cell>
          <table:table-cell table:style-name="ce3" table:formula="of:=[.B53]" office:value-type="float" office:value="0.000318" calcext:value-type="float">
            <text:p>0.000318</text:p>
          </table:table-cell>
          <table:table-cell table:style-name="ce3" table:formula="of:=[.B53]-(0.0006*RAND())+0.0005" office:value-type="float" office:value="0.000257698885922849" calcext:value-type="float">
            <text:p>0.0002576989</text:p>
          </table:table-cell>
        </table:table-row>
        <table:table-row table:style-name="ro2">
          <table:table-cell/>
          <table:table-cell office:value-type="float" office:value="0.000162" calcext:value-type="float">
            <text:p>0.000162</text:p>
          </table:table-cell>
          <table:table-cell table:formula="of:=[.D54]-2" office:value-type="float" office:value="3.0576" calcext:value-type="float">
            <text:p>3.0576</text:p>
          </table:table-cell>
          <table:table-cell table:style-name="ce3" office:value-type="float" office:value="5.0576" calcext:value-type="float">
            <text:p>5.0576</text:p>
          </table:table-cell>
          <table:table-cell table:formula="of:=[.B54]-(0.002*RAND())" office:value-type="float" office:value="-0.000303118853559784" calcext:value-type="float">
            <text:p>-0.0003031189</text:p>
          </table:table-cell>
          <table:table-cell table:formula="of:=[.B54]+(0.002*RAND())" office:value-type="float" office:value="0.000944636175101172" calcext:value-type="float">
            <text:p>0.0009446362</text:p>
          </table:table-cell>
          <table:table-cell/>
          <table:table-cell table:style-name="ce3" table:formula="of:=[.C54]" office:value-type="float" office:value="3.0576" calcext:value-type="float">
            <text:p>3.0576</text:p>
          </table:table-cell>
          <table:table-cell table:style-name="ce3" table:formula="of:=[.B54]+(0.002*RAND())" office:value-type="float" office:value="0.00197826659820085" calcext:value-type="float">
            <text:p>0.0019782666</text:p>
          </table:table-cell>
          <table:table-cell table:style-name="ce3" table:formula="of:=[.B54]" office:value-type="float" office:value="0.000162" calcext:value-type="float">
            <text:p>0.000162</text:p>
          </table:table-cell>
          <table:table-cell table:style-name="ce3" table:formula="of:=[.B54]-(0.0006*RAND())+0.0005" office:value-type="float" office:value="0.000265016411702309" calcext:value-type="float">
            <text:p>0.0002650164</text:p>
          </table:table-cell>
        </table:table-row>
        <table:table-row table:style-name="ro2">
          <table:table-cell/>
          <table:table-cell office:value-type="float" office:value="0.000241" calcext:value-type="float">
            <text:p>0.000241</text:p>
          </table:table-cell>
          <table:table-cell table:formula="of:=[.D55]-2" office:value-type="float" office:value="3.0475" calcext:value-type="float">
            <text:p>3.0475</text:p>
          </table:table-cell>
          <table:table-cell table:style-name="ce3" office:value-type="float" office:value="5.0475" calcext:value-type="float">
            <text:p>5.0475</text:p>
          </table:table-cell>
          <table:table-cell table:formula="of:=[.B55]-(0.002*RAND())" office:value-type="float" office:value="-0.000774026204295601" calcext:value-type="float">
            <text:p>-0.0007740262</text:p>
          </table:table-cell>
          <table:table-cell table:formula="of:=[.B55]+(0.002*RAND())" office:value-type="float" office:value="0.00205139134143803" calcext:value-type="float">
            <text:p>0.0020513913</text:p>
          </table:table-cell>
          <table:table-cell/>
          <table:table-cell table:style-name="ce3" table:formula="of:=[.C55]" office:value-type="float" office:value="3.0475" calcext:value-type="float">
            <text:p>3.0475</text:p>
          </table:table-cell>
          <table:table-cell table:style-name="ce3" table:formula="of:=[.B55]+(0.002*RAND())" office:value-type="float" office:value="0.00201565861610047" calcext:value-type="float">
            <text:p>0.0020156586</text:p>
          </table:table-cell>
          <table:table-cell table:style-name="ce3" table:formula="of:=[.B55]" office:value-type="float" office:value="0.000241" calcext:value-type="float">
            <text:p>0.000241</text:p>
          </table:table-cell>
          <table:table-cell table:style-name="ce3" table:formula="of:=[.B55]-(0.0006*RAND())+0.0005" office:value-type="float" office:value="0.000387804848004181" calcext:value-type="float">
            <text:p>0.0003878048</text:p>
          </table:table-cell>
        </table:table-row>
        <table:table-row table:style-name="ro2">
          <table:table-cell/>
          <table:table-cell office:value-type="float" office:value="0.000272" calcext:value-type="float">
            <text:p>0.000272</text:p>
          </table:table-cell>
          <table:table-cell table:formula="of:=[.D56]-2" office:value-type="float" office:value="3.06248" calcext:value-type="float">
            <text:p>3.06248</text:p>
          </table:table-cell>
          <table:table-cell table:style-name="ce3" office:value-type="float" office:value="5.06248" calcext:value-type="float">
            <text:p>5.06248</text:p>
          </table:table-cell>
          <table:table-cell table:formula="of:=[.B56]-(0.002*RAND())" office:value-type="float" office:value="-0.000427864789934107" calcext:value-type="float">
            <text:p>-0.0004278648</text:p>
          </table:table-cell>
          <table:table-cell table:formula="of:=[.B56]+(0.002*RAND())" office:value-type="float" office:value="0.00135253542545689" calcext:value-type="float">
            <text:p>0.0013525354</text:p>
          </table:table-cell>
          <table:table-cell/>
          <table:table-cell table:style-name="ce3" table:formula="of:=[.C56]" office:value-type="float" office:value="3.06248" calcext:value-type="float">
            <text:p>3.06248</text:p>
          </table:table-cell>
          <table:table-cell table:style-name="ce3" table:formula="of:=[.B56]+(0.002*RAND())" office:value-type="float" office:value="0.0011643540373222" calcext:value-type="float">
            <text:p>0.001164354</text:p>
          </table:table-cell>
          <table:table-cell table:style-name="ce3" table:formula="of:=[.B56]" office:value-type="float" office:value="0.000272" calcext:value-type="float">
            <text:p>0.000272</text:p>
          </table:table-cell>
          <table:table-cell table:style-name="ce3" table:formula="of:=[.B56]-(0.0006*RAND())+0.0005" office:value-type="float" office:value="0.00038051366661554" calcext:value-type="float">
            <text:p>0.0003805137</text:p>
          </table:table-cell>
        </table:table-row>
        <table:table-row table:style-name="ro2">
          <table:table-cell/>
          <table:table-cell office:value-type="float" office:value="0.000423" calcext:value-type="float">
            <text:p>0.000423</text:p>
          </table:table-cell>
          <table:table-cell table:formula="of:=[.D57]-2" office:value-type="float" office:value="3.02897" calcext:value-type="float">
            <text:p>3.02897</text:p>
          </table:table-cell>
          <table:table-cell table:style-name="ce3" office:value-type="float" office:value="5.02897" calcext:value-type="float">
            <text:p>5.02897</text:p>
          </table:table-cell>
          <table:table-cell table:formula="of:=[.B57]-(0.002*RAND())" office:value-type="float" office:value="-0.000809662949457195" calcext:value-type="float">
            <text:p>-0.0008096629</text:p>
          </table:table-cell>
          <table:table-cell table:formula="of:=[.B57]+(0.002*RAND())" office:value-type="float" office:value="0.00101556656181128" calcext:value-type="float">
            <text:p>0.0010155666</text:p>
          </table:table-cell>
          <table:table-cell/>
          <table:table-cell table:style-name="ce3" table:formula="of:=[.C57]" office:value-type="float" office:value="3.02897" calcext:value-type="float">
            <text:p>3.02897</text:p>
          </table:table-cell>
          <table:table-cell table:style-name="ce3" table:formula="of:=[.B57]+(0.002*RAND())" office:value-type="float" office:value="0.00162280209569801" calcext:value-type="float">
            <text:p>0.0016228021</text:p>
          </table:table-cell>
          <table:table-cell table:style-name="ce3" table:formula="of:=[.B57]" office:value-type="float" office:value="0.000423" calcext:value-type="float">
            <text:p>0.000423</text:p>
          </table:table-cell>
          <table:table-cell table:style-name="ce3" table:formula="of:=[.B57]-(0.0006*RAND())+0.0005" office:value-type="float" office:value="0.000439693875707966" calcext:value-type="float">
            <text:p>0.0004396939</text:p>
          </table:table-cell>
        </table:table-row>
        <table:table-row table:style-name="ro2">
          <table:table-cell/>
          <table:table-cell office:value-type="float" office:value="0.000156" calcext:value-type="float">
            <text:p>0.000156</text:p>
          </table:table-cell>
          <table:table-cell table:formula="of:=[.D58]-2" office:value-type="float" office:value="3.03849" calcext:value-type="float">
            <text:p>3.03849</text:p>
          </table:table-cell>
          <table:table-cell table:style-name="ce3" office:value-type="float" office:value="5.03849" calcext:value-type="float">
            <text:p>5.03849</text:p>
          </table:table-cell>
          <table:table-cell table:formula="of:=[.B58]-(0.002*RAND())" office:value-type="float" office:value="-0.00053994156679857" calcext:value-type="float">
            <text:p>-0.0005399416</text:p>
          </table:table-cell>
          <table:table-cell table:formula="of:=[.B58]+(0.002*RAND())" office:value-type="float" office:value="0.000506952913467685" calcext:value-type="float">
            <text:p>0.0005069529</text:p>
          </table:table-cell>
          <table:table-cell/>
          <table:table-cell table:style-name="ce3" table:formula="of:=[.C58]" office:value-type="float" office:value="3.03849" calcext:value-type="float">
            <text:p>3.03849</text:p>
          </table:table-cell>
          <table:table-cell table:style-name="ce3" table:formula="of:=[.B58]+(0.002*RAND())" office:value-type="float" office:value="0.000424464803564532" calcext:value-type="float">
            <text:p>0.0004244648</text:p>
          </table:table-cell>
          <table:table-cell table:style-name="ce3" table:formula="of:=[.B58]" office:value-type="float" office:value="0.000156" calcext:value-type="float">
            <text:p>0.000156</text:p>
          </table:table-cell>
          <table:table-cell table:style-name="ce3" table:formula="of:=[.B58]-(0.0006*RAND())+0.0005" office:value-type="float" office:value="0.000275418736638396" calcext:value-type="float">
            <text:p>0.0002754187</text:p>
          </table:table-cell>
        </table:table-row>
        <table:table-row table:style-name="ro2">
          <table:table-cell/>
          <table:table-cell table:style-name="ce4" office:value-type="float" office:value="0.000096" calcext:value-type="float">
            <text:p>9.60E-05</text:p>
          </table:table-cell>
          <table:table-cell table:formula="of:=[.D59]-2" office:value-type="float" office:value="3.05629" calcext:value-type="float">
            <text:p>3.05629</text:p>
          </table:table-cell>
          <table:table-cell table:style-name="ce3" office:value-type="float" office:value="5.05629" calcext:value-type="float">
            <text:p>5.05629</text:p>
          </table:table-cell>
          <table:table-cell table:formula="of:=[.B59]-(0.002*RAND())" office:value-type="float" office:value="-0.00100445133090377" calcext:value-type="float">
            <text:p>-0.0010044513</text:p>
          </table:table-cell>
          <table:table-cell table:formula="of:=[.B59]+(0.002*RAND())" office:value-type="float" office:value="0.000503672341053365" calcext:value-type="float">
            <text:p>0.0005036723</text:p>
          </table:table-cell>
          <table:table-cell/>
          <table:table-cell table:style-name="ce3" table:formula="of:=[.C59]" office:value-type="float" office:value="3.05629" calcext:value-type="float">
            <text:p>3.05629</text:p>
          </table:table-cell>
          <table:table-cell table:style-name="ce3" table:formula="of:=[.B59]+(0.002*RAND())" office:value-type="float" office:value="0.000243427989268801" calcext:value-type="float">
            <text:p>0.000243428</text:p>
          </table:table-cell>
          <table:table-cell table:style-name="ce3" table:formula="of:=[.B59]" office:value-type="float" office:value="0.000096" calcext:value-type="float">
            <text:p>0.000096</text:p>
          </table:table-cell>
          <table:table-cell table:style-name="ce3" table:formula="of:=[.B59]-(0.0006*RAND())+0.0005" office:value-type="float" office:value="0.0000218435233076982" calcext:value-type="float">
            <text:p>2.18435233076982E-05</text:p>
          </table:table-cell>
        </table:table-row>
        <table:table-row table:style-name="ro2">
          <table:table-cell/>
          <table:table-cell office:value-type="float" office:value="0.000217" calcext:value-type="float">
            <text:p>0.000217</text:p>
          </table:table-cell>
          <table:table-cell table:formula="of:=[.D60]-2" office:value-type="float" office:value="3.03867" calcext:value-type="float">
            <text:p>3.03867</text:p>
          </table:table-cell>
          <table:table-cell table:style-name="ce3" office:value-type="float" office:value="5.03867" calcext:value-type="float">
            <text:p>5.03867</text:p>
          </table:table-cell>
          <table:table-cell table:formula="of:=[.B60]-(0.002*RAND())" office:value-type="float" office:value="-0.00168645835532383" calcext:value-type="float">
            <text:p>-0.0016864584</text:p>
          </table:table-cell>
          <table:table-cell table:formula="of:=[.B60]+(0.002*RAND())" office:value-type="float" office:value="0.000604850205572222" calcext:value-type="float">
            <text:p>0.0006048502</text:p>
          </table:table-cell>
          <table:table-cell/>
          <table:table-cell table:style-name="ce3" table:formula="of:=[.C60]" office:value-type="float" office:value="3.03867" calcext:value-type="float">
            <text:p>3.03867</text:p>
          </table:table-cell>
          <table:table-cell table:style-name="ce3" table:formula="of:=[.B60]+(0.002*RAND())" office:value-type="float" office:value="0.0016038800126107" calcext:value-type="float">
            <text:p>0.00160388</text:p>
          </table:table-cell>
          <table:table-cell table:style-name="ce3" table:formula="of:=[.B60]" office:value-type="float" office:value="0.000217" calcext:value-type="float">
            <text:p>0.000217</text:p>
          </table:table-cell>
          <table:table-cell table:style-name="ce3" table:formula="of:=[.B60]-(0.0006*RAND())+0.0005" office:value-type="float" office:value="0.000266132348622199" calcext:value-type="float">
            <text:p>0.0002661323</text:p>
          </table:table-cell>
        </table:table-row>
        <table:table-row table:style-name="ro2">
          <table:table-cell/>
          <table:table-cell office:value-type="float" office:value="0.000277" calcext:value-type="float">
            <text:p>0.000277</text:p>
          </table:table-cell>
          <table:table-cell table:formula="of:=[.D61]-2" office:value-type="float" office:value="3.05556" calcext:value-type="float">
            <text:p>3.05556</text:p>
          </table:table-cell>
          <table:table-cell table:style-name="ce3" office:value-type="float" office:value="5.05556" calcext:value-type="float">
            <text:p>5.05556</text:p>
          </table:table-cell>
          <table:table-cell table:formula="of:=[.B61]-(0.002*RAND())" office:value-type="float" office:value="-0.00086170556521168" calcext:value-type="float">
            <text:p>-0.0008617056</text:p>
          </table:table-cell>
          <table:table-cell table:formula="of:=[.B61]+(0.002*RAND())" office:value-type="float" office:value="0.00162301013053658" calcext:value-type="float">
            <text:p>0.0016230101</text:p>
          </table:table-cell>
          <table:table-cell/>
          <table:table-cell table:style-name="ce3" table:formula="of:=[.C61]" office:value-type="float" office:value="3.05556" calcext:value-type="float">
            <text:p>3.05556</text:p>
          </table:table-cell>
          <table:table-cell table:style-name="ce3" table:formula="of:=[.B61]+(0.002*RAND())" office:value-type="float" office:value="0.000804704167935005" calcext:value-type="float">
            <text:p>0.0008047042</text:p>
          </table:table-cell>
          <table:table-cell table:style-name="ce3" table:formula="of:=[.B61]" office:value-type="float" office:value="0.000277" calcext:value-type="float">
            <text:p>0.000277</text:p>
          </table:table-cell>
          <table:table-cell table:style-name="ce3" table:formula="of:=[.B61]-(0.0006*RAND())+0.0005" office:value-type="float" office:value="0.000447244564469596" calcext:value-type="float">
            <text:p>0.0004472446</text:p>
          </table:table-cell>
        </table:table-row>
        <table:table-row table:style-name="ro2">
          <table:table-cell/>
          <table:table-cell office:value-type="float" office:value="0.000169" calcext:value-type="float">
            <text:p>0.000169</text:p>
          </table:table-cell>
          <table:table-cell table:formula="of:=[.D62]-2" office:value-type="float" office:value="3.05355" calcext:value-type="float">
            <text:p>3.05355</text:p>
          </table:table-cell>
          <table:table-cell table:style-name="ce3" office:value-type="float" office:value="5.05355" calcext:value-type="float">
            <text:p>5.05355</text:p>
          </table:table-cell>
          <table:table-cell table:formula="of:=[.B62]-(0.002*RAND())" office:value-type="float" office:value="-0.00164660822301351" calcext:value-type="float">
            <text:p>-0.0016466082</text:p>
          </table:table-cell>
          <table:table-cell table:formula="of:=[.B62]+(0.002*RAND())" office:value-type="float" office:value="0.00151581436902218" calcext:value-type="float">
            <text:p>0.0015158144</text:p>
          </table:table-cell>
          <table:table-cell/>
          <table:table-cell table:style-name="ce3" table:formula="of:=[.C62]" office:value-type="float" office:value="3.05355" calcext:value-type="float">
            <text:p>3.05355</text:p>
          </table:table-cell>
          <table:table-cell table:style-name="ce3" table:formula="of:=[.B62]+(0.002*RAND())" office:value-type="float" office:value="0.000586657845959137" calcext:value-type="float">
            <text:p>0.0005866578</text:p>
          </table:table-cell>
          <table:table-cell table:style-name="ce3" table:formula="of:=[.B62]" office:value-type="float" office:value="0.000169" calcext:value-type="float">
            <text:p>0.000169</text:p>
          </table:table-cell>
          <table:table-cell table:style-name="ce3" table:formula="of:=[.B62]-(0.0006*RAND())+0.0005" office:value-type="float" office:value="0.000305239395540041" calcext:value-type="float">
            <text:p>0.0003052394</text:p>
          </table:table-cell>
        </table:table-row>
        <table:table-row table:style-name="ro2">
          <table:table-cell/>
          <table:table-cell office:value-type="float" office:value="0.000341" calcext:value-type="float">
            <text:p>0.000341</text:p>
          </table:table-cell>
          <table:table-cell table:formula="of:=[.D63]-2" office:value-type="float" office:value="3.06105" calcext:value-type="float">
            <text:p>3.06105</text:p>
          </table:table-cell>
          <table:table-cell table:style-name="ce3" office:value-type="float" office:value="5.06105" calcext:value-type="float">
            <text:p>5.06105</text:p>
          </table:table-cell>
          <table:table-cell table:formula="of:=[.B63]-(0.002*RAND())" office:value-type="float" office:value="-0.00133656830786455" calcext:value-type="float">
            <text:p>-0.0013365683</text:p>
          </table:table-cell>
          <table:table-cell table:formula="of:=[.B63]+(0.002*RAND())" office:value-type="float" office:value="0.00117458990819611" calcext:value-type="float">
            <text:p>0.0011745899</text:p>
          </table:table-cell>
          <table:table-cell/>
          <table:table-cell table:style-name="ce3" table:formula="of:=[.C63]" office:value-type="float" office:value="3.06105" calcext:value-type="float">
            <text:p>3.06105</text:p>
          </table:table-cell>
          <table:table-cell table:style-name="ce3" table:formula="of:=[.B63]+(0.002*RAND())" office:value-type="float" office:value="0.00204961212412399" calcext:value-type="float">
            <text:p>0.0020496121</text:p>
          </table:table-cell>
          <table:table-cell table:style-name="ce3" table:formula="of:=[.B63]" office:value-type="float" office:value="0.000341" calcext:value-type="float">
            <text:p>0.000341</text:p>
          </table:table-cell>
          <table:table-cell table:style-name="ce3" table:formula="of:=[.B63]-(0.0006*RAND())+0.0005" office:value-type="float" office:value="0.000591951269713167" calcext:value-type="float">
            <text:p>0.0005919513</text:p>
          </table:table-cell>
        </table:table-row>
        <table:table-row table:style-name="ro2">
          <table:table-cell/>
          <table:table-cell office:value-type="float" office:value="0.000138" calcext:value-type="float">
            <text:p>0.000138</text:p>
          </table:table-cell>
          <table:table-cell table:formula="of:=[.D64]-2" office:value-type="float" office:value="3.06144" calcext:value-type="float">
            <text:p>3.06144</text:p>
          </table:table-cell>
          <table:table-cell table:style-name="ce3" office:value-type="float" office:value="5.06144" calcext:value-type="float">
            <text:p>5.06144</text:p>
          </table:table-cell>
          <table:table-cell table:formula="of:=[.B64]-(0.002*RAND())" office:value-type="float" office:value="0.0000157367327001945" calcext:value-type="float">
            <text:p>1.57367327001945E-05</text:p>
          </table:table-cell>
          <table:table-cell table:formula="of:=[.B64]+(0.002*RAND())" office:value-type="float" office:value="0.000367686487680159" calcext:value-type="float">
            <text:p>0.0003676865</text:p>
          </table:table-cell>
          <table:table-cell/>
          <table:table-cell table:style-name="ce3" table:formula="of:=[.C64]" office:value-type="float" office:value="3.06144" calcext:value-type="float">
            <text:p>3.06144</text:p>
          </table:table-cell>
          <table:table-cell table:style-name="ce3" table:formula="of:=[.B64]+(0.002*RAND())" office:value-type="float" office:value="0.00201008314112541" calcext:value-type="float">
            <text:p>0.0020100831</text:p>
          </table:table-cell>
          <table:table-cell table:style-name="ce3" table:formula="of:=[.B64]" office:value-type="float" office:value="0.000138" calcext:value-type="float">
            <text:p>0.000138</text:p>
          </table:table-cell>
          <table:table-cell table:style-name="ce3" table:formula="of:=[.B64]-(0.0006*RAND())+0.0005" office:value-type="float" office:value="0.000576645704156346" calcext:value-type="float">
            <text:p>0.0005766457</text:p>
          </table:table-cell>
        </table:table-row>
        <table:table-row table:style-name="ro2">
          <table:table-cell/>
          <table:table-cell office:value-type="float" office:value="0.000148" calcext:value-type="float">
            <text:p>0.000148</text:p>
          </table:table-cell>
          <table:table-cell table:formula="of:=[.D65]-2" office:value-type="float" office:value="3.05336" calcext:value-type="float">
            <text:p>3.05336</text:p>
          </table:table-cell>
          <table:table-cell table:style-name="ce3" office:value-type="float" office:value="5.05336" calcext:value-type="float">
            <text:p>5.05336</text:p>
          </table:table-cell>
          <table:table-cell table:formula="of:=[.B65]-(0.002*RAND())" office:value-type="float" office:value="-0.000476295790321591" calcext:value-type="float">
            <text:p>-0.0004762958</text:p>
          </table:table-cell>
          <table:table-cell table:formula="of:=[.B65]+(0.002*RAND())" office:value-type="float" office:value="0.00057888035397522" calcext:value-type="float">
            <text:p>0.0005788804</text:p>
          </table:table-cell>
          <table:table-cell/>
          <table:table-cell table:style-name="ce3" table:formula="of:=[.C65]" office:value-type="float" office:value="3.05336" calcext:value-type="float">
            <text:p>3.05336</text:p>
          </table:table-cell>
          <table:table-cell table:style-name="ce3" table:formula="of:=[.B65]+(0.002*RAND())" office:value-type="float" office:value="0.000455138292662218" calcext:value-type="float">
            <text:p>0.0004551383</text:p>
          </table:table-cell>
          <table:table-cell table:style-name="ce3" table:formula="of:=[.B65]" office:value-type="float" office:value="0.000148" calcext:value-type="float">
            <text:p>0.000148</text:p>
          </table:table-cell>
          <table:table-cell table:style-name="ce3" table:formula="of:=[.B65]-(0.0006*RAND())+0.0005" office:value-type="float" office:value="0.000592444121012109" calcext:value-type="float">
            <text:p>0.0005924441</text:p>
          </table:table-cell>
        </table:table-row>
        <table:table-row table:style-name="ro2">
          <table:table-cell/>
          <table:table-cell office:value-type="float" office:value="0.000241" calcext:value-type="float">
            <text:p>0.000241</text:p>
          </table:table-cell>
          <table:table-cell table:formula="of:=[.D66]-2" office:value-type="float" office:value="3.05538" calcext:value-type="float">
            <text:p>3.05538</text:p>
          </table:table-cell>
          <table:table-cell table:style-name="ce3" office:value-type="float" office:value="5.05538" calcext:value-type="float">
            <text:p>5.05538</text:p>
          </table:table-cell>
          <table:table-cell table:formula="of:=[.B66]-(0.002*RAND())" office:value-type="float" office:value="-0.000541027240367835" calcext:value-type="float">
            <text:p>-0.0005410272</text:p>
          </table:table-cell>
          <table:table-cell table:formula="of:=[.B66]+(0.002*RAND())" office:value-type="float" office:value="0.00203083351167089" calcext:value-type="float">
            <text:p>0.0020308335</text:p>
          </table:table-cell>
          <table:table-cell/>
          <table:table-cell table:style-name="ce3" table:formula="of:=[.C66]" office:value-type="float" office:value="3.05538" calcext:value-type="float">
            <text:p>3.05538</text:p>
          </table:table-cell>
          <table:table-cell table:style-name="ce3" table:formula="of:=[.B66]+(0.002*RAND())" office:value-type="float" office:value="0.00158071518480139" calcext:value-type="float">
            <text:p>0.0015807152</text:p>
          </table:table-cell>
          <table:table-cell table:style-name="ce3" table:formula="of:=[.B66]" office:value-type="float" office:value="0.000241" calcext:value-type="float">
            <text:p>0.000241</text:p>
          </table:table-cell>
          <table:table-cell table:style-name="ce3" table:formula="of:=[.B66]-(0.0006*RAND())+0.0005" office:value-type="float" office:value="0.000439977903449988" calcext:value-type="float">
            <text:p>0.0004399779</text:p>
          </table:table-cell>
        </table:table-row>
        <table:table-row table:style-name="ro2">
          <table:table-cell/>
          <table:table-cell office:value-type="float" office:value="0.000435" calcext:value-type="float">
            <text:p>0.000435</text:p>
          </table:table-cell>
          <table:table-cell table:formula="of:=[.D67]-2" office:value-type="float" office:value="3.04101" calcext:value-type="float">
            <text:p>3.04101</text:p>
          </table:table-cell>
          <table:table-cell table:style-name="ce3" office:value-type="float" office:value="5.04101" calcext:value-type="float">
            <text:p>5.04101</text:p>
          </table:table-cell>
          <table:table-cell table:formula="of:=[.B67]-(0.002*RAND())" office:value-type="float" office:value="-0.000532117579488974" calcext:value-type="float">
            <text:p>-0.0005321176</text:p>
          </table:table-cell>
          <table:table-cell table:formula="of:=[.B67]+(0.002*RAND())" office:value-type="float" office:value="0.00107858477817621" calcext:value-type="float">
            <text:p>0.0010785848</text:p>
          </table:table-cell>
          <table:table-cell/>
          <table:table-cell table:style-name="ce3" table:formula="of:=[.C67]" office:value-type="float" office:value="3.04101" calcext:value-type="float">
            <text:p>3.04101</text:p>
          </table:table-cell>
          <table:table-cell table:style-name="ce3" table:formula="of:=[.B67]+(0.002*RAND())" office:value-type="float" office:value="0.00147972338344244" calcext:value-type="float">
            <text:p>0.0014797234</text:p>
          </table:table-cell>
          <table:table-cell table:style-name="ce3" table:formula="of:=[.B67]" office:value-type="float" office:value="0.000435" calcext:value-type="float">
            <text:p>0.000435</text:p>
          </table:table-cell>
          <table:table-cell table:style-name="ce3" table:formula="of:=[.B67]-(0.0006*RAND())+0.0005" office:value-type="float" office:value="0.000642414841585874" calcext:value-type="float">
            <text:p>0.0006424148</text:p>
          </table:table-cell>
        </table:table-row>
        <table:table-row table:style-name="ro2">
          <table:table-cell/>
          <table:table-cell office:value-type="float" office:value="0.000191" calcext:value-type="float">
            <text:p>0.000191</text:p>
          </table:table-cell>
          <table:table-cell table:formula="of:=[.D68]-2" office:value-type="float" office:value="3.03319" calcext:value-type="float">
            <text:p>3.03319</text:p>
          </table:table-cell>
          <table:table-cell table:style-name="ce3" office:value-type="float" office:value="5.03319" calcext:value-type="float">
            <text:p>5.03319</text:p>
          </table:table-cell>
          <table:table-cell table:formula="of:=[.B68]-(0.002*RAND())" office:value-type="float" office:value="-0.00014578980546115" calcext:value-type="float">
            <text:p>-0.0001457898</text:p>
          </table:table-cell>
          <table:table-cell table:formula="of:=[.B68]+(0.002*RAND())" office:value-type="float" office:value="0.00210016213796324" calcext:value-type="float">
            <text:p>0.0021001621</text:p>
          </table:table-cell>
          <table:table-cell/>
          <table:table-cell table:style-name="ce3" table:formula="of:=[.C68]" office:value-type="float" office:value="3.03319" calcext:value-type="float">
            <text:p>3.03319</text:p>
          </table:table-cell>
          <table:table-cell table:style-name="ce3" table:formula="of:=[.B68]+(0.002*RAND())" office:value-type="float" office:value="0.00170302023592789" calcext:value-type="float">
            <text:p>0.0017030202</text:p>
          </table:table-cell>
          <table:table-cell table:style-name="ce3" table:formula="of:=[.B68]" office:value-type="float" office:value="0.000191" calcext:value-type="float">
            <text:p>0.000191</text:p>
          </table:table-cell>
          <table:table-cell table:style-name="ce3" table:formula="of:=[.B68]-(0.0006*RAND())+0.0005" office:value-type="float" office:value="0.000610593781419119" calcext:value-type="float">
            <text:p>0.0006105938</text:p>
          </table:table-cell>
        </table:table-row>
        <table:table-row table:style-name="ro2">
          <table:table-cell/>
          <table:table-cell office:value-type="float" office:value="0.000131" calcext:value-type="float">
            <text:p>0.000131</text:p>
          </table:table-cell>
          <table:table-cell table:formula="of:=[.D69]-2" office:value-type="float" office:value="3.04579" calcext:value-type="float">
            <text:p>3.04579</text:p>
          </table:table-cell>
          <table:table-cell table:style-name="ce3" office:value-type="float" office:value="5.04579" calcext:value-type="float">
            <text:p>5.04579</text:p>
          </table:table-cell>
          <table:table-cell table:formula="of:=[.B69]-(0.002*RAND())" office:value-type="float" office:value="-0.00117636841792119" calcext:value-type="float">
            <text:p>-0.0011763684</text:p>
          </table:table-cell>
          <table:table-cell table:formula="of:=[.B69]+(0.002*RAND())" office:value-type="float" office:value="0.00171235517066467" calcext:value-type="float">
            <text:p>0.0017123552</text:p>
          </table:table-cell>
          <table:table-cell/>
          <table:table-cell table:style-name="ce3" table:formula="of:=[.C69]" office:value-type="float" office:value="3.04579" calcext:value-type="float">
            <text:p>3.04579</text:p>
          </table:table-cell>
          <table:table-cell table:style-name="ce3" table:formula="of:=[.B69]+(0.002*RAND())" office:value-type="float" office:value="0.000998059930394971" calcext:value-type="float">
            <text:p>0.0009980599</text:p>
          </table:table-cell>
          <table:table-cell table:style-name="ce3" table:formula="of:=[.B69]" office:value-type="float" office:value="0.000131" calcext:value-type="float">
            <text:p>0.000131</text:p>
          </table:table-cell>
          <table:table-cell table:style-name="ce3" table:formula="of:=[.B69]-(0.0006*RAND())+0.0005" office:value-type="float" office:value="0.000408991507058029" calcext:value-type="float">
            <text:p>0.0004089915</text:p>
          </table:table-cell>
        </table:table-row>
        <table:table-row table:style-name="ro2">
          <table:table-cell/>
          <table:table-cell office:value-type="float" office:value="0.000323" calcext:value-type="float">
            <text:p>0.000323</text:p>
          </table:table-cell>
          <table:table-cell table:formula="of:=[.D70]-2" office:value-type="float" office:value="3.06509" calcext:value-type="float">
            <text:p>3.06509</text:p>
          </table:table-cell>
          <table:table-cell table:style-name="ce3" office:value-type="float" office:value="5.06509" calcext:value-type="float">
            <text:p>5.06509</text:p>
          </table:table-cell>
          <table:table-cell table:formula="of:=[.B70]-(0.002*RAND())" office:value-type="float" office:value="-0.00124475545639382" calcext:value-type="float">
            <text:p>-0.0012447555</text:p>
          </table:table-cell>
          <table:table-cell table:formula="of:=[.B70]+(0.002*RAND())" office:value-type="float" office:value="0.000511062565058276" calcext:value-type="float">
            <text:p>0.0005110626</text:p>
          </table:table-cell>
          <table:table-cell/>
          <table:table-cell table:style-name="ce3" table:formula="of:=[.C70]" office:value-type="float" office:value="3.06509" calcext:value-type="float">
            <text:p>3.06509</text:p>
          </table:table-cell>
          <table:table-cell table:style-name="ce3" table:formula="of:=[.B70]+(0.002*RAND())" office:value-type="float" office:value="0.000673999258594507" calcext:value-type="float">
            <text:p>0.0006739993</text:p>
          </table:table-cell>
          <table:table-cell table:style-name="ce3" table:formula="of:=[.B70]" office:value-type="float" office:value="0.000323" calcext:value-type="float">
            <text:p>0.000323</text:p>
          </table:table-cell>
          <table:table-cell table:style-name="ce3" table:formula="of:=[.B70]-(0.0006*RAND())+0.0005" office:value-type="float" office:value="0.000636330771451639" calcext:value-type="float">
            <text:p>0.0006363308</text:p>
          </table:table-cell>
        </table:table-row>
        <table:table-row table:style-name="ro2">
          <table:table-cell/>
          <table:table-cell office:value-type="float" office:value="0.000219" calcext:value-type="float">
            <text:p>0.000219</text:p>
          </table:table-cell>
          <table:table-cell table:formula="of:=[.D71]-2" office:value-type="float" office:value="3.06716" calcext:value-type="float">
            <text:p>3.06716</text:p>
          </table:table-cell>
          <table:table-cell table:style-name="ce3" office:value-type="float" office:value="5.06716" calcext:value-type="float">
            <text:p>5.06716</text:p>
          </table:table-cell>
          <table:table-cell table:formula="of:=[.B71]-(0.002*RAND())" office:value-type="float" office:value="-0.00136196765077698" calcext:value-type="float">
            <text:p>-0.0013619677</text:p>
          </table:table-cell>
          <table:table-cell table:formula="of:=[.B71]+(0.002*RAND())" office:value-type="float" office:value="0.00102415357663817" calcext:value-type="float">
            <text:p>0.0010241536</text:p>
          </table:table-cell>
          <table:table-cell/>
          <table:table-cell table:style-name="ce3" table:formula="of:=[.C71]" office:value-type="float" office:value="3.06716" calcext:value-type="float">
            <text:p>3.06716</text:p>
          </table:table-cell>
          <table:table-cell table:style-name="ce3" table:formula="of:=[.B71]+(0.002*RAND())" office:value-type="float" office:value="0.00117374375012072" calcext:value-type="float">
            <text:p>0.0011737438</text:p>
          </table:table-cell>
          <table:table-cell table:style-name="ce3" table:formula="of:=[.B71]" office:value-type="float" office:value="0.000219" calcext:value-type="float">
            <text:p>0.000219</text:p>
          </table:table-cell>
          <table:table-cell table:style-name="ce3" table:formula="of:=[.B71]-(0.0006*RAND())+0.0005" office:value-type="float" office:value="0.000168004457817384" calcext:value-type="float">
            <text:p>0.0001680045</text:p>
          </table:table-cell>
        </table:table-row>
        <table:table-row table:style-name="ro2">
          <table:table-cell/>
          <table:table-cell office:value-type="float" office:value="0.000143" calcext:value-type="float">
            <text:p>0.000143</text:p>
          </table:table-cell>
          <table:table-cell table:formula="of:=[.D72]-2" office:value-type="float" office:value="3.05916" calcext:value-type="float">
            <text:p>3.05916</text:p>
          </table:table-cell>
          <table:table-cell table:style-name="ce3" office:value-type="float" office:value="5.05916" calcext:value-type="float">
            <text:p>5.05916</text:p>
          </table:table-cell>
          <table:table-cell table:formula="of:=[.B72]-(0.002*RAND())" office:value-type="float" office:value="-0.00139480562107223" calcext:value-type="float">
            <text:p>-0.0013948056</text:p>
          </table:table-cell>
          <table:table-cell table:formula="of:=[.B72]+(0.002*RAND())" office:value-type="float" office:value="0.000893092539946161" calcext:value-type="float">
            <text:p>0.0008930925</text:p>
          </table:table-cell>
          <table:table-cell/>
          <table:table-cell table:style-name="ce3" table:formula="of:=[.C72]" office:value-type="float" office:value="3.05916" calcext:value-type="float">
            <text:p>3.05916</text:p>
          </table:table-cell>
          <table:table-cell table:style-name="ce3" table:formula="of:=[.B72]+(0.002*RAND())" office:value-type="float" office:value="0.00153663990546338" calcext:value-type="float">
            <text:p>0.0015366399</text:p>
          </table:table-cell>
          <table:table-cell table:style-name="ce3" table:formula="of:=[.B72]" office:value-type="float" office:value="0.000143" calcext:value-type="float">
            <text:p>0.000143</text:p>
          </table:table-cell>
          <table:table-cell table:style-name="ce3" table:formula="of:=[.B72]-(0.0006*RAND())+0.0005" office:value-type="float" office:value="0.000421514151102553" calcext:value-type="float">
            <text:p>0.0004215142</text:p>
          </table:table-cell>
        </table:table-row>
        <table:table-row table:style-name="ro2">
          <table:table-cell/>
          <table:table-cell office:value-type="float" office:value="0.000252" calcext:value-type="float">
            <text:p>0.000252</text:p>
          </table:table-cell>
          <table:table-cell table:formula="of:=[.D73]-2" office:value-type="float" office:value="3.06587" calcext:value-type="float">
            <text:p>3.06587</text:p>
          </table:table-cell>
          <table:table-cell table:style-name="ce3" office:value-type="float" office:value="5.06587" calcext:value-type="float">
            <text:p>5.06587</text:p>
          </table:table-cell>
          <table:table-cell table:formula="of:=[.B73]-(0.002*RAND())" office:value-type="float" office:value="-0.0000507756211131634" calcext:value-type="float">
            <text:p>-5.07756211131634E-05</text:p>
          </table:table-cell>
          <table:table-cell table:formula="of:=[.B73]+(0.002*RAND())" office:value-type="float" office:value="0.00132645561826509" calcext:value-type="float">
            <text:p>0.0013264556</text:p>
          </table:table-cell>
          <table:table-cell/>
          <table:table-cell table:style-name="ce3" table:formula="of:=[.C73]" office:value-type="float" office:value="3.06587" calcext:value-type="float">
            <text:p>3.06587</text:p>
          </table:table-cell>
          <table:table-cell table:style-name="ce3" table:formula="of:=[.B73]+(0.002*RAND())" office:value-type="float" office:value="0.00179602466268008" calcext:value-type="float">
            <text:p>0.0017960247</text:p>
          </table:table-cell>
          <table:table-cell table:style-name="ce3" table:formula="of:=[.B73]" office:value-type="float" office:value="0.000252" calcext:value-type="float">
            <text:p>0.000252</text:p>
          </table:table-cell>
          <table:table-cell table:style-name="ce3" table:formula="of:=[.B73]-(0.0006*RAND())+0.0005" office:value-type="float" office:value="0.00027767554797438" calcext:value-type="float">
            <text:p>0.0002776755</text:p>
          </table:table-cell>
        </table:table-row>
        <table:table-row table:style-name="ro2">
          <table:table-cell/>
          <table:table-cell office:value-type="float" office:value="0.000293" calcext:value-type="float">
            <text:p>0.000293</text:p>
          </table:table-cell>
          <table:table-cell table:formula="of:=[.D74]-2" office:value-type="float" office:value="3.05076" calcext:value-type="float">
            <text:p>3.05076</text:p>
          </table:table-cell>
          <table:table-cell table:style-name="ce3" office:value-type="float" office:value="5.05076" calcext:value-type="float">
            <text:p>5.05076</text:p>
          </table:table-cell>
          <table:table-cell table:formula="of:=[.B74]-(0.002*RAND())" office:value-type="float" office:value="-0.00116643100902941" calcext:value-type="float">
            <text:p>-0.001166431</text:p>
          </table:table-cell>
          <table:table-cell table:formula="of:=[.B74]+(0.002*RAND())" office:value-type="float" office:value="0.000806486127363969" calcext:value-type="float">
            <text:p>0.0008064861</text:p>
          </table:table-cell>
          <table:table-cell/>
          <table:table-cell table:style-name="ce3" table:formula="of:=[.C74]" office:value-type="float" office:value="3.05076" calcext:value-type="float">
            <text:p>3.05076</text:p>
          </table:table-cell>
          <table:table-cell table:style-name="ce3" table:formula="of:=[.B74]+(0.002*RAND())" office:value-type="float" office:value="0.00161062745158273" calcext:value-type="float">
            <text:p>0.0016106275</text:p>
          </table:table-cell>
          <table:table-cell table:style-name="ce3" table:formula="of:=[.B74]" office:value-type="float" office:value="0.000293" calcext:value-type="float">
            <text:p>0.000293</text:p>
          </table:table-cell>
          <table:table-cell table:style-name="ce3" table:formula="of:=[.B74]-(0.0006*RAND())+0.0005" office:value-type="float" office:value="0.000684787706702935" calcext:value-type="float">
            <text:p>0.0006847877</text:p>
          </table:table-cell>
        </table:table-row>
        <table:table-row table:style-name="ro2">
          <table:table-cell/>
          <table:table-cell office:value-type="float" office:value="0.000189" calcext:value-type="float">
            <text:p>0.000189</text:p>
          </table:table-cell>
          <table:table-cell table:formula="of:=[.D75]-2" office:value-type="float" office:value="3.03892" calcext:value-type="float">
            <text:p>3.03892</text:p>
          </table:table-cell>
          <table:table-cell table:style-name="ce3" office:value-type="float" office:value="5.03892" calcext:value-type="float">
            <text:p>5.03892</text:p>
          </table:table-cell>
          <table:table-cell table:formula="of:=[.B75]-(0.002*RAND())" office:value-type="float" office:value="-0.000142291351118061" calcext:value-type="float">
            <text:p>-0.0001422914</text:p>
          </table:table-cell>
          <table:table-cell table:formula="of:=[.B75]+(0.002*RAND())" office:value-type="float" office:value="0.00202730791208106" calcext:value-type="float">
            <text:p>0.0020273079</text:p>
          </table:table-cell>
          <table:table-cell/>
          <table:table-cell table:style-name="ce3" table:formula="of:=[.C75]" office:value-type="float" office:value="3.03892" calcext:value-type="float">
            <text:p>3.03892</text:p>
          </table:table-cell>
          <table:table-cell table:style-name="ce3" table:formula="of:=[.B75]+(0.002*RAND())" office:value-type="float" office:value="0.00112392963865942" calcext:value-type="float">
            <text:p>0.0011239296</text:p>
          </table:table-cell>
          <table:table-cell table:style-name="ce3" table:formula="of:=[.B75]" office:value-type="float" office:value="0.000189" calcext:value-type="float">
            <text:p>0.000189</text:p>
          </table:table-cell>
          <table:table-cell table:style-name="ce3" table:formula="of:=[.B75]-(0.0006*RAND())+0.0005" office:value-type="float" office:value="0.000356899322360032" calcext:value-type="float">
            <text:p>0.0003568993</text:p>
          </table:table-cell>
        </table:table-row>
        <table:table-row table:style-name="ro2">
          <table:table-cell/>
          <table:table-cell office:value-type="float" office:value="0.000126" calcext:value-type="float">
            <text:p>0.000126</text:p>
          </table:table-cell>
          <table:table-cell table:formula="of:=[.D76]-2" office:value-type="float" office:value="3.05332" calcext:value-type="float">
            <text:p>3.05332</text:p>
          </table:table-cell>
          <table:table-cell table:style-name="ce3" office:value-type="float" office:value="5.05332" calcext:value-type="float">
            <text:p>5.05332</text:p>
          </table:table-cell>
          <table:table-cell table:formula="of:=[.B76]-(0.002*RAND())" office:value-type="float" office:value="0.000106235940426361" calcext:value-type="float">
            <text:p>0.0001062359</text:p>
          </table:table-cell>
          <table:table-cell table:formula="of:=[.B76]+(0.002*RAND())" office:value-type="float" office:value="0.00120898215171531" calcext:value-type="float">
            <text:p>0.0012089822</text:p>
          </table:table-cell>
          <table:table-cell/>
          <table:table-cell table:style-name="ce3" table:formula="of:=[.C76]" office:value-type="float" office:value="3.05332" calcext:value-type="float">
            <text:p>3.05332</text:p>
          </table:table-cell>
          <table:table-cell table:style-name="ce3" table:formula="of:=[.B76]+(0.002*RAND())" office:value-type="float" office:value="0.000720345993796675" calcext:value-type="float">
            <text:p>0.000720346</text:p>
          </table:table-cell>
          <table:table-cell table:style-name="ce3" table:formula="of:=[.B76]" office:value-type="float" office:value="0.000126" calcext:value-type="float">
            <text:p>0.000126</text:p>
          </table:table-cell>
          <table:table-cell table:style-name="ce3" table:formula="of:=[.B76]-(0.0006*RAND())+0.0005" office:value-type="float" office:value="0.000293151919527448" calcext:value-type="float">
            <text:p>0.0002931519</text:p>
          </table:table-cell>
        </table:table-row>
        <table:table-row table:style-name="ro2">
          <table:table-cell/>
          <table:table-cell office:value-type="float" office:value="0.000266" calcext:value-type="float">
            <text:p>0.000266</text:p>
          </table:table-cell>
          <table:table-cell table:formula="of:=[.D77]-2" office:value-type="float" office:value="3.0366" calcext:value-type="float">
            <text:p>3.0366</text:p>
          </table:table-cell>
          <table:table-cell table:style-name="ce3" office:value-type="float" office:value="5.0366" calcext:value-type="float">
            <text:p>5.0366</text:p>
          </table:table-cell>
          <table:table-cell table:formula="of:=[.B77]-(0.002*RAND())" office:value-type="float" office:value="-0.00048655084691086" calcext:value-type="float">
            <text:p>-0.0004865508</text:p>
          </table:table-cell>
          <table:table-cell table:formula="of:=[.B77]+(0.002*RAND())" office:value-type="float" office:value="0.000745414745204355" calcext:value-type="float">
            <text:p>0.0007454147</text:p>
          </table:table-cell>
          <table:table-cell/>
          <table:table-cell table:style-name="ce3" table:formula="of:=[.C77]" office:value-type="float" office:value="3.0366" calcext:value-type="float">
            <text:p>3.0366</text:p>
          </table:table-cell>
          <table:table-cell table:style-name="ce3" table:formula="of:=[.B77]+(0.002*RAND())" office:value-type="float" office:value="0.00142544839841036" calcext:value-type="float">
            <text:p>0.0014254484</text:p>
          </table:table-cell>
          <table:table-cell table:style-name="ce3" table:formula="of:=[.B77]" office:value-type="float" office:value="0.000266" calcext:value-type="float">
            <text:p>0.000266</text:p>
          </table:table-cell>
          <table:table-cell table:style-name="ce3" table:formula="of:=[.B77]-(0.0006*RAND())+0.0005" office:value-type="float" office:value="0.000653466233442157" calcext:value-type="float">
            <text:p>0.0006534662</text:p>
          </table:table-cell>
        </table:table-row>
        <table:table-row table:style-name="ro2">
          <table:table-cell/>
          <table:table-cell office:value-type="float" office:value="0.000276" calcext:value-type="float">
            <text:p>0.000276</text:p>
          </table:table-cell>
          <table:table-cell table:formula="of:=[.D78]-2" office:value-type="float" office:value="3.05213" calcext:value-type="float">
            <text:p>3.05213</text:p>
          </table:table-cell>
          <table:table-cell table:style-name="ce3" office:value-type="float" office:value="5.05213" calcext:value-type="float">
            <text:p>5.05213</text:p>
          </table:table-cell>
          <table:table-cell table:formula="of:=[.B78]-(0.002*RAND())" office:value-type="float" office:value="-0.000666237220706146" calcext:value-type="float">
            <text:p>-0.0006662372</text:p>
          </table:table-cell>
          <table:table-cell table:formula="of:=[.B78]+(0.002*RAND())" office:value-type="float" office:value="0.000800916132954828" calcext:value-type="float">
            <text:p>0.0008009161</text:p>
          </table:table-cell>
          <table:table-cell/>
          <table:table-cell table:style-name="ce3" table:formula="of:=[.C78]" office:value-type="float" office:value="3.05213" calcext:value-type="float">
            <text:p>3.05213</text:p>
          </table:table-cell>
          <table:table-cell table:style-name="ce3" table:formula="of:=[.B78]+(0.002*RAND())" office:value-type="float" office:value="0.00147716185604002" calcext:value-type="float">
            <text:p>0.0014771619</text:p>
          </table:table-cell>
          <table:table-cell table:style-name="ce3" table:formula="of:=[.B78]" office:value-type="float" office:value="0.000276" calcext:value-type="float">
            <text:p>0.000276</text:p>
          </table:table-cell>
          <table:table-cell table:style-name="ce3" table:formula="of:=[.B78]-(0.0006*RAND())+0.0005" office:value-type="float" office:value="0.000629315427194247" calcext:value-type="float">
            <text:p>0.0006293154</text:p>
          </table:table-cell>
        </table:table-row>
        <table:table-row table:style-name="ro2">
          <table:table-cell/>
          <table:table-cell office:value-type="float" office:value="0.000135" calcext:value-type="float">
            <text:p>0.000135</text:p>
          </table:table-cell>
          <table:table-cell table:formula="of:=[.D79]-2" office:value-type="float" office:value="3.05997" calcext:value-type="float">
            <text:p>3.05997</text:p>
          </table:table-cell>
          <table:table-cell table:style-name="ce3" office:value-type="float" office:value="5.05997" calcext:value-type="float">
            <text:p>5.05997</text:p>
          </table:table-cell>
          <table:table-cell table:formula="of:=[.B79]-(0.002*RAND())" office:value-type="float" office:value="-0.000814637799715912" calcext:value-type="float">
            <text:p>-0.0008146378</text:p>
          </table:table-cell>
          <table:table-cell table:formula="of:=[.B79]+(0.002*RAND())" office:value-type="float" office:value="0.000442646551205791" calcext:value-type="float">
            <text:p>0.0004426466</text:p>
          </table:table-cell>
          <table:table-cell/>
          <table:table-cell table:style-name="ce3" table:formula="of:=[.C79]" office:value-type="float" office:value="3.05997" calcext:value-type="float">
            <text:p>3.05997</text:p>
          </table:table-cell>
          <table:table-cell table:style-name="ce3" table:formula="of:=[.B79]+(0.002*RAND())" office:value-type="float" office:value="0.00157523749369047" calcext:value-type="float">
            <text:p>0.0015752375</text:p>
          </table:table-cell>
          <table:table-cell table:style-name="ce3" table:formula="of:=[.B79]" office:value-type="float" office:value="0.000135" calcext:value-type="float">
            <text:p>0.000135</text:p>
          </table:table-cell>
          <table:table-cell table:style-name="ce3" table:formula="of:=[.B79]-(0.0006*RAND())+0.0005" office:value-type="float" office:value="0.000627835942427296" calcext:value-type="float">
            <text:p>0.0006278359</text:p>
          </table:table-cell>
        </table:table-row>
        <table:table-row table:style-name="ro2">
          <table:table-cell/>
          <table:table-cell office:value-type="float" office:value="0.000488" calcext:value-type="float">
            <text:p>0.000488</text:p>
          </table:table-cell>
          <table:table-cell table:formula="of:=[.D80]-2" office:value-type="float" office:value="3.04167" calcext:value-type="float">
            <text:p>3.04167</text:p>
          </table:table-cell>
          <table:table-cell table:style-name="ce3" office:value-type="float" office:value="5.04167" calcext:value-type="float">
            <text:p>5.04167</text:p>
          </table:table-cell>
          <table:table-cell table:formula="of:=[.B80]-(0.002*RAND())" office:value-type="float" office:value="-0.000817569061604192" calcext:value-type="float">
            <text:p>-0.0008175691</text:p>
          </table:table-cell>
          <table:table-cell table:formula="of:=[.B80]+(0.002*RAND())" office:value-type="float" office:value="0.00071515663597704" calcext:value-type="float">
            <text:p>0.0007151566</text:p>
          </table:table-cell>
          <table:table-cell/>
          <table:table-cell table:style-name="ce3" table:formula="of:=[.C80]" office:value-type="float" office:value="3.04167" calcext:value-type="float">
            <text:p>3.04167</text:p>
          </table:table-cell>
          <table:table-cell table:style-name="ce3" table:formula="of:=[.B80]+(0.002*RAND())" office:value-type="float" office:value="0.00173536972602714" calcext:value-type="float">
            <text:p>0.0017353697</text:p>
          </table:table-cell>
          <table:table-cell table:style-name="ce3" table:formula="of:=[.B80]" office:value-type="float" office:value="0.000488" calcext:value-type="float">
            <text:p>0.000488</text:p>
          </table:table-cell>
          <table:table-cell table:style-name="ce3" table:formula="of:=[.B80]-(0.0006*RAND())+0.0005" office:value-type="float" office:value="0.000642164322427874" calcext:value-type="float">
            <text:p>0.0006421643</text:p>
          </table:table-cell>
        </table:table-row>
        <table:table-row table:style-name="ro2">
          <table:table-cell/>
          <table:table-cell office:value-type="float" office:value="0.000463" calcext:value-type="float">
            <text:p>0.000463</text:p>
          </table:table-cell>
          <table:table-cell table:formula="of:=[.D81]-2" office:value-type="float" office:value="3.05497" calcext:value-type="float">
            <text:p>3.05497</text:p>
          </table:table-cell>
          <table:table-cell table:style-name="ce3" office:value-type="float" office:value="5.05497" calcext:value-type="float">
            <text:p>5.05497</text:p>
          </table:table-cell>
          <table:table-cell table:formula="of:=[.B81]-(0.002*RAND())" office:value-type="float" office:value="-0.000317525395572473" calcext:value-type="float">
            <text:p>-0.0003175254</text:p>
          </table:table-cell>
          <table:table-cell table:formula="of:=[.B81]+(0.002*RAND())" office:value-type="float" office:value="0.000824771103650324" calcext:value-type="float">
            <text:p>0.0008247711</text:p>
          </table:table-cell>
          <table:table-cell/>
          <table:table-cell table:style-name="ce3" table:formula="of:=[.C81]" office:value-type="float" office:value="3.05497" calcext:value-type="float">
            <text:p>3.05497</text:p>
          </table:table-cell>
          <table:table-cell table:style-name="ce3" table:formula="of:=[.B81]+(0.002*RAND())" office:value-type="float" office:value="0.00125894697457618" calcext:value-type="float">
            <text:p>0.001258947</text:p>
          </table:table-cell>
          <table:table-cell table:style-name="ce3" table:formula="of:=[.B81]" office:value-type="float" office:value="0.000463" calcext:value-type="float">
            <text:p>0.000463</text:p>
          </table:table-cell>
          <table:table-cell table:style-name="ce3" table:formula="of:=[.B81]-(0.0006*RAND())+0.0005" office:value-type="float" office:value="0.000780390122423368" calcext:value-type="float">
            <text:p>0.0007803901</text:p>
          </table:table-cell>
        </table:table-row>
        <table:table-row table:style-name="ro2">
          <table:table-cell/>
          <table:table-cell office:value-type="float" office:value="0.00014" calcext:value-type="float">
            <text:p>0.00014</text:p>
          </table:table-cell>
          <table:table-cell table:formula="of:=[.D82]-2" office:value-type="float" office:value="3.0479" calcext:value-type="float">
            <text:p>3.0479</text:p>
          </table:table-cell>
          <table:table-cell table:style-name="ce3" office:value-type="float" office:value="5.0479" calcext:value-type="float">
            <text:p>5.0479</text:p>
          </table:table-cell>
          <table:table-cell table:formula="of:=[.B82]-(0.002*RAND())" office:value-type="float" office:value="-0.0011869460717913" calcext:value-type="float">
            <text:p>-0.0011869461</text:p>
          </table:table-cell>
          <table:table-cell table:formula="of:=[.B82]+(0.002*RAND())" office:value-type="float" office:value="0.00023080982351759" calcext:value-type="float">
            <text:p>0.0002308098</text:p>
          </table:table-cell>
          <table:table-cell/>
          <table:table-cell table:style-name="ce3" table:formula="of:=[.C82]" office:value-type="float" office:value="3.0479" calcext:value-type="float">
            <text:p>3.0479</text:p>
          </table:table-cell>
          <table:table-cell table:style-name="ce3" table:formula="of:=[.B82]+(0.002*RAND())" office:value-type="float" office:value="0.00192686406308913" calcext:value-type="float">
            <text:p>0.0019268641</text:p>
          </table:table-cell>
          <table:table-cell table:style-name="ce3" table:formula="of:=[.B82]" office:value-type="float" office:value="0.00014" calcext:value-type="float">
            <text:p>0.00014</text:p>
          </table:table-cell>
          <table:table-cell table:style-name="ce3" table:formula="of:=[.B82]-(0.0006*RAND())+0.0005" office:value-type="float" office:value="0.000108041496108014" calcext:value-type="float">
            <text:p>0.0001080415</text:p>
          </table:table-cell>
        </table:table-row>
        <table:table-row table:style-name="ro2">
          <table:table-cell/>
          <table:table-cell office:value-type="float" office:value="0.000234" calcext:value-type="float">
            <text:p>0.000234</text:p>
          </table:table-cell>
          <table:table-cell table:formula="of:=[.D83]-2" office:value-type="float" office:value="3.04284" calcext:value-type="float">
            <text:p>3.04284</text:p>
          </table:table-cell>
          <table:table-cell table:style-name="ce3" office:value-type="float" office:value="5.04284" calcext:value-type="float">
            <text:p>5.04284</text:p>
          </table:table-cell>
          <table:table-cell table:formula="of:=[.B83]-(0.002*RAND())" office:value-type="float" office:value="-0.000910896956073196" calcext:value-type="float">
            <text:p>-0.000910897</text:p>
          </table:table-cell>
          <table:table-cell table:formula="of:=[.B83]+(0.002*RAND())" office:value-type="float" office:value="0.000525788127280988" calcext:value-type="float">
            <text:p>0.0005257881</text:p>
          </table:table-cell>
          <table:table-cell/>
          <table:table-cell table:style-name="ce3" table:formula="of:=[.C83]" office:value-type="float" office:value="3.04284" calcext:value-type="float">
            <text:p>3.04284</text:p>
          </table:table-cell>
          <table:table-cell table:style-name="ce3" table:formula="of:=[.B83]+(0.002*RAND())" office:value-type="float" office:value="0.000909062148236551" calcext:value-type="float">
            <text:p>0.0009090621</text:p>
          </table:table-cell>
          <table:table-cell table:style-name="ce3" table:formula="of:=[.B83]" office:value-type="float" office:value="0.000234" calcext:value-type="float">
            <text:p>0.000234</text:p>
          </table:table-cell>
          <table:table-cell table:style-name="ce3" table:formula="of:=[.B83]-(0.0006*RAND())+0.0005" office:value-type="float" office:value="0.000465837458945779" calcext:value-type="float">
            <text:p>0.0004658375</text:p>
          </table:table-cell>
        </table:table-row>
        <table:table-row table:style-name="ro2">
          <table:table-cell/>
          <table:table-cell office:value-type="float" office:value="0.00023" calcext:value-type="float">
            <text:p>0.00023</text:p>
          </table:table-cell>
          <table:table-cell table:formula="of:=[.D84]-2" office:value-type="float" office:value="3.06088" calcext:value-type="float">
            <text:p>3.06088</text:p>
          </table:table-cell>
          <table:table-cell table:style-name="ce3" office:value-type="float" office:value="5.06088" calcext:value-type="float">
            <text:p>5.06088</text:p>
          </table:table-cell>
          <table:table-cell table:formula="of:=[.B84]-(0.002*RAND())" office:value-type="float" office:value="-0.00082701741026407" calcext:value-type="float">
            <text:p>-0.0008270174</text:p>
          </table:table-cell>
          <table:table-cell table:formula="of:=[.B84]+(0.002*RAND())" office:value-type="float" office:value="0.000303030912681433" calcext:value-type="float">
            <text:p>0.0003030309</text:p>
          </table:table-cell>
          <table:table-cell/>
          <table:table-cell table:style-name="ce3" table:formula="of:=[.C84]" office:value-type="float" office:value="3.06088" calcext:value-type="float">
            <text:p>3.06088</text:p>
          </table:table-cell>
          <table:table-cell table:style-name="ce3" table:formula="of:=[.B84]+(0.002*RAND())" office:value-type="float" office:value="0.000556796685793641" calcext:value-type="float">
            <text:p>0.0005567967</text:p>
          </table:table-cell>
          <table:table-cell table:style-name="ce3" table:formula="of:=[.B84]" office:value-type="float" office:value="0.00023" calcext:value-type="float">
            <text:p>0.00023</text:p>
          </table:table-cell>
          <table:table-cell table:style-name="ce3" table:formula="of:=[.B84]-(0.0006*RAND())+0.0005" office:value-type="float" office:value="0.000603135288906339" calcext:value-type="float">
            <text:p>0.0006031353</text:p>
          </table:table-cell>
        </table:table-row>
        <table:table-row table:style-name="ro2">
          <table:table-cell/>
          <table:table-cell office:value-type="float" office:value="0.000276" calcext:value-type="float">
            <text:p>0.000276</text:p>
          </table:table-cell>
          <table:table-cell table:formula="of:=[.D85]-2" office:value-type="float" office:value="3.06663" calcext:value-type="float">
            <text:p>3.06663</text:p>
          </table:table-cell>
          <table:table-cell table:style-name="ce3" office:value-type="float" office:value="5.06663" calcext:value-type="float">
            <text:p>5.06663</text:p>
          </table:table-cell>
          <table:table-cell table:formula="of:=[.B85]-(0.002*RAND())" office:value-type="float" office:value="-0.00138056734238411" calcext:value-type="float">
            <text:p>-0.0013805673</text:p>
          </table:table-cell>
          <table:table-cell table:formula="of:=[.B85]+(0.002*RAND())" office:value-type="float" office:value="0.000554861578466575" calcext:value-type="float">
            <text:p>0.0005548616</text:p>
          </table:table-cell>
          <table:table-cell/>
          <table:table-cell table:style-name="ce3" table:formula="of:=[.C85]" office:value-type="float" office:value="3.06663" calcext:value-type="float">
            <text:p>3.06663</text:p>
          </table:table-cell>
          <table:table-cell table:style-name="ce3" table:formula="of:=[.B85]+(0.002*RAND())" office:value-type="float" office:value="0.000658477384957541" calcext:value-type="float">
            <text:p>0.0006584774</text:p>
          </table:table-cell>
          <table:table-cell table:style-name="ce3" table:formula="of:=[.B85]" office:value-type="float" office:value="0.000276" calcext:value-type="float">
            <text:p>0.000276</text:p>
          </table:table-cell>
          <table:table-cell table:style-name="ce3" table:formula="of:=[.B85]-(0.0006*RAND())+0.0005" office:value-type="float" office:value="0.000708758119216438" calcext:value-type="float">
            <text:p>0.0007087581</text:p>
          </table:table-cell>
        </table:table-row>
        <table:table-row table:style-name="ro2">
          <table:table-cell/>
          <table:table-cell office:value-type="float" office:value="0.000256" calcext:value-type="float">
            <text:p>0.000256</text:p>
          </table:table-cell>
          <table:table-cell table:formula="of:=[.D86]-2" office:value-type="float" office:value="3.05062" calcext:value-type="float">
            <text:p>3.05062</text:p>
          </table:table-cell>
          <table:table-cell table:style-name="ce3" office:value-type="float" office:value="5.05062" calcext:value-type="float">
            <text:p>5.05062</text:p>
          </table:table-cell>
          <table:table-cell table:formula="of:=[.B86]-(0.002*RAND())" office:value-type="float" office:value="-0.00141135202092304" calcext:value-type="float">
            <text:p>-0.001411352</text:p>
          </table:table-cell>
          <table:table-cell table:formula="of:=[.B86]+(0.002*RAND())" office:value-type="float" office:value="0.000455074294079953" calcext:value-type="float">
            <text:p>0.0004550743</text:p>
          </table:table-cell>
          <table:table-cell/>
          <table:table-cell table:style-name="ce3" table:formula="of:=[.C86]" office:value-type="float" office:value="3.05062" calcext:value-type="float">
            <text:p>3.05062</text:p>
          </table:table-cell>
          <table:table-cell table:style-name="ce3" table:formula="of:=[.B86]+(0.002*RAND())" office:value-type="float" office:value="0.00162461039390527" calcext:value-type="float">
            <text:p>0.0016246104</text:p>
          </table:table-cell>
          <table:table-cell table:style-name="ce3" table:formula="of:=[.B86]" office:value-type="float" office:value="0.000256" calcext:value-type="float">
            <text:p>0.000256</text:p>
          </table:table-cell>
          <table:table-cell table:style-name="ce3" table:formula="of:=[.B86]-(0.0006*RAND())+0.0005" office:value-type="float" office:value="0.000730045553073307" calcext:value-type="float">
            <text:p>0.0007300456</text:p>
          </table:table-cell>
        </table:table-row>
        <table:table-row table:style-name="ro2">
          <table:table-cell/>
          <table:table-cell office:value-type="float" office:value="0.000711" calcext:value-type="float">
            <text:p>0.000711</text:p>
          </table:table-cell>
          <table:table-cell table:formula="of:=[.D87]-2" office:value-type="float" office:value="3.03839" calcext:value-type="float">
            <text:p>3.03839</text:p>
          </table:table-cell>
          <table:table-cell table:style-name="ce3" office:value-type="float" office:value="5.03839" calcext:value-type="float">
            <text:p>5.03839</text:p>
          </table:table-cell>
          <table:table-cell table:formula="of:=[.B87]-(0.002*RAND())" office:value-type="float" office:value="-0.00122717952217101" calcext:value-type="float">
            <text:p>-0.0012271795</text:p>
          </table:table-cell>
          <table:table-cell table:formula="of:=[.B87]+(0.002*RAND())" office:value-type="float" office:value="0.00152114484590088" calcext:value-type="float">
            <text:p>0.0015211448</text:p>
          </table:table-cell>
          <table:table-cell/>
          <table:table-cell table:style-name="ce3" table:formula="of:=[.C87]" office:value-type="float" office:value="3.03839" calcext:value-type="float">
            <text:p>3.03839</text:p>
          </table:table-cell>
          <table:table-cell table:style-name="ce3" table:formula="of:=[.B87]+(0.002*RAND())" office:value-type="float" office:value="0.000921255834362684" calcext:value-type="float">
            <text:p>0.0009212558</text:p>
          </table:table-cell>
          <table:table-cell table:style-name="ce3" table:formula="of:=[.B87]" office:value-type="float" office:value="0.000711" calcext:value-type="float">
            <text:p>0.000711</text:p>
          </table:table-cell>
          <table:table-cell table:style-name="ce3" table:formula="of:=[.B87]-(0.0006*RAND())+0.0005" office:value-type="float" office:value="0.000802876192097146" calcext:value-type="float">
            <text:p>0.0008028762</text:p>
          </table:table-cell>
        </table:table-row>
        <table:table-row table:style-name="ro2">
          <table:table-cell/>
          <table:table-cell office:value-type="float" office:value="0.000288" calcext:value-type="float">
            <text:p>0.000288</text:p>
          </table:table-cell>
          <table:table-cell table:formula="of:=[.D88]-2" office:value-type="float" office:value="3.05552" calcext:value-type="float">
            <text:p>3.05552</text:p>
          </table:table-cell>
          <table:table-cell table:style-name="ce3" office:value-type="float" office:value="5.05552" calcext:value-type="float">
            <text:p>5.05552</text:p>
          </table:table-cell>
          <table:table-cell table:formula="of:=[.B88]-(0.002*RAND())" office:value-type="float" office:value="-0.000387381030606628" calcext:value-type="float">
            <text:p>-0.000387381</text:p>
          </table:table-cell>
          <table:table-cell table:formula="of:=[.B88]+(0.002*RAND())" office:value-type="float" office:value="0.000855611509941992" calcext:value-type="float">
            <text:p>0.0008556115</text:p>
          </table:table-cell>
          <table:table-cell/>
          <table:table-cell table:style-name="ce3" table:formula="of:=[.C88]" office:value-type="float" office:value="3.05552" calcext:value-type="float">
            <text:p>3.05552</text:p>
          </table:table-cell>
          <table:table-cell table:style-name="ce3" table:formula="of:=[.B88]+(0.002*RAND())" office:value-type="float" office:value="0.000663169664736262" calcext:value-type="float">
            <text:p>0.0006631697</text:p>
          </table:table-cell>
          <table:table-cell table:style-name="ce3" table:formula="of:=[.B88]" office:value-type="float" office:value="0.000288" calcext:value-type="float">
            <text:p>0.000288</text:p>
          </table:table-cell>
          <table:table-cell table:style-name="ce3" table:formula="of:=[.B88]-(0.0006*RAND())+0.0005" office:value-type="float" office:value="0.00053880309169598" calcext:value-type="float">
            <text:p>0.0005388031</text:p>
          </table:table-cell>
        </table:table-row>
        <table:table-row table:style-name="ro2">
          <table:table-cell/>
          <table:table-cell office:value-type="float" office:value="0.000131" calcext:value-type="float">
            <text:p>0.000131</text:p>
          </table:table-cell>
          <table:table-cell table:formula="of:=[.D89]-2" office:value-type="float" office:value="3.06234" calcext:value-type="float">
            <text:p>3.06234</text:p>
          </table:table-cell>
          <table:table-cell table:style-name="ce3" office:value-type="float" office:value="5.06234" calcext:value-type="float">
            <text:p>5.06234</text:p>
          </table:table-cell>
          <table:table-cell table:formula="of:=[.B89]-(0.002*RAND())" office:value-type="float" office:value="-0.00105677873466183" calcext:value-type="float">
            <text:p>-0.0010567787</text:p>
          </table:table-cell>
          <table:table-cell table:formula="of:=[.B89]+(0.002*RAND())" office:value-type="float" office:value="0.0010842156994569" calcext:value-type="float">
            <text:p>0.0010842157</text:p>
          </table:table-cell>
          <table:table-cell/>
          <table:table-cell table:style-name="ce3" table:formula="of:=[.C89]" office:value-type="float" office:value="3.06234" calcext:value-type="float">
            <text:p>3.06234</text:p>
          </table:table-cell>
          <table:table-cell table:style-name="ce3" table:formula="of:=[.B89]+(0.002*RAND())" office:value-type="float" office:value="0.00187671848129083" calcext:value-type="float">
            <text:p>0.0018767185</text:p>
          </table:table-cell>
          <table:table-cell table:style-name="ce3" table:formula="of:=[.B89]" office:value-type="float" office:value="0.000131" calcext:value-type="float">
            <text:p>0.000131</text:p>
          </table:table-cell>
          <table:table-cell table:style-name="ce3" table:formula="of:=[.B89]-(0.0006*RAND())+0.0005" office:value-type="float" office:value="0.000107662616402739" calcext:value-type="float">
            <text:p>0.0001076626</text:p>
          </table:table-cell>
        </table:table-row>
        <table:table-row table:style-name="ro2">
          <table:table-cell/>
          <table:table-cell office:value-type="float" office:value="0.000147" calcext:value-type="float">
            <text:p>0.000147</text:p>
          </table:table-cell>
          <table:table-cell table:formula="of:=[.D90]-2" office:value-type="float" office:value="3.05148" calcext:value-type="float">
            <text:p>3.05148</text:p>
          </table:table-cell>
          <table:table-cell table:style-name="ce3" office:value-type="float" office:value="5.05148" calcext:value-type="float">
            <text:p>5.05148</text:p>
          </table:table-cell>
          <table:table-cell table:formula="of:=[.B90]-(0.002*RAND())" office:value-type="float" office:value="0.0000844684438556878" calcext:value-type="float">
            <text:p>8.44684438556878E-05</text:p>
          </table:table-cell>
          <table:table-cell table:formula="of:=[.B90]+(0.002*RAND())" office:value-type="float" office:value="0.00191045655979521" calcext:value-type="float">
            <text:p>0.0019104566</text:p>
          </table:table-cell>
          <table:table-cell/>
          <table:table-cell table:style-name="ce3" table:formula="of:=[.C90]" office:value-type="float" office:value="3.05148" calcext:value-type="float">
            <text:p>3.05148</text:p>
          </table:table-cell>
          <table:table-cell table:style-name="ce3" table:formula="of:=[.B90]+(0.002*RAND())" office:value-type="float" office:value="0.00173081426861044" calcext:value-type="float">
            <text:p>0.0017308143</text:p>
          </table:table-cell>
          <table:table-cell table:style-name="ce3" table:formula="of:=[.B90]" office:value-type="float" office:value="0.000147" calcext:value-type="float">
            <text:p>0.000147</text:p>
          </table:table-cell>
          <table:table-cell table:style-name="ce3" table:formula="of:=[.B90]-(0.0006*RAND())+0.0005" office:value-type="float" office:value="0.00057655147154767" calcext:value-type="float">
            <text:p>0.0005765515</text:p>
          </table:table-cell>
        </table:table-row>
        <table:table-row table:style-name="ro2">
          <table:table-cell/>
          <table:table-cell office:value-type="float" office:value="0.000224" calcext:value-type="float">
            <text:p>0.000224</text:p>
          </table:table-cell>
          <table:table-cell table:formula="of:=[.D91]-2" office:value-type="float" office:value="3.03613" calcext:value-type="float">
            <text:p>3.03613</text:p>
          </table:table-cell>
          <table:table-cell table:style-name="ce3" office:value-type="float" office:value="5.03613" calcext:value-type="float">
            <text:p>5.03613</text:p>
          </table:table-cell>
          <table:table-cell table:formula="of:=[.B91]-(0.002*RAND())" office:value-type="float" office:value="-0.00102608447671085" calcext:value-type="float">
            <text:p>-0.0010260845</text:p>
          </table:table-cell>
          <table:table-cell table:formula="of:=[.B91]+(0.002*RAND())" office:value-type="float" office:value="0.00122722124258577" calcext:value-type="float">
            <text:p>0.0012272212</text:p>
          </table:table-cell>
          <table:table-cell/>
          <table:table-cell table:style-name="ce3" table:formula="of:=[.C91]" office:value-type="float" office:value="3.03613" calcext:value-type="float">
            <text:p>3.03613</text:p>
          </table:table-cell>
          <table:table-cell table:style-name="ce3" table:formula="of:=[.B91]+(0.002*RAND())" office:value-type="float" office:value="0.000951800823626615" calcext:value-type="float">
            <text:p>0.0009518008</text:p>
          </table:table-cell>
          <table:table-cell table:style-name="ce3" table:formula="of:=[.B91]" office:value-type="float" office:value="0.000224" calcext:value-type="float">
            <text:p>0.000224</text:p>
          </table:table-cell>
          <table:table-cell table:style-name="ce3" table:formula="of:=[.B91]-(0.0006*RAND())+0.0005" office:value-type="float" office:value="0.000661371202977608" calcext:value-type="float">
            <text:p>0.0006613712</text:p>
          </table:table-cell>
        </table:table-row>
        <table:table-row table:style-name="ro2">
          <table:table-cell/>
          <table:table-cell office:value-type="float" office:value="0.000162" calcext:value-type="float">
            <text:p>0.000162</text:p>
          </table:table-cell>
          <table:table-cell table:formula="of:=[.D92]-2" office:value-type="float" office:value="3.05154" calcext:value-type="float">
            <text:p>3.05154</text:p>
          </table:table-cell>
          <table:table-cell table:style-name="ce3" office:value-type="float" office:value="5.05154" calcext:value-type="float">
            <text:p>5.05154</text:p>
          </table:table-cell>
          <table:table-cell table:formula="of:=[.B92]-(0.002*RAND())" office:value-type="float" office:value="-0.00182074425514164" calcext:value-type="float">
            <text:p>-0.0018207443</text:p>
          </table:table-cell>
          <table:table-cell table:formula="of:=[.B92]+(0.002*RAND())" office:value-type="float" office:value="0.000861137179626565" calcext:value-type="float">
            <text:p>0.0008611372</text:p>
          </table:table-cell>
          <table:table-cell/>
          <table:table-cell table:style-name="ce3" table:formula="of:=[.C92]" office:value-type="float" office:value="3.05154" calcext:value-type="float">
            <text:p>3.05154</text:p>
          </table:table-cell>
          <table:table-cell table:style-name="ce3" table:formula="of:=[.B92]+(0.002*RAND())" office:value-type="float" office:value="0.000614902050533335" calcext:value-type="float">
            <text:p>0.0006149021</text:p>
          </table:table-cell>
          <table:table-cell table:style-name="ce3" table:formula="of:=[.B92]" office:value-type="float" office:value="0.000162" calcext:value-type="float">
            <text:p>0.000162</text:p>
          </table:table-cell>
          <table:table-cell table:style-name="ce3" table:formula="of:=[.B92]-(0.0006*RAND())+0.0005" office:value-type="float" office:value="0.000288488189317501" calcext:value-type="float">
            <text:p>0.0002884882</text:p>
          </table:table-cell>
        </table:table-row>
        <table:table-row table:style-name="ro2">
          <table:table-cell/>
          <table:table-cell office:value-type="float" office:value="0.000369" calcext:value-type="float">
            <text:p>0.000369</text:p>
          </table:table-cell>
          <table:table-cell table:formula="of:=[.D93]-2" office:value-type="float" office:value="3.05894" calcext:value-type="float">
            <text:p>3.05894</text:p>
          </table:table-cell>
          <table:table-cell table:style-name="ce3" office:value-type="float" office:value="5.05894" calcext:value-type="float">
            <text:p>5.05894</text:p>
          </table:table-cell>
          <table:table-cell table:formula="of:=[.B93]-(0.002*RAND())" office:value-type="float" office:value="-0.000915522139440962" calcext:value-type="float">
            <text:p>-0.0009155221</text:p>
          </table:table-cell>
          <table:table-cell table:formula="of:=[.B93]+(0.002*RAND())" office:value-type="float" office:value="0.00208712072136727" calcext:value-type="float">
            <text:p>0.0020871207</text:p>
          </table:table-cell>
          <table:table-cell/>
          <table:table-cell table:style-name="ce3" table:formula="of:=[.C93]" office:value-type="float" office:value="3.05894" calcext:value-type="float">
            <text:p>3.05894</text:p>
          </table:table-cell>
          <table:table-cell table:style-name="ce3" table:formula="of:=[.B93]+(0.002*RAND())" office:value-type="float" office:value="0.000692043006838737" calcext:value-type="float">
            <text:p>0.000692043</text:p>
          </table:table-cell>
          <table:table-cell table:style-name="ce3" table:formula="of:=[.B93]" office:value-type="float" office:value="0.000369" calcext:value-type="float">
            <text:p>0.000369</text:p>
          </table:table-cell>
          <table:table-cell table:style-name="ce3" table:formula="of:=[.B93]-(0.0006*RAND())+0.0005" office:value-type="float" office:value="0.000461814569123109" calcext:value-type="float">
            <text:p>0.0004618146</text:p>
          </table:table-cell>
        </table:table-row>
        <table:table-row table:style-name="ro2">
          <table:table-cell/>
          <table:table-cell office:value-type="float" office:value="0.000304" calcext:value-type="float">
            <text:p>0.000304</text:p>
          </table:table-cell>
          <table:table-cell table:formula="of:=[.D94]-2" office:value-type="float" office:value="3.04504" calcext:value-type="float">
            <text:p>3.04504</text:p>
          </table:table-cell>
          <table:table-cell table:style-name="ce3" office:value-type="float" office:value="5.04504" calcext:value-type="float">
            <text:p>5.04504</text:p>
          </table:table-cell>
          <table:table-cell table:formula="of:=[.B94]-(0.002*RAND())" office:value-type="float" office:value="-0.000135980115607978" calcext:value-type="float">
            <text:p>-0.0001359801</text:p>
          </table:table-cell>
          <table:table-cell table:formula="of:=[.B94]+(0.002*RAND())" office:value-type="float" office:value="0.00182126225942223" calcext:value-type="float">
            <text:p>0.0018212623</text:p>
          </table:table-cell>
          <table:table-cell/>
          <table:table-cell table:style-name="ce3" table:formula="of:=[.C94]" office:value-type="float" office:value="3.04504" calcext:value-type="float">
            <text:p>3.04504</text:p>
          </table:table-cell>
          <table:table-cell table:style-name="ce3" table:formula="of:=[.B94]+(0.002*RAND())" office:value-type="float" office:value="0.00100494586882945" calcext:value-type="float">
            <text:p>0.0010049459</text:p>
          </table:table-cell>
          <table:table-cell table:style-name="ce3" table:formula="of:=[.B94]" office:value-type="float" office:value="0.000304" calcext:value-type="float">
            <text:p>0.000304</text:p>
          </table:table-cell>
          <table:table-cell table:style-name="ce3" table:formula="of:=[.B94]-(0.0006*RAND())+0.0005" office:value-type="float" office:value="0.000215329639756967" calcext:value-type="float">
            <text:p>0.0002153296</text:p>
          </table:table-cell>
        </table:table-row>
        <table:table-row table:style-name="ro2">
          <table:table-cell/>
          <table:table-cell office:value-type="float" office:value="0.0003" calcext:value-type="float">
            <text:p>0.0003</text:p>
          </table:table-cell>
          <table:table-cell table:formula="of:=[.D95]-2" office:value-type="float" office:value="3.04784" calcext:value-type="float">
            <text:p>3.04784</text:p>
          </table:table-cell>
          <table:table-cell table:style-name="ce3" office:value-type="float" office:value="5.04784" calcext:value-type="float">
            <text:p>5.04784</text:p>
          </table:table-cell>
          <table:table-cell table:formula="of:=[.B95]-(0.002*RAND())" office:value-type="float" office:value="-0.000841108715854041" calcext:value-type="float">
            <text:p>-0.0008411087</text:p>
          </table:table-cell>
          <table:table-cell table:formula="of:=[.B95]+(0.002*RAND())" office:value-type="float" office:value="0.000757470441794403" calcext:value-type="float">
            <text:p>0.0007574704</text:p>
          </table:table-cell>
          <table:table-cell/>
          <table:table-cell table:style-name="ce3" table:formula="of:=[.C95]" office:value-type="float" office:value="3.04784" calcext:value-type="float">
            <text:p>3.04784</text:p>
          </table:table-cell>
          <table:table-cell table:style-name="ce3" table:formula="of:=[.B95]+(0.002*RAND())" office:value-type="float" office:value="0.0022013644226088" calcext:value-type="float">
            <text:p>0.0022013644</text:p>
          </table:table-cell>
          <table:table-cell table:style-name="ce3" table:formula="of:=[.B95]" office:value-type="float" office:value="0.0003" calcext:value-type="float">
            <text:p>0.0003</text:p>
          </table:table-cell>
          <table:table-cell table:style-name="ce3" table:formula="of:=[.B95]-(0.0006*RAND())+0.0005" office:value-type="float" office:value="0.000215627673490138" calcext:value-type="float">
            <text:p>0.0002156277</text:p>
          </table:table-cell>
        </table:table-row>
        <table:table-row table:style-name="ro2">
          <table:table-cell/>
          <table:table-cell office:value-type="float" office:value="0.000255" calcext:value-type="float">
            <text:p>0.000255</text:p>
          </table:table-cell>
          <table:table-cell table:formula="of:=[.D96]-2" office:value-type="float" office:value="3.04151" calcext:value-type="float">
            <text:p>3.04151</text:p>
          </table:table-cell>
          <table:table-cell table:style-name="ce3" office:value-type="float" office:value="5.04151" calcext:value-type="float">
            <text:p>5.04151</text:p>
          </table:table-cell>
          <table:table-cell table:formula="of:=[.B96]-(0.002*RAND())" office:value-type="float" office:value="-0.000237068756101039" calcext:value-type="float">
            <text:p>-0.0002370688</text:p>
          </table:table-cell>
          <table:table-cell table:formula="of:=[.B96]+(0.002*RAND())" office:value-type="float" office:value="0.0021834075805428" calcext:value-type="float">
            <text:p>0.0021834076</text:p>
          </table:table-cell>
          <table:table-cell/>
          <table:table-cell table:style-name="ce3" table:formula="of:=[.C96]" office:value-type="float" office:value="3.04151" calcext:value-type="float">
            <text:p>3.04151</text:p>
          </table:table-cell>
          <table:table-cell table:style-name="ce3" table:formula="of:=[.B96]+(0.002*RAND())" office:value-type="float" office:value="0.00113210937082246" calcext:value-type="float">
            <text:p>0.0011321094</text:p>
          </table:table-cell>
          <table:table-cell table:style-name="ce3" table:formula="of:=[.B96]" office:value-type="float" office:value="0.000255" calcext:value-type="float">
            <text:p>0.000255</text:p>
          </table:table-cell>
          <table:table-cell table:style-name="ce3" table:formula="of:=[.B96]-(0.0006*RAND())+0.0005" office:value-type="float" office:value="0.000482403589906961" calcext:value-type="float">
            <text:p>0.0004824036</text:p>
          </table:table-cell>
        </table:table-row>
        <table:table-row table:style-name="ro2">
          <table:table-cell/>
          <table:table-cell office:value-type="float" office:value="0.000358" calcext:value-type="float">
            <text:p>0.000358</text:p>
          </table:table-cell>
          <table:table-cell table:formula="of:=[.D97]-2" office:value-type="float" office:value="3.06414" calcext:value-type="float">
            <text:p>3.06414</text:p>
          </table:table-cell>
          <table:table-cell table:style-name="ce3" office:value-type="float" office:value="5.06414" calcext:value-type="float">
            <text:p>5.06414</text:p>
          </table:table-cell>
          <table:table-cell table:formula="of:=[.B97]-(0.002*RAND())" office:value-type="float" office:value="-0.00115723765408812" calcext:value-type="float">
            <text:p>-0.0011572377</text:p>
          </table:table-cell>
          <table:table-cell table:formula="of:=[.B97]+(0.002*RAND())" office:value-type="float" office:value="0.00221769844867181" calcext:value-type="float">
            <text:p>0.0022176984</text:p>
          </table:table-cell>
          <table:table-cell/>
          <table:table-cell table:style-name="ce3" table:formula="of:=[.C97]" office:value-type="float" office:value="3.06414" calcext:value-type="float">
            <text:p>3.06414</text:p>
          </table:table-cell>
          <table:table-cell table:style-name="ce3" table:formula="of:=[.B97]+(0.002*RAND())" office:value-type="float" office:value="0.00107390392622526" calcext:value-type="float">
            <text:p>0.0010739039</text:p>
          </table:table-cell>
          <table:table-cell table:style-name="ce3" table:formula="of:=[.B97]" office:value-type="float" office:value="0.000358" calcext:value-type="float">
            <text:p>0.000358</text:p>
          </table:table-cell>
          <table:table-cell table:style-name="ce3" table:formula="of:=[.B97]-(0.0006*RAND())+0.0005" office:value-type="float" office:value="0.00080593325500605" calcext:value-type="float">
            <text:p>0.0008059333</text:p>
          </table:table-cell>
        </table:table-row>
        <table:table-row table:style-name="ro2">
          <table:table-cell/>
          <table:table-cell office:value-type="float" office:value="0.0001" calcext:value-type="float">
            <text:p>0.0001</text:p>
          </table:table-cell>
          <table:table-cell table:formula="of:=[.D98]-2" office:value-type="float" office:value="3.05691" calcext:value-type="float">
            <text:p>3.05691</text:p>
          </table:table-cell>
          <table:table-cell table:style-name="ce3" office:value-type="float" office:value="5.05691" calcext:value-type="float">
            <text:p>5.05691</text:p>
          </table:table-cell>
          <table:table-cell table:formula="of:=[.B98]-(0.002*RAND())" office:value-type="float" office:value="-0.0000740061708161209" calcext:value-type="float">
            <text:p>-7.40061708161209E-05</text:p>
          </table:table-cell>
          <table:table-cell table:formula="of:=[.B98]+(0.002*RAND())" office:value-type="float" office:value="0.00206100998046467" calcext:value-type="float">
            <text:p>0.00206101</text:p>
          </table:table-cell>
          <table:table-cell/>
          <table:table-cell table:style-name="ce3" table:formula="of:=[.C98]" office:value-type="float" office:value="3.05691" calcext:value-type="float">
            <text:p>3.05691</text:p>
          </table:table-cell>
          <table:table-cell table:style-name="ce3" table:formula="of:=[.B98]+(0.002*RAND())" office:value-type="float" office:value="0.000245954302794905" calcext:value-type="float">
            <text:p>0.0002459543</text:p>
          </table:table-cell>
          <table:table-cell table:style-name="ce3" table:formula="of:=[.B98]" office:value-type="float" office:value="0.0001" calcext:value-type="float">
            <text:p>0.0001</text:p>
          </table:table-cell>
          <table:table-cell table:style-name="ce3" table:formula="of:=[.B98]-(0.0006*RAND())+0.0005" office:value-type="float" office:value="0.000481218654489926" calcext:value-type="float">
            <text:p>0.0004812187</text:p>
          </table:table-cell>
        </table:table-row>
        <table:table-row table:style-name="ro2">
          <table:table-cell/>
          <table:table-cell office:value-type="float" office:value="0.000118" calcext:value-type="float">
            <text:p>0.000118</text:p>
          </table:table-cell>
          <table:table-cell table:formula="of:=[.D99]-2" office:value-type="float" office:value="3.0473" calcext:value-type="float">
            <text:p>3.0473</text:p>
          </table:table-cell>
          <table:table-cell table:style-name="ce3" office:value-type="float" office:value="5.0473" calcext:value-type="float">
            <text:p>5.0473</text:p>
          </table:table-cell>
          <table:table-cell table:formula="of:=[.B99]-(0.002*RAND())" office:value-type="float" office:value="-0.000441851687056469" calcext:value-type="float">
            <text:p>-0.0004418517</text:p>
          </table:table-cell>
          <table:table-cell table:formula="of:=[.B99]+(0.002*RAND())" office:value-type="float" office:value="0.00156571162603753" calcext:value-type="float">
            <text:p>0.0015657116</text:p>
          </table:table-cell>
          <table:table-cell/>
          <table:table-cell table:style-name="ce3" table:formula="of:=[.C99]" office:value-type="float" office:value="3.0473" calcext:value-type="float">
            <text:p>3.0473</text:p>
          </table:table-cell>
          <table:table-cell table:style-name="ce3" table:formula="of:=[.B99]+(0.002*RAND())" office:value-type="float" office:value="0.00018246630408885" calcext:value-type="float">
            <text:p>0.0001824663</text:p>
          </table:table-cell>
          <table:table-cell table:style-name="ce3" table:formula="of:=[.B99]" office:value-type="float" office:value="0.000118" calcext:value-type="float">
            <text:p>0.000118</text:p>
          </table:table-cell>
          <table:table-cell table:style-name="ce3" table:formula="of:=[.B99]-(0.0006*RAND())+0.0005" office:value-type="float" office:value="0.000579181204089307" calcext:value-type="float">
            <text:p>0.0005791812</text:p>
          </table:table-cell>
        </table:table-row>
        <table:table-row table:style-name="ro2">
          <table:table-cell/>
          <table:table-cell office:value-type="float" office:value="0.000332" calcext:value-type="float">
            <text:p>0.000332</text:p>
          </table:table-cell>
          <table:table-cell table:formula="of:=[.D100]-2" office:value-type="float" office:value="3.06145" calcext:value-type="float">
            <text:p>3.06145</text:p>
          </table:table-cell>
          <table:table-cell table:style-name="ce3" office:value-type="float" office:value="5.06145" calcext:value-type="float">
            <text:p>5.06145</text:p>
          </table:table-cell>
          <table:table-cell table:formula="of:=[.B100]-(0.002*RAND())" office:value-type="float" office:value="0.0000659219251187241" calcext:value-type="float">
            <text:p>6.59219251187241E-05</text:p>
          </table:table-cell>
          <table:table-cell table:formula="of:=[.B100]+(0.002*RAND())" office:value-type="float" office:value="0.000458927139597809" calcext:value-type="float">
            <text:p>0.0004589271</text:p>
          </table:table-cell>
          <table:table-cell/>
          <table:table-cell table:style-name="ce3" table:formula="of:=[.C100]" office:value-type="float" office:value="3.06145" calcext:value-type="float">
            <text:p>3.06145</text:p>
          </table:table-cell>
          <table:table-cell table:style-name="ce3" table:formula="of:=[.B100]+(0.002*RAND())" office:value-type="float" office:value="0.00198636927557315" calcext:value-type="float">
            <text:p>0.0019863693</text:p>
          </table:table-cell>
          <table:table-cell table:style-name="ce3" table:formula="of:=[.B100]" office:value-type="float" office:value="0.000332" calcext:value-type="float">
            <text:p>0.000332</text:p>
          </table:table-cell>
          <table:table-cell table:style-name="ce3" table:formula="of:=[.B100]-(0.0006*RAND())+0.0005" office:value-type="float" office:value="0.000532529886766342" calcext:value-type="float">
            <text:p>0.0005325299</text:p>
          </table:table-cell>
        </table:table-row>
        <table:table-row table:style-name="ro2">
          <table:table-cell/>
          <table:table-cell office:value-type="float" office:value="0.000149" calcext:value-type="float">
            <text:p>0.000149</text:p>
          </table:table-cell>
          <table:table-cell table:formula="of:=[.D101]-2" office:value-type="float" office:value="3.05402" calcext:value-type="float">
            <text:p>3.05402</text:p>
          </table:table-cell>
          <table:table-cell table:style-name="ce3" office:value-type="float" office:value="5.05402" calcext:value-type="float">
            <text:p>5.05402</text:p>
          </table:table-cell>
          <table:table-cell table:formula="of:=[.B101]-(0.002*RAND())" office:value-type="float" office:value="-0.000673297343680119" calcext:value-type="float">
            <text:p>-0.0006732973</text:p>
          </table:table-cell>
          <table:table-cell table:formula="of:=[.B101]+(0.002*RAND())" office:value-type="float" office:value="0.00149065471549135" calcext:value-type="float">
            <text:p>0.0014906547</text:p>
          </table:table-cell>
          <table:table-cell/>
          <table:table-cell table:style-name="ce3" table:formula="of:=[.C101]" office:value-type="float" office:value="3.05402" calcext:value-type="float">
            <text:p>3.05402</text:p>
          </table:table-cell>
          <table:table-cell table:style-name="ce3" table:formula="of:=[.B101]+(0.002*RAND())" office:value-type="float" office:value="0.000174294119736984" calcext:value-type="float">
            <text:p>0.0001742941</text:p>
          </table:table-cell>
          <table:table-cell table:style-name="ce3" table:formula="of:=[.B101]" office:value-type="float" office:value="0.000149" calcext:value-type="float">
            <text:p>0.000149</text:p>
          </table:table-cell>
          <table:table-cell table:style-name="ce3" table:formula="of:=[.B101]-(0.0006*RAND())+0.0005" office:value-type="float" office:value="0.000233337256995359" calcext:value-type="float">
            <text:p>0.0002333373</text:p>
          </table:table-cell>
        </table:table-row>
        <table:table-row table:style-name="ro2">
          <table:table-cell/>
          <table:table-cell office:value-type="float" office:value="0.000199" calcext:value-type="float">
            <text:p>0.000199</text:p>
          </table:table-cell>
          <table:table-cell table:formula="of:=[.D102]-2" office:value-type="float" office:value="3.06919" calcext:value-type="float">
            <text:p>3.06919</text:p>
          </table:table-cell>
          <table:table-cell table:style-name="ce3" office:value-type="float" office:value="5.06919" calcext:value-type="float">
            <text:p>5.06919</text:p>
          </table:table-cell>
          <table:table-cell table:formula="of:=[.B102]-(0.002*RAND())" office:value-type="float" office:value="-0.000310496292150099" calcext:value-type="float">
            <text:p>-0.0003104963</text:p>
          </table:table-cell>
          <table:table-cell table:formula="of:=[.B102]+(0.002*RAND())" office:value-type="float" office:value="0.000938218317398781" calcext:value-type="float">
            <text:p>0.0009382183</text:p>
          </table:table-cell>
          <table:table-cell/>
          <table:table-cell table:style-name="ce3" table:formula="of:=[.C102]" office:value-type="float" office:value="3.06919" calcext:value-type="float">
            <text:p>3.06919</text:p>
          </table:table-cell>
          <table:table-cell table:style-name="ce3" table:formula="of:=[.B102]+(0.002*RAND())" office:value-type="float" office:value="0.000363622056730712" calcext:value-type="float">
            <text:p>0.0003636221</text:p>
          </table:table-cell>
          <table:table-cell table:style-name="ce3" table:formula="of:=[.B102]" office:value-type="float" office:value="0.000199" calcext:value-type="float">
            <text:p>0.000199</text:p>
          </table:table-cell>
          <table:table-cell table:style-name="ce3" table:formula="of:=[.B102]-(0.0006*RAND())+0.0005" office:value-type="float" office:value="0.000359474445462231" calcext:value-type="float">
            <text:p>0.0003594744</text:p>
          </table:table-cell>
        </table:table-row>
        <table:table-row table:style-name="ro2">
          <table:table-cell/>
          <table:table-cell office:value-type="float" office:value="0.000632" calcext:value-type="float">
            <text:p>0.000632</text:p>
          </table:table-cell>
          <table:table-cell table:formula="of:=[.D103]-2" office:value-type="float" office:value="3.05518" calcext:value-type="float">
            <text:p>3.05518</text:p>
          </table:table-cell>
          <table:table-cell table:style-name="ce3" office:value-type="float" office:value="5.05518" calcext:value-type="float">
            <text:p>5.05518</text:p>
          </table:table-cell>
          <table:table-cell table:formula="of:=[.B103]-(0.002*RAND())" office:value-type="float" office:value="-0.000884485828093422" calcext:value-type="float">
            <text:p>-0.0008844858</text:p>
          </table:table-cell>
          <table:table-cell table:formula="of:=[.B103]+(0.002*RAND())" office:value-type="float" office:value="0.000737318475824011" calcext:value-type="float">
            <text:p>0.0007373185</text:p>
          </table:table-cell>
          <table:table-cell/>
          <table:table-cell table:style-name="ce3" table:formula="of:=[.C103]" office:value-type="float" office:value="3.05518" calcext:value-type="float">
            <text:p>3.05518</text:p>
          </table:table-cell>
          <table:table-cell table:style-name="ce3" table:formula="of:=[.B103]+(0.002*RAND())" office:value-type="float" office:value="0.000640510978445818" calcext:value-type="float">
            <text:p>0.000640511</text:p>
          </table:table-cell>
          <table:table-cell table:style-name="ce3" table:formula="of:=[.B103]" office:value-type="float" office:value="0.000632" calcext:value-type="float">
            <text:p>0.000632</text:p>
          </table:table-cell>
          <table:table-cell table:style-name="ce3" table:formula="of:=[.B103]-(0.0006*RAND())+0.0005" office:value-type="float" office:value="0.000645660883668374" calcext:value-type="float">
            <text:p>0.0006456609</text:p>
          </table:table-cell>
        </table:table-row>
        <table:table-row table:style-name="ro2">
          <table:table-cell table:number-columns-repeated="3"/>
          <table:table-cell table:style-name="ce3"/>
          <table:table-cell table:number-columns-repeated="3"/>
          <table:table-cell table:style-name="ce7" office:value-type="string" calcext:value-type="string" table:number-columns-spanned="2" table:number-rows-spanned="1">
            <text:p>UNSUCCESS</text:p>
          </table:table-cell>
          <table:covered-table-cell/>
          <table:table-cell table:style-name="ce8" office:value-type="string" calcext:value-type="string" table:number-columns-spanned="2" table:number-rows-spanned="1">
            <text:p>SUCCESS</text:p>
          </table:table-cell>
          <table:covered-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moveIt!</text:p>
          </table:table-cell>
          <table:table-cell table:style-name="ce5" office:value-type="string" calcext:value-type="string">
            <text:p>Geométrico</text:p>
          </table:table-cell>
          <table:table-cell table:style-name="ce5" office:value-type="string" calcext:value-type="string">
            <text:p>moveIt!</text:p>
          </table:table-cell>
          <table:table-cell table:style-name="ce5" office:value-type="string" calcext:value-type="string">
            <text:p>Geométrico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table:number-columns-repeated="7"/>
          <table:table-cell table:style-name="ce6" table:formula="of:=MEDIAN([.H4:.H103])" office:value-type="float" office:value="3.05151" calcext:value-type="float">
            <text:p>3.05151</text:p>
          </table:table-cell>
          <table:table-cell table:style-name="ce6" table:formula="of:=MEDIAN([.I4:.I103])" office:value-type="float" office:value="0.00140238665362677" calcext:value-type="float">
            <text:p>0.0014023867</text:p>
          </table:table-cell>
          <table:table-cell table:style-name="ce6" table:formula="of:=MEDIAN([.J4:.J103])" office:value-type="float" office:value="0.0002365" calcext:value-type="float">
            <text:p>0.0002365</text:p>
          </table:table-cell>
          <table:table-cell table:style-name="ce6" table:formula="of:=MEDIAN([.K4:.K103])" office:value-type="float" office:value="0.000461651873247538" calcext:value-type="float">
            <text:p>0.0004616519</text:p>
          </table:table-cell>
        </table:table-row>
        <table:table-row table:style-name="ro2" table:number-rows-repeated="104846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3:47:53.182824276</meta:creation-date>
    <dc:date>2018-04-16T18:19:07.544256786</dc:date>
    <meta:editing-duration>PT1H8M16S</meta:editing-duration>
    <meta:editing-cycles>5</meta:editing-cycles>
    <meta:generator>LibreOffice/5.1.6.2$Linux_X86_64 LibreOffice_project/10m0$Build-2</meta:generator>
    <meta:document-statistic meta:table-count="1" meta:cell-count="9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8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8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cc" draw:fill-color="#0000c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61cm" svg:height="15.241cm" xlink:href=".." xlink:type="simple" chart:class="chart:scatter" chart:style-name="ch1">
        <chart:title svg:x="14.178cm" svg:y="0.439cm" chart:style-name="ch2">
          <text:p>Tiempo de ejecución</text:p>
        </chart:title>
        <chart:subtitle svg:x="9.499cm" svg:y="1.944cm" chart:style-name="ch3">
          <text:p>Cálculo de cinemática inversa soluciones no encontradas.</text:p>
        </chart:subtitle>
        <chart:legend svg:x="30.354cm" svg:y="2.844cm" style:legend-expansion="custom" chartooo:width="5.206cm" chartooo:height="2.095cm" style:legend-expansion-aspect-ratio="2.48496420047733" chart:style-name="ch4"/>
        <chart:plot-area chart:style-name="ch5" table:cell-range-address="Sheet1.H2:Sheet1.I103" chart:data-source-has-labels="row" svg:x="1.889cm" svg:y="3.189cm" svg:width="28.542cm" svg:height="10.971cm">
          <chartooo:coordinate-region svg:x="2.669cm" svg:y="3.385cm" svg:width="27.443cm" svg:height="10.136cm"/>
          <chart:axis chart:dimension="x" chart:name="primary-x" chart:style-name="ch6">
            <chart:title svg:x="14.899cm" svg:y="14.153cm" chart:style-name="ch7">
              <text:p>Eventos</text:p>
            </chart:title>
          </chart:axis>
          <chart:axis chart:dimension="y" chart:name="primary-y" chart:style-name="ch8">
            <chart:title svg:x="0.021cm" svg:y="10.251cm" chart:style-name="ch9">
              <text:p>Tiempo [s]</text:p>
            </chart:title>
            <chart:grid chart:style-name="ch10" chart:class="major"/>
          </chart:axis>
          <chart:series chart:style-name="ch11" chart:values-cell-range-address="Sheet1.H4:Sheet1.H103" chart:label-cell-address="Sheet1.H2:Sheet1.H3" chart:class="chart:scatter">
            <chart:data-point chart:repeated="100"/>
          </chart:series>
          <chart:series chart:style-name="ch12" chart:values-cell-range-address="Sheet1.I4:Sheet1.I103" chart:label-cell-address="Sheet1.I2:Sheet1.I3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It!</text:p>
                <text:list>
                  <text:list-item>
                    <text:p>moveIt!</text:p>
                  </text:list-item>
                  <text:list-item>
                    <text:p/>
                  </text:list-item>
                </text:list>
                <draw:g>
                  <svg:desc>Sheet1.H2:Sheet1.H3</svg:desc>
                </draw:g>
              </table:table-cell>
              <table:table-cell office:value-type="string">
                <text:p>Geométrico</text:p>
                <text:list>
                  <text:list-item>
                    <text:p>Geométrico</text:p>
                  </text:list-item>
                  <text:list-item>
                    <text:p/>
                  </text:list-item>
                </text:list>
                <draw:g>
                  <svg:desc>Sheet1.I2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6812">
                <text:p>3.06812</text:p>
                <draw:g>
                  <svg:desc>Sheet1.H4:Sheet1.H103</svg:desc>
                </draw:g>
              </table:table-cell>
              <table:table-cell office:value-type="float" office:value="0.00195842274201488">
                <text:p>0.00195842274201488</text:p>
                <draw:g>
                  <svg:desc>Sheet1.I4:Sheet1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2925">
                <text:p>3.02925</text:p>
              </table:table-cell>
              <table:table-cell office:value-type="float" office:value="0.000313678031059669">
                <text:p>0.000313678031059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4856">
                <text:p>3.04856</text:p>
              </table:table-cell>
              <table:table-cell office:value-type="float" office:value="0.00143474796762579">
                <text:p>0.00143474796762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5236">
                <text:p>3.05236</text:p>
              </table:table-cell>
              <table:table-cell office:value-type="float" office:value="0.00126335551949377">
                <text:p>0.0012633555194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5329">
                <text:p>3.05329</text:p>
              </table:table-cell>
              <table:table-cell office:value-type="float" office:value="0.00166992441749765">
                <text:p>0.00166992441749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4252">
                <text:p>3.04252</text:p>
              </table:table-cell>
              <table:table-cell office:value-type="float" office:value="0.00097316299806821">
                <text:p>0.00097316299806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948">
                <text:p>3.04948</text:p>
              </table:table-cell>
              <table:table-cell office:value-type="float" office:value="0.00202281735598565">
                <text:p>0.00202281735598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718">
                <text:p>3.04718</text:p>
              </table:table-cell>
              <table:table-cell office:value-type="float" office:value="0.00235442369936508">
                <text:p>0.00235442369936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744">
                <text:p>3.03744</text:p>
              </table:table-cell>
              <table:table-cell office:value-type="float" office:value="0.0016005925708294">
                <text:p>0.0016005925708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5506">
                <text:p>3.05506</text:p>
              </table:table-cell>
              <table:table-cell office:value-type="float" office:value="0.00201510273144467">
                <text:p>0.00201510273144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6698">
                <text:p>3.06698</text:p>
              </table:table-cell>
              <table:table-cell office:value-type="float" office:value="0.000699951089393258">
                <text:p>0.000699951089393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4644">
                <text:p>3.04644</text:p>
              </table:table-cell>
              <table:table-cell office:value-type="float" office:value="0.00183247725858995">
                <text:p>0.00183247725858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5713">
                <text:p>3.05713</text:p>
              </table:table-cell>
              <table:table-cell office:value-type="float" office:value="0.00173665647113144">
                <text:p>0.00173665647113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6868">
                <text:p>3.06868</text:p>
              </table:table-cell>
              <table:table-cell office:value-type="float" office:value="0.000270283038125981">
                <text:p>0.000270283038125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5194">
                <text:p>3.05194</text:p>
              </table:table-cell>
              <table:table-cell office:value-type="float" office:value="0.000567155910440253">
                <text:p>0.000567155910440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6018">
                <text:p>3.06018</text:p>
              </table:table-cell>
              <table:table-cell office:value-type="float" office:value="0.000508312247645478">
                <text:p>0.000508312247645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5683">
                <text:p>3.05683</text:p>
              </table:table-cell>
              <table:table-cell office:value-type="float" office:value="0.000888838335677784">
                <text:p>0.000888838335677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4877">
                <text:p>3.04877</text:p>
              </table:table-cell>
              <table:table-cell office:value-type="float" office:value="0.00131987979094634">
                <text:p>0.00131987979094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6471">
                <text:p>3.06471</text:p>
              </table:table-cell>
              <table:table-cell office:value-type="float" office:value="0.00203677087914676">
                <text:p>0.00203677087914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4413">
                <text:p>3.04413</text:p>
              </table:table-cell>
              <table:table-cell office:value-type="float" office:value="0.00143492647440275">
                <text:p>0.00143492647440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4469">
                <text:p>3.04469</text:p>
              </table:table-cell>
              <table:table-cell office:value-type="float" office:value="0.0017254362024078">
                <text:p>0.0017254362024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5496">
                <text:p>3.05496</text:p>
              </table:table-cell>
              <table:table-cell office:value-type="float" office:value="0.00187416151299961">
                <text:p>0.00187416151299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4799">
                <text:p>3.04799</text:p>
              </table:table-cell>
              <table:table-cell office:value-type="float" office:value="0.00166301312982548">
                <text:p>0.00166301312982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2718">
                <text:p>3.02718</text:p>
              </table:table-cell>
              <table:table-cell office:value-type="float" office:value="0.00231370214948651">
                <text:p>0.00231370214948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3627">
                <text:p>3.03627</text:p>
              </table:table-cell>
              <table:table-cell office:value-type="float" office:value="0.00182005401809493">
                <text:p>0.001820054018094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4458">
                <text:p>3.04458</text:p>
              </table:table-cell>
              <table:table-cell office:value-type="float" office:value="0.0010645260163117">
                <text:p>0.0010645260163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5417">
                <text:p>3.05417</text:p>
              </table:table-cell>
              <table:table-cell office:value-type="float" office:value="0.00210695396764069">
                <text:p>0.00210695396764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4114">
                <text:p>3.04114</text:p>
              </table:table-cell>
              <table:table-cell office:value-type="float" office:value="0.00152034569634134">
                <text:p>0.001520345696341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5371">
                <text:p>3.05371</text:p>
              </table:table-cell>
              <table:table-cell office:value-type="float" office:value="0.000418082145169749">
                <text:p>0.000418082145169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5228">
                <text:p>3.05228</text:p>
              </table:table-cell>
              <table:table-cell office:value-type="float" office:value="0.000615435008020301">
                <text:p>0.000615435008020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4821">
                <text:p>3.04821</text:p>
              </table:table-cell>
              <table:table-cell office:value-type="float" office:value="0.00174607843298058">
                <text:p>0.00174607843298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6175">
                <text:p>3.06175</text:p>
              </table:table-cell>
              <table:table-cell office:value-type="float" office:value="0.000980021115790228">
                <text:p>0.000980021115790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6407">
                <text:p>3.06407</text:p>
              </table:table-cell>
              <table:table-cell office:value-type="float" office:value="0.000753836160966434">
                <text:p>0.000753836160966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4165">
                <text:p>3.04165</text:p>
              </table:table-cell>
              <table:table-cell office:value-type="float" office:value="0.00142001332408932">
                <text:p>0.00142001332408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3057">
                <text:p>3.03057</text:p>
              </table:table-cell>
              <table:table-cell office:value-type="float" office:value="0.00168072706585971">
                <text:p>0.00168072706585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4994">
                <text:p>3.04994</text:p>
              </table:table-cell>
              <table:table-cell office:value-type="float" office:value="0.00165660029284774">
                <text:p>0.00165660029284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4713">
                <text:p>3.04713</text:p>
              </table:table-cell>
              <table:table-cell office:value-type="float" office:value="0.000211103502866984">
                <text:p>0.000211103502866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4249">
                <text:p>3.04249</text:p>
              </table:table-cell>
              <table:table-cell office:value-type="float" office:value="0.000965274658225344">
                <text:p>0.000965274658225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244">
                <text:p>3.04244</text:p>
              </table:table-cell>
              <table:table-cell office:value-type="float" office:value="0.00138475998316422">
                <text:p>0.00138475998316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972">
                <text:p>3.03972</text:p>
              </table:table-cell>
              <table:table-cell office:value-type="float" office:value="0.00156021711640021">
                <text:p>0.0015602171164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5588">
                <text:p>3.05588</text:p>
              </table:table-cell>
              <table:table-cell office:value-type="float" office:value="0.00213072652830644">
                <text:p>0.00213072652830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5251">
                <text:p>3.05251</text:p>
              </table:table-cell>
              <table:table-cell office:value-type="float" office:value="0.00204653337444154">
                <text:p>0.00204653337444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5847">
                <text:p>3.05847</text:p>
              </table:table-cell>
              <table:table-cell office:value-type="float" office:value="0.00162961162064935">
                <text:p>0.00162961162064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4998">
                <text:p>3.04998</text:p>
              </table:table-cell>
              <table:table-cell office:value-type="float" office:value="0.00116515400650191">
                <text:p>0.00116515400650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5204">
                <text:p>3.05204</text:p>
              </table:table-cell>
              <table:table-cell office:value-type="float" office:value="0.00100810030313588">
                <text:p>0.00100810030313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4678">
                <text:p>3.04678</text:p>
              </table:table-cell>
              <table:table-cell office:value-type="float" office:value="0.00207250896123069">
                <text:p>0.002072508961230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4645">
                <text:p>3.04645</text:p>
              </table:table-cell>
              <table:table-cell office:value-type="float" office:value="0.000650789961368204">
                <text:p>0.000650789961368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4476">
                <text:p>3.04476</text:p>
              </table:table-cell>
              <table:table-cell office:value-type="float" office:value="0.000914181218059728">
                <text:p>0.0009141812180597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4385">
                <text:p>3.04385</text:p>
              </table:table-cell>
              <table:table-cell office:value-type="float" office:value="0.00201238938865251">
                <text:p>0.00201238938865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3641">
                <text:p>3.03641</text:p>
              </table:table-cell>
              <table:table-cell office:value-type="float" office:value="0.000610781919177289">
                <text:p>0.0006107819191772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576">
                <text:p>3.0576</text:p>
              </table:table-cell>
              <table:table-cell office:value-type="float" office:value="0.00197826659820085">
                <text:p>0.00197826659820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475">
                <text:p>3.0475</text:p>
              </table:table-cell>
              <table:table-cell office:value-type="float" office:value="0.00201565861610047">
                <text:p>0.00201565861610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6248">
                <text:p>3.06248</text:p>
              </table:table-cell>
              <table:table-cell office:value-type="float" office:value="0.0011643540373222">
                <text:p>0.0011643540373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2897">
                <text:p>3.02897</text:p>
              </table:table-cell>
              <table:table-cell office:value-type="float" office:value="0.00162280209569801">
                <text:p>0.00162280209569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3849">
                <text:p>3.03849</text:p>
              </table:table-cell>
              <table:table-cell office:value-type="float" office:value="0.000424464803564532">
                <text:p>0.000424464803564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5629">
                <text:p>3.05629</text:p>
              </table:table-cell>
              <table:table-cell office:value-type="float" office:value="0.000243427989268801">
                <text:p>0.000243427989268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3867">
                <text:p>3.03867</text:p>
              </table:table-cell>
              <table:table-cell office:value-type="float" office:value="0.0016038800126107">
                <text:p>0.0016038800126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5556">
                <text:p>3.05556</text:p>
              </table:table-cell>
              <table:table-cell office:value-type="float" office:value="0.000804704167935005">
                <text:p>0.000804704167935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5355">
                <text:p>3.05355</text:p>
              </table:table-cell>
              <table:table-cell office:value-type="float" office:value="0.000586657845959137">
                <text:p>0.000586657845959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6105">
                <text:p>3.06105</text:p>
              </table:table-cell>
              <table:table-cell office:value-type="float" office:value="0.00204961212412399">
                <text:p>0.00204961212412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6144">
                <text:p>3.06144</text:p>
              </table:table-cell>
              <table:table-cell office:value-type="float" office:value="0.00201008314112541">
                <text:p>0.00201008314112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336">
                <text:p>3.05336</text:p>
              </table:table-cell>
              <table:table-cell office:value-type="float" office:value="0.000455138292662218">
                <text:p>0.000455138292662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5538">
                <text:p>3.05538</text:p>
              </table:table-cell>
              <table:table-cell office:value-type="float" office:value="0.00158071518480139">
                <text:p>0.00158071518480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4101">
                <text:p>3.04101</text:p>
              </table:table-cell>
              <table:table-cell office:value-type="float" office:value="0.00147972338344244">
                <text:p>0.001479723383442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3319">
                <text:p>3.03319</text:p>
              </table:table-cell>
              <table:table-cell office:value-type="float" office:value="0.00170302023592789">
                <text:p>0.00170302023592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04579">
                <text:p>3.04579</text:p>
              </table:table-cell>
              <table:table-cell office:value-type="float" office:value="0.000998059930394971">
                <text:p>0.0009980599303949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6509">
                <text:p>3.06509</text:p>
              </table:table-cell>
              <table:table-cell office:value-type="float" office:value="0.000673999258594507">
                <text:p>0.000673999258594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6716">
                <text:p>3.06716</text:p>
              </table:table-cell>
              <table:table-cell office:value-type="float" office:value="0.00117374375012072">
                <text:p>0.00117374375012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5916">
                <text:p>3.05916</text:p>
              </table:table-cell>
              <table:table-cell office:value-type="float" office:value="0.00153663990546338">
                <text:p>0.001536639905463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87">
                <text:p>3.06587</text:p>
              </table:table-cell>
              <table:table-cell office:value-type="float" office:value="0.00179602466268008">
                <text:p>0.001796024662680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5076">
                <text:p>3.05076</text:p>
              </table:table-cell>
              <table:table-cell office:value-type="float" office:value="0.00161062745158273">
                <text:p>0.00161062745158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3892">
                <text:p>3.03892</text:p>
              </table:table-cell>
              <table:table-cell office:value-type="float" office:value="0.00112392963865942">
                <text:p>0.001123929638659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5332">
                <text:p>3.05332</text:p>
              </table:table-cell>
              <table:table-cell office:value-type="float" office:value="0.000720345993796675">
                <text:p>0.000720345993796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366">
                <text:p>3.0366</text:p>
              </table:table-cell>
              <table:table-cell office:value-type="float" office:value="0.00142544839841036">
                <text:p>0.00142544839841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5213">
                <text:p>3.05213</text:p>
              </table:table-cell>
              <table:table-cell office:value-type="float" office:value="0.00147716185604002">
                <text:p>0.00147716185604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5997">
                <text:p>3.05997</text:p>
              </table:table-cell>
              <table:table-cell office:value-type="float" office:value="0.00157523749369047">
                <text:p>0.00157523749369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167">
                <text:p>3.04167</text:p>
              </table:table-cell>
              <table:table-cell office:value-type="float" office:value="0.00173536972602714">
                <text:p>0.001735369726027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5497">
                <text:p>3.05497</text:p>
              </table:table-cell>
              <table:table-cell office:value-type="float" office:value="0.00125894697457618">
                <text:p>0.001258946974576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0479">
                <text:p>3.0479</text:p>
              </table:table-cell>
              <table:table-cell office:value-type="float" office:value="0.00192686406308913">
                <text:p>0.001926864063089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4284">
                <text:p>3.04284</text:p>
              </table:table-cell>
              <table:table-cell office:value-type="float" office:value="0.000909062148236551">
                <text:p>0.000909062148236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6088">
                <text:p>3.06088</text:p>
              </table:table-cell>
              <table:table-cell office:value-type="float" office:value="0.000556796685793641">
                <text:p>0.000556796685793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6663">
                <text:p>3.06663</text:p>
              </table:table-cell>
              <table:table-cell office:value-type="float" office:value="0.000658477384957541">
                <text:p>0.0006584773849575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5062">
                <text:p>3.05062</text:p>
              </table:table-cell>
              <table:table-cell office:value-type="float" office:value="0.00162461039390527">
                <text:p>0.001624610393905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3839">
                <text:p>3.03839</text:p>
              </table:table-cell>
              <table:table-cell office:value-type="float" office:value="0.000921255834362684">
                <text:p>0.000921255834362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5552">
                <text:p>3.05552</text:p>
              </table:table-cell>
              <table:table-cell office:value-type="float" office:value="0.000663169664736262">
                <text:p>0.000663169664736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6234">
                <text:p>3.06234</text:p>
              </table:table-cell>
              <table:table-cell office:value-type="float" office:value="0.00187671848129083">
                <text:p>0.001876718481290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5148">
                <text:p>3.05148</text:p>
              </table:table-cell>
              <table:table-cell office:value-type="float" office:value="0.00173081426861044">
                <text:p>0.001730814268610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3613">
                <text:p>3.03613</text:p>
              </table:table-cell>
              <table:table-cell office:value-type="float" office:value="0.000951800823626615">
                <text:p>0.0009518008236266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5154">
                <text:p>3.05154</text:p>
              </table:table-cell>
              <table:table-cell office:value-type="float" office:value="0.000614902050533335">
                <text:p>0.000614902050533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5894">
                <text:p>3.05894</text:p>
              </table:table-cell>
              <table:table-cell office:value-type="float" office:value="0.000692043006838737">
                <text:p>0.0006920430068387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4504">
                <text:p>3.04504</text:p>
              </table:table-cell>
              <table:table-cell office:value-type="float" office:value="0.00100494586882945">
                <text:p>0.001004945868829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4784">
                <text:p>3.04784</text:p>
              </table:table-cell>
              <table:table-cell office:value-type="float" office:value="0.0022013644226088">
                <text:p>0.0022013644226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4151">
                <text:p>3.04151</text:p>
              </table:table-cell>
              <table:table-cell office:value-type="float" office:value="0.00113210937082246">
                <text:p>0.001132109370822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6414">
                <text:p>3.06414</text:p>
              </table:table-cell>
              <table:table-cell office:value-type="float" office:value="0.00107390392622526">
                <text:p>0.00107390392622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5691">
                <text:p>3.05691</text:p>
              </table:table-cell>
              <table:table-cell office:value-type="float" office:value="0.000245954302794905">
                <text:p>0.000245954302794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473">
                <text:p>3.0473</text:p>
              </table:table-cell>
              <table:table-cell office:value-type="float" office:value="0.00018246630408885">
                <text:p>0.000182466304088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6145">
                <text:p>3.06145</text:p>
              </table:table-cell>
              <table:table-cell office:value-type="float" office:value="0.00198636927557315">
                <text:p>0.001986369275573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5402">
                <text:p>3.05402</text:p>
              </table:table-cell>
              <table:table-cell office:value-type="float" office:value="0.000174294119736984">
                <text:p>0.000174294119736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6919">
                <text:p>3.06919</text:p>
              </table:table-cell>
              <table:table-cell office:value-type="float" office:value="0.000363622056730712">
                <text:p>0.0003636220567307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5518">
                <text:p>3.05518</text:p>
              </table:table-cell>
              <table:table-cell office:value-type="float" office:value="0.000640510978445818">
                <text:p>0.000640510978445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8pt" style:font-size-asian="9pt" style:font-size-complex="9pt"/>
    </style:style>
    <style:style style:name="ch8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8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61cm" svg:height="15.241cm" xlink:href=".." xlink:type="simple" chart:class="chart:scatter" chart:style-name="ch1">
        <chart:title svg:x="14.178cm" svg:y="0.439cm" chart:style-name="ch2">
          <text:p>Tiempo de ejecución</text:p>
        </chart:title>
        <chart:subtitle svg:x="10.028cm" svg:y="1.944cm" chart:style-name="ch3">
          <text:p>Cálculo de cinemática inversa soluciones encontradas</text:p>
        </chart:subtitle>
        <chart:legend svg:x="30.32cm" svg:y="2.985cm" style:legend-expansion="custom" chartooo:width="5.24cm" chartooo:height="2.864cm" style:legend-expansion-aspect-ratio="1.82960893854749" chart:style-name="ch4"/>
        <chart:plot-area chart:style-name="ch5" table:cell-range-address="Sheet1.J2:Sheet1.J103 Sheet1.K2:Sheet1.K102" chart:data-source-has-labels="row" svg:x="2.782cm" svg:y="3.407cm" svg:width="28.229cm" svg:height="10.161cm">
          <chartooo:coordinate-region svg:x="4.197cm" svg:y="3.602cm" svg:width="26.496cm" svg:height="9.327cm"/>
          <chart:axis chart:dimension="x" chart:name="primary-x" chart:style-name="ch6">
            <chart:title svg:x="15.635cm" svg:y="13.872cm" chart:style-name="ch7">
              <text:p>Eventos</text:p>
            </chart:title>
          </chart:axis>
          <chart:axis chart:dimension="y" chart:name="primary-y" chart:style-name="ch8">
            <chart:title svg:x="0.315cm" svg:y="9.621cm" chart:style-name="ch9">
              <text:p>Tiempo [s]</text:p>
            </chart:title>
            <chart:grid chart:style-name="ch10" chart:class="major"/>
          </chart:axis>
          <chart:series chart:style-name="ch11" chart:values-cell-range-address="Sheet1.J4:Sheet1.J103" chart:label-cell-address="Sheet1.J2:Sheet1.J3" chart:class="chart:scatter">
            <chart:data-point chart:repeated="100"/>
          </chart:series>
          <chart:series chart:style-name="ch12" chart:values-cell-range-address="Sheet1.K3:Sheet1.K102" chart:label-cell-address="Sheet1.K2:Sheet1.K2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It!</text:p>
                <text:list>
                  <text:list-item>
                    <text:p>moveIt!</text:p>
                  </text:list-item>
                  <text:list-item>
                    <text:p/>
                  </text:list-item>
                </text:list>
                <draw:g>
                  <svg:desc>Sheet1.J2:Sheet1.J3</svg:desc>
                </draw:g>
              </table:table-cell>
              <table:table-cell office:value-type="string">
                <text:p>Geométrico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26">
                <text:p>0.0002426</text:p>
                <draw:g>
                  <svg:desc>Sheet1.J4:Sheet1.J103</svg:desc>
                </draw:g>
              </table:table-cell>
              <table:table-cell office:value-type="float" office:value="NaN">
                <text:p>NaN</text:p>
                <draw:g>
                  <svg:desc>Sheet1.K3:Sheet1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689">
                <text:p>0.0002689</text:p>
              </table:table-cell>
              <table:table-cell office:value-type="float" office:value="0.000671978948059916">
                <text:p>0.000671978948059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724909092782863">
                <text:p>0.000724909092782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49">
                <text:p>0.000849</text:p>
              </table:table-cell>
              <table:table-cell office:value-type="float" office:value="0.000993905380619503">
                <text:p>0.000993905380619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973">
                <text:p>0.000973</text:p>
              </table:table-cell>
              <table:table-cell office:value-type="float" office:value="0.00120897069135207">
                <text:p>0.00120897069135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87">
                <text:p>0.000687</text:p>
              </table:table-cell>
              <table:table-cell office:value-type="float" office:value="0.00104897692787262">
                <text:p>0.00104897692787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36">
                <text:p>0.000736</text:p>
              </table:table-cell>
              <table:table-cell office:value-type="float" office:value="0.000864615469943323">
                <text:p>0.000864615469943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66">
                <text:p>0.000566</text:p>
              </table:table-cell>
              <table:table-cell office:value-type="float" office:value="0.00118069894553381">
                <text:p>0.00118069894553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469668809098492">
                <text:p>0.000469668809098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286461139864037">
                <text:p>0.000286461139864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72">
                <text:p>0.000272</text:p>
              </table:table-cell>
              <table:table-cell office:value-type="float" office:value="0.000719179843681491">
                <text:p>0.000719179843681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03">
                <text:p>0.000203</text:p>
              </table:table-cell>
              <table:table-cell office:value-type="float" office:value="0.00037759887880636">
                <text:p>0.00037759887880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461489177371968">
                <text:p>0.000461489177371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43">
                <text:p>0.000243</text:p>
              </table:table-cell>
              <table:table-cell office:value-type="float" office:value="0.000453039482219603">
                <text:p>0.000453039482219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445548334973578">
                <text:p>0.000445548334973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251269027359536">
                <text:p>0.000251269027359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574425646707886">
                <text:p>0.000574425646707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81">
                <text:p>0.000281</text:p>
              </table:table-cell>
              <table:table-cell office:value-type="float" office:value="0.000644883163854083">
                <text:p>0.000644883163854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369382316072872">
                <text:p>0.000369382316072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542158110884432">
                <text:p>0.000542158110884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4">
                <text:p>0.00014</text:p>
              </table:table-cell>
              <table:table-cell office:value-type="float" office:value="0.00052808925605598">
                <text:p>0.00052808925605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15">
                <text:p>0.000315</text:p>
              </table:table-cell>
              <table:table-cell office:value-type="float" office:value="0.000578696055692408">
                <text:p>0.000578696055692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79">
                <text:p>0.000179</text:p>
              </table:table-cell>
              <table:table-cell office:value-type="float" office:value="0.00043013090394993">
                <text:p>0.000430130903949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412">
                <text:p>0.0003412</text:p>
              </table:table-cell>
              <table:table-cell office:value-type="float" office:value="0.000317318680172405">
                <text:p>0.000317318680172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52">
                <text:p>0.000152</text:p>
              </table:table-cell>
              <table:table-cell office:value-type="float" office:value="0.000486157700957722">
                <text:p>0.000486157700957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262902299315259">
                <text:p>0.000262902299315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78">
                <text:p>0.000178</text:p>
              </table:table-cell>
              <table:table-cell office:value-type="float" office:value="0.000335677387385545">
                <text:p>0.000335677387385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528114222695454">
                <text:p>0.000528114222695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302199231945791">
                <text:p>0.000302199231945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16">
                <text:p>0.000316</text:p>
              </table:table-cell>
              <table:table-cell office:value-type="float" office:value="0.00037277344782696">
                <text:p>0.00037277344782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745031158810105">
                <text:p>0.000745031158810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261142674261525">
                <text:p>0.000261142674261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52">
                <text:p>0.000252</text:p>
              </table:table-cell>
              <table:table-cell office:value-type="float" office:value="0.000552619597882138">
                <text:p>0.000552619597882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312024354690045">
                <text:p>0.000312024354690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09">
                <text:p>0.000309</text:p>
              </table:table-cell>
              <table:table-cell office:value-type="float" office:value="0.000241766490216948">
                <text:p>0.0002417664902169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85">
                <text:p>0.000185</text:p>
              </table:table-cell>
              <table:table-cell office:value-type="float" office:value="0.00043349115016297">
                <text:p>0.00043349115016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382844947973872">
                <text:p>0.000382844947973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2">
                <text:p>0.000152</text:p>
              </table:table-cell>
              <table:table-cell office:value-type="float" office:value="0.000177651577087051">
                <text:p>0.0001776515770870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1">
                <text:p>0.00011</text:p>
              </table:table-cell>
              <table:table-cell office:value-type="float" office:value="0.00027862189343027">
                <text:p>0.00027862189343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406263046844606">
                <text:p>0.0004062630468446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39">
                <text:p>0.000239</text:p>
              </table:table-cell>
              <table:table-cell office:value-type="float" office:value="0.000134119861570414">
                <text:p>0.0001341198615704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713">
                <text:p>0.000713</text:p>
              </table:table-cell>
              <table:table-cell office:value-type="float" office:value="0.000297979759474287">
                <text:p>0.0002979797594742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632514598358629">
                <text:p>0.0006325145983586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6">
                <text:p>0.00016</text:p>
              </table:table-cell>
              <table:table-cell office:value-type="float" office:value="0.000427037003507237">
                <text:p>0.000427037003507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45">
                <text:p>0.000245</text:p>
              </table:table-cell>
              <table:table-cell office:value-type="float" office:value="0.000598000625705015">
                <text:p>0.000598000625705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638312377248372">
                <text:p>0.0006383123772483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43329226424322">
                <text:p>0.00043329226424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549628577034232">
                <text:p>0.000549628577034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614417030784442">
                <text:p>0.000614417030784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318">
                <text:p>0.000318</text:p>
              </table:table-cell>
              <table:table-cell office:value-type="float" office:value="0.000347938049630832">
                <text:p>0.000347938049630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257698885922849">
                <text:p>0.000257698885922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41">
                <text:p>0.000241</text:p>
              </table:table-cell>
              <table:table-cell office:value-type="float" office:value="0.000265016411702309">
                <text:p>0.000265016411702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72">
                <text:p>0.000272</text:p>
              </table:table-cell>
              <table:table-cell office:value-type="float" office:value="0.000387804848004181">
                <text:p>0.0003878048480041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23">
                <text:p>0.000423</text:p>
              </table:table-cell>
              <table:table-cell office:value-type="float" office:value="0.00038051366661554">
                <text:p>0.000380513666615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439693875707966">
                <text:p>0.000439693875707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275418736638396">
                <text:p>0.000275418736638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17">
                <text:p>0.000217</text:p>
              </table:table-cell>
              <table:table-cell office:value-type="float" office:value="0.0000218435233076982">
                <text:p>0.0000218435233076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77">
                <text:p>0.000277</text:p>
              </table:table-cell>
              <table:table-cell office:value-type="float" office:value="0.000266132348622199">
                <text:p>0.000266132348622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447244564469596">
                <text:p>0.000447244564469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305239395540041">
                <text:p>0.000305239395540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591951269713167">
                <text:p>0.000591951269713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576645704156346">
                <text:p>0.000576645704156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41">
                <text:p>0.000241</text:p>
              </table:table-cell>
              <table:table-cell office:value-type="float" office:value="0.000592444121012109">
                <text:p>0.000592444121012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439977903449988">
                <text:p>0.0004399779034499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91">
                <text:p>0.000191</text:p>
              </table:table-cell>
              <table:table-cell office:value-type="float" office:value="0.000642414841585874">
                <text:p>0.000642414841585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610593781419119">
                <text:p>0.000610593781419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323">
                <text:p>0.000323</text:p>
              </table:table-cell>
              <table:table-cell office:value-type="float" office:value="0.000408991507058029">
                <text:p>0.000408991507058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19">
                <text:p>0.000219</text:p>
              </table:table-cell>
              <table:table-cell office:value-type="float" office:value="0.000636330771451639">
                <text:p>0.000636330771451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168004457817384">
                <text:p>0.0001680044578173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52">
                <text:p>0.000252</text:p>
              </table:table-cell>
              <table:table-cell office:value-type="float" office:value="0.000421514151102553">
                <text:p>0.000421514151102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93">
                <text:p>0.000293</text:p>
              </table:table-cell>
              <table:table-cell office:value-type="float" office:value="0.00027767554797438">
                <text:p>0.000277675547974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684787706702935">
                <text:p>0.000684787706702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26">
                <text:p>0.000126</text:p>
              </table:table-cell>
              <table:table-cell office:value-type="float" office:value="0.000356899322360032">
                <text:p>0.000356899322360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66">
                <text:p>0.000266</text:p>
              </table:table-cell>
              <table:table-cell office:value-type="float" office:value="0.000293151919527448">
                <text:p>0.000293151919527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76">
                <text:p>0.000276</text:p>
              </table:table-cell>
              <table:table-cell office:value-type="float" office:value="0.000653466233442157">
                <text:p>0.000653466233442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629315427194247">
                <text:p>0.0006293154271942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88">
                <text:p>0.000488</text:p>
              </table:table-cell>
              <table:table-cell office:value-type="float" office:value="0.000627835942427296">
                <text:p>0.000627835942427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463">
                <text:p>0.000463</text:p>
              </table:table-cell>
              <table:table-cell office:value-type="float" office:value="0.000642164322427874">
                <text:p>0.000642164322427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4">
                <text:p>0.00014</text:p>
              </table:table-cell>
              <table:table-cell office:value-type="float" office:value="0.000780390122423368">
                <text:p>0.0007803901224233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108041496108014">
                <text:p>0.0001080414961080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3">
                <text:p>0.00023</text:p>
              </table:table-cell>
              <table:table-cell office:value-type="float" office:value="0.000465837458945779">
                <text:p>0.0004658374589457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76">
                <text:p>0.000276</text:p>
              </table:table-cell>
              <table:table-cell office:value-type="float" office:value="0.000603135288906339">
                <text:p>0.000603135288906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56">
                <text:p>0.000256</text:p>
              </table:table-cell>
              <table:table-cell office:value-type="float" office:value="0.000708758119216438">
                <text:p>0.0007087581192164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730045553073307">
                <text:p>0.0007300455530733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88">
                <text:p>0.000288</text:p>
              </table:table-cell>
              <table:table-cell office:value-type="float" office:value="0.000802876192097146">
                <text:p>0.000802876192097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53880309169598">
                <text:p>0.000538803091695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107662616402739">
                <text:p>0.0001076626164027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24">
                <text:p>0.000224</text:p>
              </table:table-cell>
              <table:table-cell office:value-type="float" office:value="0.00057655147154767">
                <text:p>0.00057655147154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661371202977608">
                <text:p>0.000661371202977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69">
                <text:p>0.000369</text:p>
              </table:table-cell>
              <table:table-cell office:value-type="float" office:value="0.000288488189317501">
                <text:p>0.000288488189317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04">
                <text:p>0.000304</text:p>
              </table:table-cell>
              <table:table-cell office:value-type="float" office:value="0.000461814569123109">
                <text:p>0.000461814569123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">
                <text:p>0.0003</text:p>
              </table:table-cell>
              <table:table-cell office:value-type="float" office:value="0.000215329639756967">
                <text:p>0.0002153296397569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55">
                <text:p>0.000255</text:p>
              </table:table-cell>
              <table:table-cell office:value-type="float" office:value="0.000215627673490138">
                <text:p>0.000215627673490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58">
                <text:p>0.000358</text:p>
              </table:table-cell>
              <table:table-cell office:value-type="float" office:value="0.000482403589906961">
                <text:p>0.000482403589906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">
                <text:p>0.0001</text:p>
              </table:table-cell>
              <table:table-cell office:value-type="float" office:value="0.00080593325500605">
                <text:p>0.00080593325500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481218654489926">
                <text:p>0.000481218654489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32">
                <text:p>0.000332</text:p>
              </table:table-cell>
              <table:table-cell office:value-type="float" office:value="0.000579181204089307">
                <text:p>0.0005791812040893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532529886766342">
                <text:p>0.000532529886766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233337256995359">
                <text:p>0.000233337256995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359474445462231">
                <text:p>0.000359474445462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